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SimSun" svg:font-family="SimSun" style:font-family-generic="system" style:font-pitch="variable" svg:panose-1="2 1 6 0 3 1 1 1 1 1"/>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OpenSymbol" svg:font-family="OpenSymbol" style:font-family-generic="system"/>
    <style:font-face style:name="Tahoma" svg:font-family="Tahoma" style:font-family-generic="swiss" style:font-pitch="variable" svg:panose-1="0 0 0 0 0 0 0 0 0 0"/>
    <style:font-face style:name="Calibri" svg:font-family="Calibri" style:font-family-generic="swiss" style:font-pitch="variable" svg:panose-1="2 15 5 2 2 2 4 3 2 4"/>
    <style:font-face style:name="AkzidenzGroteskBE-Light" svg:font-family="AkzidenzGroteskBE-Light" style:font-family-generic="system"/>
    <style:font-face style:name="Comic Sans MS" svg:font-family="Comic Sans MS" style:font-family-generic="script" style:font-pitch="variable" svg:panose-1="3 15 7 2 3 3 2 2 2 4"/>
    <style:font-face style:name="Cambria" svg:font-family="Cambria" style:font-family-generic="roman" style:font-pitch="variable" svg:panose-1="2 4 5 3 5 4 6 3 2 4"/>
    <style:font-face style:name="DejaVuSans" svg:font-family="DejaVuSans" style:font-family-generic="system"/>
    <style:font-face style:name="ArialMT" svg:font-family="ArialMT" style:font-family-generic="system"/>
  </office:font-face-decls>
  <office:automatic-styles>
    <text:list-style style:name="LFO1">
      <text:list-level-style-number text:level="1" text:style-name="WW_CharLFO1LV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text:style-name="WW_CharLFO1LV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text:style-name="WW_CharLFO1LV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2">
      <text:list-level-style-bullet text:level="1" text:style-name="WW_CharLFO2LVL1"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1.2798in" text:min-label-width="0.25in" text:list-level-position-and-space-mode="label-alignment">
          <style:list-level-label-alignment text:label-followed-by="listtab" fo:margin-left="1.5298in" fo:text-indent="-0.25in"/>
        </style:list-level-properties>
        <style:text-properties style:font-name="Wingdings"/>
      </text:list-level-style-bullet>
      <text:list-level-style-bullet text:level="2" text:style-name="WW_CharLFO3LVL2" text:bullet-char="o">
        <style:list-level-properties text:space-before="1.7347in" text:min-label-width="0.25in" text:list-level-position-and-space-mode="label-alignment">
          <style:list-level-label-alignment text:label-followed-by="listtab" fo:margin-left="1.9847in" fo:text-indent="-0.25in"/>
        </style:list-level-properties>
        <style:text-properties style:font-name="Courier New"/>
      </text:list-level-style-bullet>
      <text:list-level-style-bullet text:level="3" text:style-name="WW_CharLFO3LVL3"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Wingdings"/>
      </text:list-level-style-bullet>
      <text:list-level-style-bullet text:level="4" text:style-name="WW_CharLFO3LVL4"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Symbol"/>
      </text:list-level-style-bullet>
      <text:list-level-style-bullet text:level="5" text:style-name="WW_CharLFO3LVL5" text:bullet-char="o">
        <style:list-level-properties text:space-before="3.2347in" text:min-label-width="0.25in" text:list-level-position-and-space-mode="label-alignment">
          <style:list-level-label-alignment text:label-followed-by="listtab" fo:margin-left="3.4847in" fo:text-indent="-0.25in"/>
        </style:list-level-properties>
        <style:text-properties style:font-name="Courier New"/>
      </text:list-level-style-bullet>
      <text:list-level-style-bullet text:level="6" text:style-name="WW_CharLFO3LVL6" text:bullet-char="">
        <style:list-level-properties text:space-before="3.7347in" text:min-label-width="0.25in" text:list-level-position-and-space-mode="label-alignment">
          <style:list-level-label-alignment text:label-followed-by="listtab" fo:margin-left="3.9847in" fo:text-indent="-0.25in"/>
        </style:list-level-properties>
        <style:text-properties style:font-name="Wingdings"/>
      </text:list-level-style-bullet>
      <text:list-level-style-bullet text:level="7" text:style-name="WW_CharLFO3LVL7" text:bullet-char="">
        <style:list-level-properties text:space-before="4.2347in" text:min-label-width="0.25in" text:list-level-position-and-space-mode="label-alignment">
          <style:list-level-label-alignment text:label-followed-by="listtab" fo:margin-left="4.4847in" fo:text-indent="-0.25in"/>
        </style:list-level-properties>
        <style:text-properties style:font-name="Symbol"/>
      </text:list-level-style-bullet>
      <text:list-level-style-bullet text:level="8" text:style-name="WW_CharLFO3LVL8" text:bullet-char="o">
        <style:list-level-properties text:space-before="4.7347in" text:min-label-width="0.25in" text:list-level-position-and-space-mode="label-alignment">
          <style:list-level-label-alignment text:label-followed-by="listtab" fo:margin-left="4.9847in" fo:text-indent="-0.25in"/>
        </style:list-level-properties>
        <style:text-properties style:font-name="Courier New"/>
      </text:list-level-style-bullet>
      <text:list-level-style-bullet text:level="9" text:style-name="WW_CharLFO3LVL9" text:bullet-char="">
        <style:list-level-properties text:space-before="5.2347in" text:min-label-width="0.25in" text:list-level-position-and-space-mode="label-alignment">
          <style:list-level-label-alignment text:label-followed-by="listtab" fo:margin-left="5.4847in" fo:text-indent="-0.25in"/>
        </style:list-level-properties>
        <style:text-properties style:font-name="Wingdings"/>
      </text:list-level-style-bullet>
    </text:list-style>
    <text:list-style style:name="LFO4">
      <text:list-level-style-bullet text:level="1" text:style-name="WW_CharLFO4LVL1" text:bullet-char="">
        <style:list-level-properties text:space-before="1.9694in" text:min-label-width="0.25in" text:list-level-position-and-space-mode="label-alignment">
          <style:list-level-label-alignment text:label-followed-by="listtab" fo:margin-left="2.2194in" fo:text-indent="-0.25in"/>
        </style:list-level-properties>
        <style:text-properties style:font-name="Symbol"/>
      </text:list-level-style-bullet>
      <text:list-level-style-bullet text:level="2" text:style-name="WW_CharLFO4LVL2" text:bullet-char="o">
        <style:list-level-properties text:space-before="2.4694in" text:min-label-width="0.25in" text:list-level-position-and-space-mode="label-alignment">
          <style:list-level-label-alignment text:label-followed-by="listtab" fo:margin-left="2.7194in" fo:text-indent="-0.25in"/>
        </style:list-level-properties>
        <style:text-properties style:font-name="Courier New"/>
      </text:list-level-style-bullet>
      <text:list-level-style-bullet text:level="3" text:style-name="WW_CharLFO4LVL3" text:bullet-char="">
        <style:list-level-properties text:space-before="2.9694in" text:min-label-width="0.25in" text:list-level-position-and-space-mode="label-alignment">
          <style:list-level-label-alignment text:label-followed-by="listtab" fo:margin-left="3.2194in" fo:text-indent="-0.25in"/>
        </style:list-level-properties>
        <style:text-properties style:font-name="Wingdings"/>
      </text:list-level-style-bullet>
      <text:list-level-style-bullet text:level="4" text:style-name="WW_CharLFO4LVL4" text:bullet-char="">
        <style:list-level-properties text:space-before="3.4694in" text:min-label-width="0.25in" text:list-level-position-and-space-mode="label-alignment">
          <style:list-level-label-alignment text:label-followed-by="listtab" fo:margin-left="3.7194in" fo:text-indent="-0.25in"/>
        </style:list-level-properties>
        <style:text-properties style:font-name="Symbol"/>
      </text:list-level-style-bullet>
      <text:list-level-style-bullet text:level="5" text:style-name="WW_CharLFO4LVL5" text:bullet-char="o">
        <style:list-level-properties text:space-before="3.9694in" text:min-label-width="0.25in" text:list-level-position-and-space-mode="label-alignment">
          <style:list-level-label-alignment text:label-followed-by="listtab" fo:margin-left="4.2194in" fo:text-indent="-0.25in"/>
        </style:list-level-properties>
        <style:text-properties style:font-name="Courier New"/>
      </text:list-level-style-bullet>
      <text:list-level-style-bullet text:level="6" text:style-name="WW_CharLFO4LVL6" text:bullet-char="">
        <style:list-level-properties text:space-before="4.4694in" text:min-label-width="0.25in" text:list-level-position-and-space-mode="label-alignment">
          <style:list-level-label-alignment text:label-followed-by="listtab" fo:margin-left="4.7194in" fo:text-indent="-0.25in"/>
        </style:list-level-properties>
        <style:text-properties style:font-name="Wingdings"/>
      </text:list-level-style-bullet>
      <text:list-level-style-bullet text:level="7" text:style-name="WW_CharLFO4LVL7" text:bullet-char="">
        <style:list-level-properties text:space-before="4.9694in" text:min-label-width="0.25in" text:list-level-position-and-space-mode="label-alignment">
          <style:list-level-label-alignment text:label-followed-by="listtab" fo:margin-left="5.2194in" fo:text-indent="-0.25in"/>
        </style:list-level-properties>
        <style:text-properties style:font-name="Symbol"/>
      </text:list-level-style-bullet>
      <text:list-level-style-bullet text:level="8" text:style-name="WW_CharLFO4LVL8" text:bullet-char="o">
        <style:list-level-properties text:space-before="5.4694in" text:min-label-width="0.25in" text:list-level-position-and-space-mode="label-alignment">
          <style:list-level-label-alignment text:label-followed-by="listtab" fo:margin-left="5.7194in" fo:text-indent="-0.25in"/>
        </style:list-level-properties>
        <style:text-properties style:font-name="Courier New"/>
      </text:list-level-style-bullet>
      <text:list-level-style-bullet text:level="9" text:style-name="WW_CharLFO4LVL9" text:bullet-char="">
        <style:list-level-properties text:space-before="5.9694in" text:min-label-width="0.25in" text:list-level-position-and-space-mode="label-alignment">
          <style:list-level-label-alignment text:label-followed-by="listtab" fo:margin-left="6.2194in" fo:text-indent="-0.25in"/>
        </style:list-level-properties>
        <style:text-properties style:font-name="Wingdings"/>
      </text:list-level-style-bullet>
    </text:list-style>
    <text:list-style style:name="LFO5">
      <text:list-level-style-bullet text:level="1" text:style-name="WW_CharLFO5LVL1" text:bullet-char="">
        <style:list-level-properties text:space-before="6.625in" text:min-label-width="0.25in" text:list-level-position-and-space-mode="label-alignment">
          <style:list-level-label-alignment text:label-followed-by="listtab" fo:margin-left="6.87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text:style-name="WW_CharLFO6LVL1" style:num-prefix="(" style:num-format="1" text:start-value="5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text:style-name="WW_CharLFO7LVL1" style:num-prefix="(" style:num-format="1" text:start-value="5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list-level-position-and-space-mode="label-alignment">
          <style:list-level-label-alignment text:label-followed-by="listtab"/>
        </style:list-level-properties>
        <style:text-properties style:font-name="Wingding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9">
      <text:list-level-style-bullet text:level="1" text:style-name="WW_CharLFO9LVL1" text:bullet-char="">
        <style:list-level-properties text:list-level-position-and-space-mode="label-alignment">
          <style:list-level-label-alignment text:label-followed-by="listtab"/>
        </style:list-level-properties>
        <style:text-properties style:font-name="Wingding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0">
      <text:list-level-style-bullet text:level="1" text:style-name="WW_CharLFO10LVL1" text:bullet-char="">
        <style:list-level-properties text:list-level-position-and-space-mode="label-alignment">
          <style:list-level-label-alignment text:label-followed-by="listtab"/>
        </style:list-level-properties>
        <style:text-properties style:font-name="Wingding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1">
      <text:list-level-style-bullet text:level="1" text:style-name="WW_CharLFO11LVL1" text:bullet-char="">
        <style:list-level-properties text:space-before="1.725in" text:min-label-width="0.25in" text:list-level-position-and-space-mode="label-alignment">
          <style:list-level-label-alignment text:label-followed-by="listtab" fo:margin-left="1.975in" fo:text-indent="-0.25in"/>
        </style:list-level-properties>
        <style:text-properties style:font-name="Symbol"/>
      </text:list-level-style-bullet>
      <text:list-level-style-bullet text:level="2" text:style-name="WW_CharLFO11LVL2" text:bullet-char="o">
        <style:list-level-properties text:space-before="2.225in" text:min-label-width="0.25in" text:list-level-position-and-space-mode="label-alignment">
          <style:list-level-label-alignment text:label-followed-by="listtab" fo:margin-left="2.475in" fo:text-indent="-0.25in"/>
        </style:list-level-properties>
        <style:text-properties style:font-name="Courier New"/>
      </text:list-level-style-bullet>
      <text:list-level-style-bullet text:level="3" text:style-name="WW_CharLFO11LVL3" text:bullet-char="">
        <style:list-level-properties text:space-before="2.725in" text:min-label-width="0.25in" text:list-level-position-and-space-mode="label-alignment">
          <style:list-level-label-alignment text:label-followed-by="listtab" fo:margin-left="2.975in" fo:text-indent="-0.25in"/>
        </style:list-level-properties>
        <style:text-properties style:font-name="Wingdings"/>
      </text:list-level-style-bullet>
      <text:list-level-style-bullet text:level="4" text:style-name="WW_CharLFO11LVL4" text:bullet-char="">
        <style:list-level-properties text:space-before="3.225in" text:min-label-width="0.25in" text:list-level-position-and-space-mode="label-alignment">
          <style:list-level-label-alignment text:label-followed-by="listtab" fo:margin-left="3.475in" fo:text-indent="-0.25in"/>
        </style:list-level-properties>
        <style:text-properties style:font-name="Symbol"/>
      </text:list-level-style-bullet>
      <text:list-level-style-bullet text:level="5" text:style-name="WW_CharLFO11LVL5" text:bullet-char="o">
        <style:list-level-properties text:space-before="3.725in" text:min-label-width="0.25in" text:list-level-position-and-space-mode="label-alignment">
          <style:list-level-label-alignment text:label-followed-by="listtab" fo:margin-left="3.975in" fo:text-indent="-0.25in"/>
        </style:list-level-properties>
        <style:text-properties style:font-name="Courier New"/>
      </text:list-level-style-bullet>
      <text:list-level-style-bullet text:level="6" text:style-name="WW_CharLFO11LVL6" text:bullet-char="">
        <style:list-level-properties text:space-before="4.225in" text:min-label-width="0.25in" text:list-level-position-and-space-mode="label-alignment">
          <style:list-level-label-alignment text:label-followed-by="listtab" fo:margin-left="4.475in" fo:text-indent="-0.25in"/>
        </style:list-level-properties>
        <style:text-properties style:font-name="Wingdings"/>
      </text:list-level-style-bullet>
      <text:list-level-style-bullet text:level="7" text:style-name="WW_CharLFO11LVL7" text:bullet-char="">
        <style:list-level-properties text:space-before="4.725in" text:min-label-width="0.25in" text:list-level-position-and-space-mode="label-alignment">
          <style:list-level-label-alignment text:label-followed-by="listtab" fo:margin-left="4.975in" fo:text-indent="-0.25in"/>
        </style:list-level-properties>
        <style:text-properties style:font-name="Symbol"/>
      </text:list-level-style-bullet>
      <text:list-level-style-bullet text:level="8" text:style-name="WW_CharLFO11LVL8" text:bullet-char="o">
        <style:list-level-properties text:space-before="5.225in" text:min-label-width="0.25in" text:list-level-position-and-space-mode="label-alignment">
          <style:list-level-label-alignment text:label-followed-by="listtab" fo:margin-left="5.475in" fo:text-indent="-0.25in"/>
        </style:list-level-properties>
        <style:text-properties style:font-name="Courier New"/>
      </text:list-level-style-bullet>
      <text:list-level-style-bullet text:level="9" text:style-name="WW_CharLFO11LVL9" text:bullet-char="">
        <style:list-level-properties text:space-before="5.725in" text:min-label-width="0.25in" text:list-level-position-and-space-mode="label-alignment">
          <style:list-level-label-alignment text:label-followed-by="listtab" fo:margin-left="5.975in" fo:text-indent="-0.25in"/>
        </style:list-level-properties>
        <style:text-properties style:font-name="Wingdings"/>
      </text:list-level-style-bullet>
    </text:list-style>
    <text:list-style style:name="LFO12">
      <text:list-level-style-bullet text:level="1" text:style-name="WW_CharLFO12LVL1" text:bullet-char="">
        <style:list-level-properties text:space-before="1.725in" text:min-label-width="0.25in" text:list-level-position-and-space-mode="label-alignment">
          <style:list-level-label-alignment text:label-followed-by="listtab" fo:margin-left="1.975in" fo:text-indent="-0.25in"/>
        </style:list-level-properties>
        <style:text-properties style:font-name="Wingdings"/>
      </text:list-level-style-bullet>
      <text:list-level-style-bullet text:level="2" text:style-name="WW_CharLFO12LVL2" text:bullet-char="o">
        <style:list-level-properties text:space-before="2.225in" text:min-label-width="0.25in" text:list-level-position-and-space-mode="label-alignment">
          <style:list-level-label-alignment text:label-followed-by="listtab" fo:margin-left="2.475in" fo:text-indent="-0.25in"/>
        </style:list-level-properties>
        <style:text-properties style:font-name="Courier New"/>
      </text:list-level-style-bullet>
      <text:list-level-style-bullet text:level="3" text:style-name="WW_CharLFO12LVL3" text:bullet-char="">
        <style:list-level-properties text:space-before="2.725in" text:min-label-width="0.25in" text:list-level-position-and-space-mode="label-alignment">
          <style:list-level-label-alignment text:label-followed-by="listtab" fo:margin-left="2.975in" fo:text-indent="-0.25in"/>
        </style:list-level-properties>
        <style:text-properties style:font-name="Wingdings"/>
      </text:list-level-style-bullet>
      <text:list-level-style-bullet text:level="4" text:style-name="WW_CharLFO12LVL4" text:bullet-char="">
        <style:list-level-properties text:space-before="3.225in" text:min-label-width="0.25in" text:list-level-position-and-space-mode="label-alignment">
          <style:list-level-label-alignment text:label-followed-by="listtab" fo:margin-left="3.475in" fo:text-indent="-0.25in"/>
        </style:list-level-properties>
        <style:text-properties style:font-name="Symbol"/>
      </text:list-level-style-bullet>
      <text:list-level-style-bullet text:level="5" text:style-name="WW_CharLFO12LVL5" text:bullet-char="o">
        <style:list-level-properties text:space-before="3.725in" text:min-label-width="0.25in" text:list-level-position-and-space-mode="label-alignment">
          <style:list-level-label-alignment text:label-followed-by="listtab" fo:margin-left="3.975in" fo:text-indent="-0.25in"/>
        </style:list-level-properties>
        <style:text-properties style:font-name="Courier New"/>
      </text:list-level-style-bullet>
      <text:list-level-style-bullet text:level="6" text:style-name="WW_CharLFO12LVL6" text:bullet-char="">
        <style:list-level-properties text:space-before="4.225in" text:min-label-width="0.25in" text:list-level-position-and-space-mode="label-alignment">
          <style:list-level-label-alignment text:label-followed-by="listtab" fo:margin-left="4.475in" fo:text-indent="-0.25in"/>
        </style:list-level-properties>
        <style:text-properties style:font-name="Wingdings"/>
      </text:list-level-style-bullet>
      <text:list-level-style-bullet text:level="7" text:style-name="WW_CharLFO12LVL7" text:bullet-char="">
        <style:list-level-properties text:space-before="4.725in" text:min-label-width="0.25in" text:list-level-position-and-space-mode="label-alignment">
          <style:list-level-label-alignment text:label-followed-by="listtab" fo:margin-left="4.975in" fo:text-indent="-0.25in"/>
        </style:list-level-properties>
        <style:text-properties style:font-name="Symbol"/>
      </text:list-level-style-bullet>
      <text:list-level-style-bullet text:level="8" text:style-name="WW_CharLFO12LVL8" text:bullet-char="o">
        <style:list-level-properties text:space-before="5.225in" text:min-label-width="0.25in" text:list-level-position-and-space-mode="label-alignment">
          <style:list-level-label-alignment text:label-followed-by="listtab" fo:margin-left="5.475in" fo:text-indent="-0.25in"/>
        </style:list-level-properties>
        <style:text-properties style:font-name="Courier New"/>
      </text:list-level-style-bullet>
      <text:list-level-style-bullet text:level="9" text:style-name="WW_CharLFO12LVL9" text:bullet-char="">
        <style:list-level-properties text:space-before="5.725in" text:min-label-width="0.25in" text:list-level-position-and-space-mode="label-alignment">
          <style:list-level-label-alignment text:label-followed-by="listtab" fo:margin-left="5.975in" fo:text-indent="-0.25in"/>
        </style:list-level-properties>
        <style:text-properties style:font-name="Wingdings"/>
      </text:list-level-style-bullet>
    </text:list-style>
    <text:list-style style:name="LFO13">
      <text:list-level-style-bullet text:level="1" text:style-name="WW_CharLFO13LVL1" text:bullet-char="">
        <style:list-level-properties text:space-before="1.7722in" text:min-label-width="0.25in" text:list-level-position-and-space-mode="label-alignment">
          <style:list-level-label-alignment text:label-followed-by="listtab" fo:margin-left="2.0222in" fo:text-indent="-0.25in"/>
        </style:list-level-properties>
        <style:text-properties style:font-name="Wingdings"/>
      </text:list-level-style-bullet>
      <text:list-level-style-bullet text:level="2" text:style-name="WW_CharLFO13LVL2" text:bullet-char="o">
        <style:list-level-properties text:space-before="2.2722in" text:min-label-width="0.25in" text:list-level-position-and-space-mode="label-alignment">
          <style:list-level-label-alignment text:label-followed-by="listtab" fo:margin-left="2.5222in" fo:text-indent="-0.25in"/>
        </style:list-level-properties>
        <style:text-properties style:font-name="Courier New"/>
      </text:list-level-style-bullet>
      <text:list-level-style-bullet text:level="3" text:style-name="WW_CharLFO13LVL3" text:bullet-char="">
        <style:list-level-properties text:space-before="2.7722in" text:min-label-width="0.25in" text:list-level-position-and-space-mode="label-alignment">
          <style:list-level-label-alignment text:label-followed-by="listtab" fo:margin-left="3.0222in" fo:text-indent="-0.25in"/>
        </style:list-level-properties>
        <style:text-properties style:font-name="Wingdings"/>
      </text:list-level-style-bullet>
      <text:list-level-style-bullet text:level="4" text:style-name="WW_CharLFO13LVL4" text:bullet-char="">
        <style:list-level-properties text:space-before="3.2722in" text:min-label-width="0.25in" text:list-level-position-and-space-mode="label-alignment">
          <style:list-level-label-alignment text:label-followed-by="listtab" fo:margin-left="3.5222in" fo:text-indent="-0.25in"/>
        </style:list-level-properties>
        <style:text-properties style:font-name="Symbol"/>
      </text:list-level-style-bullet>
      <text:list-level-style-bullet text:level="5" text:style-name="WW_CharLFO13LVL5" text:bullet-char="o">
        <style:list-level-properties text:space-before="3.7722in" text:min-label-width="0.25in" text:list-level-position-and-space-mode="label-alignment">
          <style:list-level-label-alignment text:label-followed-by="listtab" fo:margin-left="4.0222in" fo:text-indent="-0.25in"/>
        </style:list-level-properties>
        <style:text-properties style:font-name="Courier New"/>
      </text:list-level-style-bullet>
      <text:list-level-style-bullet text:level="6" text:style-name="WW_CharLFO13LVL6" text:bullet-char="">
        <style:list-level-properties text:space-before="4.2722in" text:min-label-width="0.25in" text:list-level-position-and-space-mode="label-alignment">
          <style:list-level-label-alignment text:label-followed-by="listtab" fo:margin-left="4.5222in" fo:text-indent="-0.25in"/>
        </style:list-level-properties>
        <style:text-properties style:font-name="Wingdings"/>
      </text:list-level-style-bullet>
      <text:list-level-style-bullet text:level="7" text:style-name="WW_CharLFO13LVL7" text:bullet-char="">
        <style:list-level-properties text:space-before="4.7722in" text:min-label-width="0.25in" text:list-level-position-and-space-mode="label-alignment">
          <style:list-level-label-alignment text:label-followed-by="listtab" fo:margin-left="5.0222in" fo:text-indent="-0.25in"/>
        </style:list-level-properties>
        <style:text-properties style:font-name="Symbol"/>
      </text:list-level-style-bullet>
      <text:list-level-style-bullet text:level="8" text:style-name="WW_CharLFO13LVL8" text:bullet-char="o">
        <style:list-level-properties text:space-before="5.2722in" text:min-label-width="0.25in" text:list-level-position-and-space-mode="label-alignment">
          <style:list-level-label-alignment text:label-followed-by="listtab" fo:margin-left="5.5222in" fo:text-indent="-0.25in"/>
        </style:list-level-properties>
        <style:text-properties style:font-name="Courier New"/>
      </text:list-level-style-bullet>
      <text:list-level-style-bullet text:level="9" text:style-name="WW_CharLFO13LVL9" text:bullet-char="">
        <style:list-level-properties text:space-before="5.7722in" text:min-label-width="0.25in" text:list-level-position-and-space-mode="label-alignment">
          <style:list-level-label-alignment text:label-followed-by="listtab" fo:margin-left="6.0222in" fo:text-indent="-0.25in"/>
        </style:list-level-properties>
        <style:text-properties style:font-name="Wingdings"/>
      </text:list-level-style-bullet>
    </text:list-style>
    <text:list-style style:name="LFO14">
      <text:list-level-style-bullet text:level="1" text:style-name="WW_CharLFO14LVL1" text:bullet-char="">
        <style:list-level-properties text:list-level-position-and-space-mode="label-alignment">
          <style:list-level-label-alignment text:label-followed-by="listtab"/>
        </style:list-level-properties>
        <style:text-properties style:font-name="Wingding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5">
      <text:list-level-style-bullet text:level="1" text:style-name="WW_CharLFO15LVL1" text:bullet-char="">
        <style:list-level-properties text:list-level-position-and-space-mode="label-alignment">
          <style:list-level-label-alignment text:label-followed-by="listtab"/>
        </style:list-level-properties>
        <style:text-properties style:font-name="Wingding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6">
      <text:list-level-style-bullet text:level="1" text:style-name="WW_CharLFO16LVL1" text:bullet-char="">
        <style:list-level-properties text:list-level-position-and-space-mode="label-alignment">
          <style:list-level-label-alignment text:label-followed-by="listtab"/>
        </style:list-level-properties>
        <style:text-properties style:font-name="Wingding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P1" style:parent-style-name="Normal" style:master-page-name="MP0" style:family="paragraph">
      <style:paragraph-properties fo:widows="2" fo:orphans="2" fo:break-before="page" fo:text-align="end" fo:margin-right="0.0076in"/>
      <style:text-properties style:font-name="Cambria" style:font-name-asian="Arial" style:font-name-complex="Arial" fo:font-weight="bold" style:font-weight-asian="bold" style:font-weight-complex="bold" fo:color="#E00023" fo:font-size="16pt" style:font-size-asian="16pt" style:font-size-complex="16pt" fo:language="fr" fo:country="FR" style:language-asian="ar" style:country-asian="SA" style:language-complex="ar" style:country-complex="SA"/>
    </style:style>
    <style:style style:name="P14" style:parent-style-name="Normal" style:family="paragraph">
      <style:paragraph-properties fo:widows="2" fo:orphans="2" fo:text-align="end" fo:margin-right="0.0076in"/>
      <style:text-properties style:font-name="Cambria" style:font-name-asian="Arial" style:font-name-complex="Arial" fo:font-weight="bold" style:font-weight-asian="bold" style:font-weight-complex="bold" fo:color="#E00023" fo:font-size="16pt" style:font-size-asian="16pt" style:font-size-complex="16pt" fo:language="fr" fo:country="FR" style:language-asian="ar" style:country-asian="SA" style:language-complex="ar" style:country-complex="SA"/>
    </style:style>
    <style:style style:name="P15" style:parent-style-name="Normal" style:family="paragraph">
      <style:paragraph-properties fo:widows="2" fo:orphans="2" fo:text-align="end" fo:margin-right="0.0076in"/>
      <style:text-properties fo:font-weight="bold" style:font-weight-asian="bold" style:font-weight-complex="bold" fo:color="#E00023" fo:language="fr" fo:country="FR" style:language-asian="ar" style:country-asian="SA" style:language-complex="ar" style:country-complex="SA"/>
    </style:style>
    <style:style style:name="P16" style:parent-style-name="Normal" style:family="paragraph">
      <style:paragraph-properties fo:border="0.0069in solid #808080" fo:padding-top="0.0555in" fo:padding-left="0.0555in" fo:padding-bottom="0.0138in" fo:padding-right="0.0555in" style:shadow="none" fo:text-align="center" fo:line-height="115%" fo:margin-left="0.0986in">
        <style:tab-stops/>
      </style:paragraph-properties>
    </style:style>
    <style:style style:name="T17" style:parent-style-name="Fuentedepárrafopredeter." style:family="text">
      <style:text-properties style:font-name="Arial" style:font-name-asian="Times New Roman" style:font-name-complex="Arial" fo:font-weight="bold" style:font-weight-asian="bold" fo:color="#4A4F53" fo:letter-spacing="0.0006in" fo:font-size="16pt" style:font-size-asian="16pt" style:font-size-complex="16pt" fo:language="fr" fo:country="FR" style:language-asian="ar" style:country-asian="SA" style:language-complex="ar" style:country-complex="SA"/>
    </style:style>
    <style:style style:name="P18" style:parent-style-name="Normal" style:family="paragraph">
      <style:paragraph-properties fo:border-top="none" fo:border-left="none" fo:border-bottom="0.0034in solid #FF00FF" fo:border-right="none" fo:padding-top="0in" fo:padding-left="0in" fo:padding-bottom="0.0277in" fo:padding-right="0in" style:shadow="none" fo:margin-top="0.3333in"/>
    </style:style>
    <style:style style:name="T19" style:parent-style-name="Fuentedepárrafopredeter." style:family="text">
      <style:text-properties style:font-name="Arial" style:font-name-asian="DejaVuSans" style:font-name-complex="Arial" fo:font-weight="bold" style:font-weight-asian="bold" style:font-weight-complex="bold" fo:color="#E00023" fo:font-size="14pt" style:font-size-asian="14pt" style:font-size-complex="14pt" fo:language="fr" fo:country="FR"/>
    </style:style>
    <style:style style:name="P20" style:parent-style-name="Normal" style:family="paragraph">
      <style:text-properties style:font-name="Arial" style:font-name-complex="Arial" fo:font-weight="bold" style:font-weight-asian="bold" fo:color="#E00023" fo:font-size="10pt" style:font-size-asian="10pt" style:font-size-complex="10pt" fo:language="fr" fo:country="FR"/>
    </style:style>
    <style:style style:name="P21" style:parent-style-name="Normal" style:family="paragraph">
      <style:paragraph-properties fo:margin-left="1.475in" fo:text-indent="-1.475in">
        <style:tab-stops/>
      </style:paragraph-properties>
    </style:style>
    <style:style style:name="T22" style:parent-style-name="Fuentedepárrafopredeter." style:family="text">
      <style:text-properties style:font-name="Arial" style:font-name-complex="Arial" fo:font-weight="bold" style:font-weight-asian="bold" fo:color="#E00023" fo:font-size="10pt" style:font-size-asian="10pt" style:font-size-complex="10pt" fo:language="fr" fo:country="FR"/>
    </style:style>
    <style:style style:name="T23" style:parent-style-name="Fuentedepárrafopredeter." style:family="text">
      <style:text-properties style:font-name="Arial" style:font-name-complex="Arial" fo:font-weight="bold" style:font-weight-asian="bold" fo:color="#E00023" fo:font-size="10pt" style:font-size-asian="10pt" style:font-size-complex="10pt" fo:language="fr" fo:country="FR"/>
    </style:style>
    <style:style style:name="T24" style:parent-style-name="Fuentedepárrafopredeter." style:family="text">
      <style:text-properties style:font-name="Arial" style:font-name-asian="Arial" style:font-name-complex="Arial" fo:font-weight="bold" style:font-weight-asian="bold" fo:color="#4A4F53" fo:font-size="10pt" style:font-size-asian="10pt" fo:language="fr" fo:country="FR"/>
    </style:style>
    <style:style style:name="T25" style:parent-style-name="Fuentedepárrafopredeter." style:family="text">
      <style:text-properties style:font-name="Arial" style:font-name-asian="Arial" style:font-name-complex="Arial" fo:font-weight="bold" style:font-weight-asian="bold" fo:color="#4A4F53" fo:font-size="10pt" style:font-size-asian="10pt" fo:language="fr" fo:country="FR"/>
    </style:style>
    <style:style style:name="T26" style:parent-style-name="Fuentedepárrafopredeter." style:family="text">
      <style:text-properties style:font-name="Arial" style:font-name-complex="Arial" fo:font-weight="bold" style:font-weight-asian="bold" style:font-weight-complex="bold" fo:color="#494C51" fo:font-size="10pt" style:font-size-asian="10pt" style:font-size-complex="10pt" fo:language="fr" fo:country="FR"/>
    </style:style>
    <style:style style:name="T27" style:parent-style-name="Fuentedepárrafopredeter." style:family="text">
      <style:text-properties style:font-name="Arial" style:font-name-complex="Arial" fo:color="#494C51" fo:font-size="10pt" style:font-size-asian="10pt" style:font-size-complex="10pt" fo:language="fr" fo:country="FR"/>
    </style:style>
    <style:style style:name="T28" style:parent-style-name="Fuentedepárrafopredeter." style:family="text">
      <style:text-properties style:font-name="Arial" style:font-name-complex="Arial" fo:color="#494C51" fo:font-size="10pt" style:font-size-asian="10pt" style:font-size-complex="10pt" fo:language="fr" fo:country="FR"/>
    </style:style>
    <style:style style:name="T29" style:parent-style-name="Fuentedepárrafopredeter." style:family="text">
      <style:text-properties style:font-name="Arial" style:font-name-complex="Arial" fo:color="#494C51" fo:font-size="10pt" style:font-size-asian="10pt" style:font-size-complex="10pt" fo:language="fr" fo:country="FR"/>
    </style:style>
    <style:style style:name="P30" style:parent-style-name="Normal" style:family="paragraph">
      <style:paragraph-properties fo:margin-left="1.475in">
        <style:tab-stops/>
      </style:paragraph-properties>
    </style:style>
    <style:style style:name="T31" style:parent-style-name="Fuentedepárrafopredeter." style:family="text">
      <style:text-properties style:font-name="Arial" style:font-name-complex="Arial" fo:font-weight="bold" style:font-weight-asian="bold" style:font-weight-complex="bold" fo:color="#494C51" fo:font-size="10pt" style:font-size-asian="10pt" style:font-size-complex="10pt" fo:language="fr" fo:country="FR"/>
    </style:style>
    <style:style style:name="T32" style:parent-style-name="Fuentedepárrafopredeter." style:family="text">
      <style:text-properties style:font-name="Arial" style:font-name-complex="Arial" fo:font-weight="bold" style:font-weight-asian="bold" style:font-weight-complex="bold" fo:color="#494C51" fo:font-size="10pt" style:font-size-asian="10pt" style:font-size-complex="10pt" fo:language="fr" fo:country="FR"/>
    </style:style>
    <style:style style:name="T33" style:parent-style-name="Fuentedepárrafopredeter." style:family="text">
      <style:text-properties style:font-name="Arial" style:font-name-complex="Arial" fo:color="#494C51" fo:font-size="10pt" style:font-size-asian="10pt" style:font-size-complex="10pt" fo:language="fr" fo:country="FR"/>
    </style:style>
    <style:style style:name="P34" style:parent-style-name="Normal" style:family="paragraph">
      <style:paragraph-properties fo:margin-left="1.475in">
        <style:tab-stops/>
      </style:paragraph-properties>
    </style:style>
    <style:style style:name="T35" style:parent-style-name="Fuentedepárrafopredeter." style:family="text">
      <style:text-properties style:font-name="Arial" style:font-name-complex="Arial" fo:font-weight="bold" style:font-weight-asian="bold" style:font-weight-complex="bold" fo:color="#494C51" fo:font-size="10pt" style:font-size-asian="10pt" style:font-size-complex="10pt"/>
    </style:style>
    <style:style style:name="T36" style:parent-style-name="Fuentedepárrafopredeter." style:family="text">
      <style:text-properties style:font-name="Arial" style:font-name-complex="Arial" fo:font-weight="bold" style:font-weight-asian="bold" style:font-weight-complex="bold" fo:color="#494C51" fo:font-size="10pt" style:font-size-asian="10pt" style:font-size-complex="10pt"/>
    </style:style>
    <style:style style:name="T37" style:parent-style-name="Fuentedepárrafopredeter." style:family="text">
      <style:text-properties style:font-name="Arial" style:font-name-complex="Arial" fo:color="#494C51" fo:font-size="10pt" style:font-size-asian="10pt" style:font-size-complex="10pt"/>
    </style:style>
    <style:style style:name="P38" style:parent-style-name="Normal" style:family="paragraph">
      <style:paragraph-properties fo:margin-left="1.475in">
        <style:tab-stops/>
      </style:paragraph-properties>
    </style:style>
    <style:style style:name="T39" style:parent-style-name="Fuentedepárrafopredeter." style:family="text">
      <style:text-properties style:font-name="Arial" style:font-name-asian="Arial" style:font-name-complex="Arial" fo:font-weight="bold" style:font-weight-asian="bold" fo:color="#4A4F53" fo:font-size="10pt" style:font-size-asian="10pt"/>
    </style:style>
    <style:style style:name="T40" style:parent-style-name="Fuentedepárrafopredeter." style:family="text">
      <style:text-properties style:font-name="ArialMT" fo:color="#494C51" fo:font-size="10pt" style:font-size-asian="10pt" style:font-size-complex="10pt"/>
    </style:style>
    <style:style style:name="T41" style:parent-style-name="Fuentedepárrafopredeter." style:family="text">
      <style:text-properties style:font-name="ArialMT" fo:color="#494C51" fo:font-size="10pt" style:font-size-asian="10pt" style:font-size-complex="10pt"/>
    </style:style>
    <style:style style:name="P42" style:parent-style-name="Normal" style:family="paragraph">
      <style:paragraph-properties fo:margin-left="1.475in">
        <style:tab-stops/>
      </style:paragraph-properties>
    </style:style>
    <style:style style:name="T43" style:parent-style-name="Fuentedepárrafopredeter." style:family="text">
      <style:text-properties style:font-name="ArialMT" fo:font-weight="bold" style:font-weight-asian="bold" style:font-weight-complex="bold" fo:color="#494C51" fo:font-size="10pt" style:font-size-asian="10pt" style:font-size-complex="10pt"/>
    </style:style>
    <style:style style:name="T44" style:parent-style-name="Fuentedepárrafopredeter." style:family="text">
      <style:text-properties style:font-name="ArialMT" fo:font-weight="bold" style:font-weight-asian="bold" style:font-weight-complex="bold" fo:color="#494C51" fo:font-size="10pt" style:font-size-asian="10pt" style:font-size-complex="10pt"/>
    </style:style>
    <style:style style:name="T45" style:parent-style-name="Fuentedepárrafopredeter." style:family="text">
      <style:text-properties style:font-name="ArialMT" fo:color="#494C51" fo:font-size="10pt" style:font-size-asian="10pt" style:font-size-complex="10pt"/>
    </style:style>
    <style:style style:name="T46" style:parent-style-name="Fuentedepárrafopredeter." style:family="text">
      <style:text-properties style:font-name="ArialMT" fo:color="#494C51" fo:font-size="10pt" style:font-size-asian="10pt" style:font-size-complex="10pt"/>
    </style:style>
    <style:style style:name="T47" style:parent-style-name="Fuentedepárrafopredeter." style:family="text">
      <style:text-properties style:font-name="ArialMT" fo:color="#494C51" fo:font-size="10pt" style:font-size-asian="10pt" style:font-size-complex="10pt"/>
    </style:style>
    <style:style style:name="T48" style:parent-style-name="Fuentedepárrafopredeter." style:family="text">
      <style:text-properties style:font-name="ArialMT" fo:color="#494C51" fo:font-size="10pt" style:font-size-asian="10pt" style:font-size-complex="10pt"/>
    </style:style>
    <style:style style:name="P49" style:parent-style-name="Normal" style:family="paragraph">
      <style:paragraph-properties fo:margin-left="0.9847in" fo:text-indent="0.4923in">
        <style:tab-stops/>
      </style:paragraph-properties>
    </style:style>
    <style:style style:name="T50" style:parent-style-name="Fuentedepárrafopredeter." style:family="text">
      <style:text-properties style:font-name="Arial" style:font-name-asian="Arial" style:font-name-complex="Arial" fo:font-weight="bold" style:font-weight-asian="bold" fo:color="#4A4F53" fo:font-size="10pt" style:font-size-asian="10pt" fo:language="fr" fo:country="FR"/>
    </style:style>
    <style:style style:name="T51" style:parent-style-name="Fuentedepárrafopredeter." style:family="text">
      <style:text-properties style:font-name="Arial" style:font-name-asian="Arial" style:font-name-complex="Arial" style:font-weight-complex="bold" fo:color="#4A4F53" fo:font-size="10pt" style:font-size-asian="10pt" fo:language="fr" fo:country="FR"/>
    </style:style>
    <style:style style:name="T52" style:parent-style-name="Fuentedepárrafopredeter." style:family="text">
      <style:text-properties style:font-name="Arial" style:font-name-asian="Arial" style:font-name-complex="Arial" style:font-weight-complex="bold" fo:color="#4A4F53" fo:font-size="10pt" style:font-size-asian="10pt" fo:language="fr" fo:country="FR"/>
    </style:style>
    <style:style style:name="P53" style:parent-style-name="Normal" style:family="paragraph">
      <style:paragraph-properties fo:margin-left="0.9847in" fo:text-indent="0.4923in">
        <style:tab-stops/>
      </style:paragraph-properties>
    </style:style>
    <style:style style:name="T54" style:parent-style-name="Fuentedepárrafopredeter." style:family="text">
      <style:text-properties style:font-name="Arial" style:font-name-asian="Arial" style:font-name-complex="Arial" fo:font-weight="bold" style:font-weight-asian="bold" fo:color="#4A4F53" fo:font-size="10pt" style:font-size-asian="10pt" style:font-size-complex="10pt" fo:language="fr" fo:country="FR"/>
    </style:style>
    <style:style style:name="T55" style:parent-style-name="Fuentedepárrafopredeter." style:family="text">
      <style:text-properties style:font-name="Arial" style:font-name-asian="Arial" style:font-name-complex="Arial" fo:color="#4A4F53" fo:font-size="10pt" style:font-size-asian="10pt" style:font-size-complex="10pt" fo:language="fr" fo:country="FR"/>
    </style:style>
    <style:style style:name="P56" style:parent-style-name="LO-normal" style:family="paragraph">
      <style:paragraph-properties fo:margin-left="1.477in">
        <style:tab-stops/>
      </style:paragraph-properties>
    </style:style>
    <style:style style:name="T57" style:parent-style-name="Fuentedepárrafopredeter." style:family="text">
      <style:text-properties style:font-name="Arial" style:font-name-asian="Arial" style:font-name-complex="Arial" fo:font-weight="bold" style:font-weight-asian="bold" style:font-weight-complex="bold" fo:color="#4A4F53" fo:font-size="10pt" style:font-size-asian="10pt" style:font-size-complex="10pt"/>
    </style:style>
    <style:style style:name="T58" style:parent-style-name="Fuentedepárrafopredeter." style:family="text">
      <style:text-properties style:font-name="Arial" style:font-name-asian="Arial" style:font-name-complex="Arial" fo:color="#4A4F53" fo:font-size="10pt" style:font-size-asian="10pt" style:font-size-complex="10pt"/>
    </style:style>
    <style:style style:name="P59" style:parent-style-name="LO-normal" style:family="paragraph">
      <style:paragraph-properties fo:margin-left="1.477in">
        <style:tab-stops/>
      </style:paragraph-properties>
    </style:style>
    <style:style style:name="T60" style:parent-style-name="Fuentedepárrafopredeter." style:family="text">
      <style:text-properties style:font-name="Arial" style:font-name-asian="Arial" style:font-name-complex="Arial" fo:font-weight="bold" style:font-weight-asian="bold" style:font-weight-complex="bold" fo:color="#4A4F53" fo:font-size="10pt" style:font-size-asian="10pt" style:font-size-complex="10pt"/>
    </style:style>
    <style:style style:name="T61" style:parent-style-name="Fuentedepárrafopredeter." style:family="text">
      <style:text-properties style:font-name="Arial" style:font-name-asian="Arial" style:font-name-complex="Arial" fo:color="#4A4F53" fo:font-size="10pt" style:font-size-asian="10pt" style:font-size-complex="10pt"/>
    </style:style>
    <style:style style:name="P62" style:parent-style-name="LO-normal" style:family="paragraph">
      <style:paragraph-properties fo:margin-left="1.477in">
        <style:tab-stops/>
      </style:paragraph-properties>
    </style:style>
    <style:style style:name="T63" style:parent-style-name="Fuentedepárrafopredeter." style:family="text">
      <style:text-properties style:font-name="Arial" style:font-name-asian="Arial" style:font-name-complex="Arial" fo:font-weight="bold" style:font-weight-asian="bold" style:font-weight-complex="bold" fo:color="#4A4F53" fo:font-size="10pt" style:font-size-asian="10pt" style:font-size-complex="10pt"/>
    </style:style>
    <style:style style:name="T64" style:parent-style-name="Fuentedepárrafopredeter." style:family="text">
      <style:text-properties style:font-name="Arial" style:font-name-asian="Arial" style:font-name-complex="Arial" fo:color="#4A4F53" fo:font-size="10pt" style:font-size-asian="10pt" style:font-size-complex="10pt"/>
    </style:style>
    <style:style style:name="P65" style:parent-style-name="LO-normal" style:family="paragraph">
      <style:paragraph-properties fo:margin-left="1.477in">
        <style:tab-stops/>
      </style:paragraph-properties>
      <style:text-properties style:font-name="Arial" style:font-name-asian="Arial" style:font-name-complex="Arial" fo:color="#000000"/>
    </style:style>
    <style:style style:name="P66" style:parent-style-name="Normal" style:family="paragraph">
      <style:paragraph-properties fo:margin-top="0.0277in" fo:margin-left="1.477in" fo:text-indent="-1.477in">
        <style:tab-stops/>
      </style:paragraph-properties>
    </style:style>
    <style:style style:name="T67" style:parent-style-name="Fuentedepárrafopredeter." style:family="text">
      <style:text-properties style:font-name="Arial" style:font-name-complex="Arial" fo:font-weight="bold" style:font-weight-asian="bold" style:font-weight-complex="bold" fo:color="#E00023" fo:font-size="10pt" style:font-size-asian="10pt" style:font-size-complex="10pt" fo:language="fr" fo:country="FR"/>
    </style:style>
    <style:style style:name="T68" style:parent-style-name="Fuentedepárrafopredeter." style:family="text">
      <style:text-properties style:font-name="Arial" style:font-name-asian="Arial" style:font-name-complex="Arial" fo:font-weight="bold" style:font-weight-asian="bold" style:font-weight-complex="bold" fo:color="#4A4F53" fo:font-size="10pt" style:font-size-asian="10pt" style:font-size-complex="10pt" fo:language="fr" fo:country="FR"/>
    </style:style>
    <style:style style:name="T69" style:parent-style-name="Fuentedepárrafopredeter." style:family="text">
      <style:text-properties style:font-name="Arial" style:font-name-asian="Arial" style:font-name-complex="Arial" fo:color="#4A4F53" fo:font-size="10pt" style:font-size-asian="10pt" style:font-size-complex="10pt" fo:language="fr" fo:country="FR"/>
    </style:style>
    <style:style style:name="P70" style:parent-style-name="Normal" style:family="paragraph">
      <style:paragraph-properties fo:margin-top="0.0277in" fo:margin-left="1.477in" fo:text-indent="-1.477in">
        <style:tab-stops/>
      </style:paragraph-properties>
    </style:style>
    <style:style style:name="T71" style:parent-style-name="Fuentedepárrafopredeter." style:family="text">
      <style:text-properties style:font-name="Arial" style:font-name-asian="Arial" style:font-name-complex="Arial" fo:color="#4A4F53" fo:font-size="10pt" style:font-size-asian="10pt" style:font-size-complex="10pt" fo:language="fr" fo:country="FR"/>
    </style:style>
    <style:style style:name="T72" style:parent-style-name="Fuentedepárrafopredeter." style:family="text">
      <style:text-properties style:font-name="Arial" style:font-name-asian="Arial" style:font-name-complex="Arial" fo:font-weight="bold" style:font-weight-asian="bold" style:font-weight-complex="bold" fo:color="#4A4F53" fo:font-size="10pt" style:font-size-asian="10pt" style:font-size-complex="10pt" fo:language="fr" fo:country="FR"/>
    </style:style>
    <style:style style:name="T73" style:parent-style-name="Fuentedepárrafopredeter." style:family="text">
      <style:text-properties style:font-name="Arial" style:font-name-asian="Arial" style:font-name-complex="Arial" fo:color="#4A4F53" fo:font-size="10pt" style:font-size-asian="10pt" style:font-size-complex="10pt" fo:language="fr" fo:country="FR"/>
    </style:style>
    <style:style style:name="P74" style:parent-style-name="Normal" style:family="paragraph">
      <style:paragraph-properties fo:border-top="none" fo:border-left="none" fo:border-bottom="0.0034in solid #FF00FF" fo:border-right="none" fo:padding-top="0in" fo:padding-left="0in" fo:padding-bottom="0.0277in" fo:padding-right="0in" style:shadow="none" fo:margin-top="0.3333in"/>
    </style:style>
    <style:style style:name="T75" style:parent-style-name="Fuentedepárrafopredeter." style:family="text">
      <style:text-properties style:font-name="Arial" style:font-name-asian="DejaVuSans" style:font-name-complex="Arial" fo:font-weight="bold" style:font-weight-asian="bold" style:font-weight-complex="bold" fo:color="#E00023" fo:font-size="14pt" style:font-size-asian="14pt" style:font-size-complex="14pt" fo:language="fr" fo:country="FR"/>
    </style:style>
    <style:style style:name="P76" style:parent-style-name="Normal" style:family="paragraph">
      <style:paragraph-properties fo:widows="2" fo:orphans="2" fo:text-align="justify" fo:margin-top="0.0833in" fo:margin-left="1.4763in" fo:margin-right="0.0076in" fo:text-indent="-1.4763in">
        <style:tab-stops>
          <style:tab-stop style:type="left" style:position="0in"/>
        </style:tab-stops>
      </style:paragraph-properties>
    </style:style>
    <style:style style:name="T77" style:parent-style-name="Fuentedepárrafopredeter." style:family="text">
      <style:text-properties style:font-name="Arial" style:font-name-complex="Arial" fo:font-weight="bold" style:font-weight-asian="bold" style:font-weight-complex="bold" fo:color="#4A4F53" fo:font-size="10pt" style:font-size-asian="10pt" style:font-size-complex="10pt" fo:language="fr" fo:country="FR"/>
    </style:style>
    <style:style style:name="T78" style:parent-style-name="Fuentedepárrafopredeter." style:family="text">
      <style:text-properties style:font-name="Arial" style:font-name-complex="Arial" fo:font-weight="bold" style:font-weight-asian="bold" style:font-weight-complex="bold" fo:color="#4A4F53" fo:font-size="10pt" style:font-size-asian="10pt" style:font-size-complex="10pt" fo:language="fr" fo:country="FR"/>
    </style:style>
    <style:style style:name="T79" style:parent-style-name="Fuentedepárrafopredeter." style:family="text">
      <style:text-properties style:font-name="Arial" style:font-name-complex="Arial" fo:font-weight="bold" style:font-weight-asian="bold" style:font-weight-complex="bold" fo:color="#4A4F53" fo:font-size="10pt" style:font-size-asian="10pt" style:font-size-complex="10pt" fo:language="fr" fo:country="FR"/>
    </style:style>
    <style:style style:name="T80" style:parent-style-name="Fuentedepárrafopredeter." style:family="text">
      <style:text-properties style:font-name="Arial" style:font-name-complex="Arial" fo:font-weight="bold" style:font-weight-asian="bold" style:font-weight-complex="bold" fo:color="#4A4F53" fo:font-size="10pt" style:font-size-asian="10pt" style:font-size-complex="10pt" fo:language="fr" fo:country="FR"/>
    </style:style>
    <style:style style:name="T81" style:parent-style-name="Fuentedepárrafopredeter." style:family="text">
      <style:text-properties style:font-name="Arial" style:font-name-complex="Arial" fo:font-weight="bold" style:font-weight-asian="bold" style:font-weight-complex="bold" fo:color="#4A4F53" fo:font-size="10pt" style:font-size-asian="10pt" style:font-size-complex="10pt" fo:language="fr" fo:country="FR"/>
    </style:style>
    <style:style style:name="T82" style:parent-style-name="Fuentedepárrafopredeter." style:family="text">
      <style:text-properties style:font-name="Arial" style:font-name-complex="Arial" fo:font-weight="bold" style:font-weight-asian="bold" style:font-weight-complex="bold" fo:color="#4A4F53" fo:font-size="10pt" style:font-size-asian="10pt" style:font-size-complex="10pt" fo:language="fr" fo:country="FR"/>
    </style:style>
    <style:style style:name="T83" style:parent-style-name="Fuentedepárrafopredeter." style:family="text">
      <style:text-properties style:font-name="Arial" style:font-name-complex="Arial" fo:font-weight="bold" style:font-weight-asian="bold" style:font-weight-complex="bold" fo:color="#4A4F53" fo:font-size="10pt" style:font-size-asian="10pt" style:font-size-complex="10pt" fo:language="fr" fo:country="FR"/>
    </style:style>
    <style:style style:name="T84" style:parent-style-name="Fuentedepárrafopredeter." style:family="text">
      <style:text-properties style:font-name="Arial" style:font-name-complex="Arial" fo:font-weight="bold" style:font-weight-asian="bold" style:font-weight-complex="bold" fo:color="#E00023" fo:font-size="10pt" style:font-size-asian="10pt" style:font-size-complex="10pt" fo:language="fr" fo:country="FR"/>
    </style:style>
    <style:style style:name="T85" style:parent-style-name="Fuentedepárrafopredeter." style:family="text">
      <style:text-properties style:font-name="Arial" style:font-name-complex="Arial" style:font-weight-complex="bold" fo:color="#E00023" fo:font-size="10pt" style:font-size-asian="10pt" style:font-size-complex="10pt" fo:language="fr" fo:country="FR"/>
    </style:style>
    <style:style style:name="P86" style:parent-style-name="Normal" style:family="paragraph">
      <style:paragraph-properties fo:widows="2" fo:orphans="2" fo:text-align="justify" fo:margin-left="1.4763in" fo:margin-right="0.0076in">
        <style:tab-stops>
          <style:tab-stop style:type="left" style:position="0in"/>
        </style:tab-stops>
      </style:paragraph-properties>
    </style:style>
    <style:style style:name="T87" style:parent-style-name="Fuentedepárrafopredeter." style:family="text">
      <style:text-properties style:font-name="Arial" style:font-name-complex="Arial" fo:color="#4A4F53" fo:font-size="10pt" style:font-size-asian="10pt" style:font-size-complex="10pt" fo:language="fr" fo:country="FR"/>
    </style:style>
    <style:style style:name="T88" style:parent-style-name="Fuentedepárrafopredeter." style:family="text">
      <style:text-properties style:font-name="Arial" style:font-name-complex="Arial" fo:font-weight="bold" style:font-weight-asian="bold" style:font-weight-complex="bold" fo:color="#4A4F53" fo:font-size="10pt" style:font-size-asian="10pt" style:font-size-complex="10pt" fo:language="fr" fo:country="FR"/>
    </style:style>
    <style:style style:name="T89" style:parent-style-name="Fuentedepárrafopredeter." style:family="text">
      <style:text-properties style:font-name="Arial" style:font-name-complex="Arial" fo:font-weight="bold" style:font-weight-asian="bold" style:font-weight-complex="bold" fo:color="#4A4F53" fo:font-size="10pt" style:font-size-asian="10pt" style:font-size-complex="10pt" fo:language="fr" fo:country="FR"/>
    </style:style>
    <style:style style:name="T90" style:parent-style-name="Fuentedepárrafopredeter." style:family="text">
      <style:text-properties style:font-name="Arial" style:font-name-complex="Arial" fo:color="#4A4F53" fo:font-size="10pt" style:font-size-asian="10pt" style:font-size-complex="10pt" fo:language="fr" fo:country="FR"/>
    </style:style>
    <style:style style:name="P91" style:parent-style-name="LO-normal" style:family="paragraph">
      <style:paragraph-properties fo:widows="2" fo:orphans="2" fo:text-align="justify" fo:margin-right="0.0076in">
        <style:tab-stops>
          <style:tab-stop style:type="left" style:position="1.477in"/>
        </style:tab-stops>
      </style:paragraph-properties>
    </style:style>
    <style:style style:name="P92" style:parent-style-name="Normal" style:family="paragraph">
      <style:paragraph-properties fo:text-align="justify" fo:margin-left="1.4763in" fo:margin-right="0.0076in" fo:text-indent="-1.4763in">
        <style:tab-stops>
          <style:tab-stop style:type="left" style:position="0.0006in"/>
        </style:tab-stops>
      </style:paragraph-properties>
    </style:style>
    <style:style style:name="T93" style:parent-style-name="Fuentedepárrafopredeter." style:family="text">
      <style:text-properties style:font-name="Arial" style:font-name-asian="Arial" style:font-name-complex="Arial" fo:font-weight="bold" style:font-weight-asian="bold" style:font-weight-complex="bold" fo:color="#4A4F53" fo:font-size="10pt" style:font-size-asian="10pt" style:font-size-complex="10pt" fo:language="fr" fo:country="FR"/>
    </style:style>
    <style:style style:name="T94" style:parent-style-name="Fuentedepárrafopredeter." style:family="text">
      <style:text-properties style:font-name="Arial" style:font-name-complex="Arial" fo:font-weight="bold" style:font-weight-asian="bold" style:font-weight-complex="bold" fo:color="#4A4F53" fo:font-size="10pt" style:font-size-asian="10pt" style:font-size-complex="10pt" fo:language="fr" fo:country="FR"/>
    </style:style>
    <style:style style:name="T95" style:parent-style-name="Fuentedepárrafopredeter." style:family="text">
      <style:text-properties style:font-name="Arial" style:font-name-asian="Arial" style:font-name-complex="Arial" fo:font-weight="bold" style:font-weight-asian="bold" style:font-weight-complex="bold" fo:color="#4A4F53" fo:font-size="10pt" style:font-size-asian="10pt" style:font-size-complex="10pt" fo:language="fr" fo:country="FR"/>
    </style:style>
    <style:style style:name="T96" style:parent-style-name="Fuentedepárrafopredeter." style:family="text">
      <style:text-properties style:font-name="Arial" style:font-name-asian="Arial" style:font-name-complex="Arial" fo:font-weight="bold" style:font-weight-asian="bold" style:font-weight-complex="bold" fo:color="#E00023" fo:font-size="10pt" style:font-size-asian="10pt" style:font-size-complex="10pt" fo:language="fr" fo:country="FR"/>
    </style:style>
    <style:style style:name="T97" style:parent-style-name="Fuentedepárrafopredeter." style:family="text">
      <style:text-properties style:font-name="Arial" style:font-name-asian="Arial" style:font-name-complex="Arial" fo:color="#E00023" fo:font-size="10pt" style:font-size-asian="10pt" style:font-size-complex="10pt" fo:language="fr" fo:country="FR"/>
    </style:style>
    <style:style style:name="P98" style:parent-style-name="Normal" style:family="paragraph">
      <style:paragraph-properties fo:widows="2" fo:orphans="2" fo:margin-left="1.4763in" fo:margin-right="0.0076in" fo:text-indent="-1.4763in">
        <style:tab-stops>
          <style:tab-stop style:type="left" style:position="0.0006in"/>
        </style:tab-stops>
      </style:paragraph-properties>
    </style:style>
    <style:style style:name="T99" style:parent-style-name="Fuentedepárrafopredeter." style:family="text">
      <style:text-properties style:font-name="Arial" style:font-name-asian="Arial" style:font-name-complex="Arial" fo:font-weight="bold" style:font-weight-asian="bold" style:font-weight-complex="bold" fo:color="#4A4F53" fo:font-size="10pt" style:font-size-asian="10pt" style:font-size-complex="10pt" fo:language="fr" fo:country="FR"/>
    </style:style>
    <style:style style:name="T100" style:parent-style-name="Fuentedepárrafopredeter." style:family="text">
      <style:text-properties style:font-name="Arial" style:font-name-asian="Arial" style:font-name-complex="Arial" fo:color="#4A4F53" fo:font-size="10pt" style:font-size-asian="10pt" style:font-size-complex="10pt" fo:language="fr" fo:country="FR"/>
    </style:style>
    <style:style style:name="T101" style:parent-style-name="Fuentedepárrafopredeter." style:family="text">
      <style:text-properties style:font-name="Arial" style:font-name-asian="Arial" style:font-name-complex="Arial" fo:color="#4A4F53" fo:font-size="10pt" style:font-size-asian="10pt" style:font-size-complex="10pt" fo:language="fr" fo:country="FR"/>
    </style:style>
    <style:style style:name="P102" style:parent-style-name="Normal" style:family="paragraph">
      <style:paragraph-properties fo:text-align="justify" fo:line-height="107%" fo:margin-left="1.4763in" fo:margin-right="0.0076in">
        <style:tab-stops>
          <style:tab-stop style:type="left" style:position="0.0006in"/>
        </style:tab-stops>
      </style:paragraph-properties>
    </style:style>
    <style:style style:name="T103" style:parent-style-name="Fuentedepárrafopredeter." style:family="text">
      <style:text-properties style:font-name="Arial" style:font-name-asian="Arial" style:font-name-complex="Arial" fo:font-weight="bold" style:font-weight-asian="bold" style:font-weight-complex="bold" fo:color="#4A4F53" fo:font-size="10pt" style:font-size-asian="10pt" style:font-size-complex="10pt" fo:language="fr" fo:country="FR"/>
    </style:style>
    <style:style style:name="P104" style:parent-style-name="Normal" style:family="paragraph">
      <style:paragraph-properties fo:margin-left="1.4763in" fo:margin-right="0.0076in" fo:text-indent="-1.4763in">
        <style:tab-stops>
          <style:tab-stop style:type="left" style:position="0.0006in"/>
        </style:tab-stops>
      </style:paragraph-properties>
      <style:text-properties fo:color="#4A4F53" fo:language="fr" fo:country="FR"/>
    </style:style>
    <style:style style:name="P105" style:parent-style-name="Normal" style:family="paragraph">
      <style:paragraph-properties fo:text-align="justify" fo:margin-left="1.4763in" fo:margin-right="0.0076in" fo:text-indent="-1.4763in">
        <style:tab-stops>
          <style:tab-stop style:type="left" style:position="0.0006in"/>
        </style:tab-stops>
      </style:paragraph-properties>
    </style:style>
    <style:style style:name="T106" style:parent-style-name="Fuentedepárrafopredeter." style:family="text">
      <style:text-properties style:font-name="Arial" style:font-name-asian="Arial" style:font-name-complex="Arial" fo:font-weight="bold" style:font-weight-asian="bold" style:font-weight-complex="bold" fo:color="#4A4F53" fo:font-size="10pt" style:font-size-asian="10pt" style:font-size-complex="10pt" fo:language="fr" fo:country="FR"/>
    </style:style>
    <style:style style:name="T107" style:parent-style-name="Fuentedepárrafopredeter." style:family="text">
      <style:text-properties style:font-name="Arial" style:font-name-complex="Arial" fo:font-weight="bold" style:font-weight-asian="bold" style:font-weight-complex="bold" fo:color="#4A4F53" fo:font-size="10pt" style:font-size-asian="10pt" style:font-size-complex="10pt" fo:language="fr" fo:country="FR"/>
    </style:style>
    <style:style style:name="T108" style:parent-style-name="Fuentedepárrafopredeter." style:family="text">
      <style:text-properties style:font-name="Arial" style:font-name-asian="Arial" style:font-name-complex="Arial" fo:font-weight="bold" style:font-weight-asian="bold" style:font-weight-complex="bold" fo:color="#4A4F53" fo:font-size="10pt" style:font-size-asian="10pt" style:font-size-complex="10pt" fo:language="fr" fo:country="FR"/>
    </style:style>
    <style:style style:name="T109" style:parent-style-name="Fuentedepárrafopredeter." style:family="text">
      <style:text-properties style:font-name="Arial" style:font-name-asian="Arial" style:font-name-complex="Arial" fo:font-weight="bold" style:font-weight-asian="bold" style:font-weight-complex="bold" fo:color="#E00023" fo:font-size="10pt" style:font-size-asian="10pt" style:font-size-complex="10pt" fo:language="fr" fo:country="FR"/>
    </style:style>
    <style:style style:name="T110" style:parent-style-name="Fuentedepárrafopredeter." style:family="text">
      <style:text-properties style:font-name="Arial" style:font-name-asian="Arial" style:font-name-complex="Arial" fo:color="#E00023" fo:font-size="10pt" style:font-size-asian="10pt" style:font-size-complex="10pt" fo:language="fr" fo:country="FR"/>
    </style:style>
    <style:style style:name="P111" style:parent-style-name="Normal" style:family="paragraph">
      <style:paragraph-properties fo:text-align="justify" fo:margin-left="1.4763in" fo:margin-right="0.0076in" fo:text-indent="-1.4763in">
        <style:tab-stops>
          <style:tab-stop style:type="left" style:position="0.0006in"/>
        </style:tab-stops>
      </style:paragraph-properties>
    </style:style>
    <style:style style:name="T112" style:parent-style-name="Fuentedepárrafopredeter." style:family="text">
      <style:text-properties style:font-name="Arial" style:font-name-asian="Arial" style:font-name-complex="Arial" fo:color="#4A4F53" fo:font-size="10pt" style:font-size-asian="10pt" style:font-size-complex="10pt" fo:language="fr" fo:country="FR"/>
    </style:style>
    <style:style style:name="P113" style:parent-style-name="Normal" style:family="paragraph">
      <style:paragraph-properties fo:text-align="justify" fo:margin-left="1.4763in" fo:margin-right="0.0076in">
        <style:tab-stops>
          <style:tab-stop style:type="left" style:position="0.0006in"/>
        </style:tab-stops>
      </style:paragraph-properties>
    </style:style>
    <style:style style:name="T114" style:parent-style-name="Fuentedepárrafopredeter." style:family="text">
      <style:text-properties style:font-name="Arial" style:font-name-asian="Arial" style:font-name-complex="Arial" fo:font-weight="bold" style:font-weight-asian="bold" style:font-weight-complex="bold" fo:color="#4A4F53" fo:font-size="10pt" style:font-size-asian="10pt" style:font-size-complex="10pt" fo:language="fr" fo:country="FR"/>
    </style:style>
    <style:style style:name="P115" style:parent-style-name="Normal" style:family="paragraph">
      <style:paragraph-properties fo:margin-left="1.4763in" fo:margin-right="0.0076in">
        <style:tab-stops>
          <style:tab-stop style:type="left" style:position="0.0006in"/>
        </style:tab-stops>
      </style:paragraph-properties>
      <style:text-properties fo:color="#4A4F53" fo:language="fr" fo:country="FR"/>
    </style:style>
    <style:style style:name="P116" style:parent-style-name="Normal" style:family="paragraph">
      <style:paragraph-properties fo:text-align="justify" fo:margin-left="1.4763in" fo:margin-right="0.0076in" fo:text-indent="-1.4763in">
        <style:tab-stops>
          <style:tab-stop style:type="left" style:position="0.0006in"/>
        </style:tab-stops>
      </style:paragraph-properties>
    </style:style>
    <style:style style:name="T117" style:parent-style-name="Fuentedepárrafopredeter." style:family="text">
      <style:text-properties style:font-name="Arial" style:font-name-asian="Arial" style:font-name-complex="Arial" fo:font-weight="bold" style:font-weight-asian="bold" style:font-weight-complex="bold" fo:color="#4A4F53" fo:font-size="10pt" style:font-size-asian="10pt" style:font-size-complex="10pt" fo:language="fr" fo:country="FR"/>
    </style:style>
    <style:style style:name="T118" style:parent-style-name="Fuentedepárrafopredeter." style:family="text">
      <style:text-properties style:font-name="Arial" style:font-name-complex="Arial" fo:font-weight="bold" style:font-weight-asian="bold" style:font-weight-complex="bold" fo:color="#4A4F53" fo:font-size="10pt" style:font-size-asian="10pt" style:font-size-complex="10pt" fo:language="fr" fo:country="FR"/>
    </style:style>
    <style:style style:name="T119" style:parent-style-name="Fuentedepárrafopredeter." style:family="text">
      <style:text-properties style:font-name="Arial" style:font-name-asian="Arial" style:font-name-complex="Arial" fo:font-weight="bold" style:font-weight-asian="bold" style:font-weight-complex="bold" fo:color="#4A4F53" fo:font-size="10pt" style:font-size-asian="10pt" style:font-size-complex="10pt" fo:language="fr" fo:country="FR"/>
    </style:style>
    <style:style style:name="T120" style:parent-style-name="Fuentedepárrafopredeter." style:family="text">
      <style:text-properties style:font-name="Arial" style:font-name-asian="Arial" style:font-name-complex="Arial" fo:font-weight="bold" style:font-weight-asian="bold" style:font-weight-complex="bold" fo:color="#E00023" fo:font-size="10pt" style:font-size-asian="10pt" style:font-size-complex="10pt" fo:language="fr" fo:country="FR"/>
    </style:style>
    <style:style style:name="T121" style:parent-style-name="Fuentedepárrafopredeter." style:family="text">
      <style:text-properties style:font-name="Arial" style:font-name-asian="Arial" style:font-name-complex="Arial" fo:color="#E00023" fo:font-size="10pt" style:font-size-asian="10pt" style:font-size-complex="10pt" fo:language="fr" fo:country="FR"/>
    </style:style>
    <style:style style:name="P122" style:parent-style-name="Normal" style:family="paragraph">
      <style:paragraph-properties fo:text-align="justify" fo:line-height="107%" fo:margin-left="1.4763in" fo:margin-right="0.0076in" fo:text-indent="-1.4763in">
        <style:tab-stops>
          <style:tab-stop style:type="left" style:position="0.0006in"/>
        </style:tab-stops>
      </style:paragraph-properties>
      <style:text-properties style:font-name="Arial" style:font-name-asian="Arial" style:font-name-complex="Arial" fo:color="#4A4F53" fo:font-size="10pt" style:font-size-asian="10pt" style:font-size-complex="10pt" fo:language="fr" fo:country="FR"/>
    </style:style>
    <style:style style:name="P123" style:parent-style-name="Normal" style:family="paragraph">
      <style:paragraph-properties fo:text-align="justify" fo:line-height="107%" fo:margin-left="1.4763in" fo:margin-right="0.0076in" fo:text-indent="-1.4763in">
        <style:tab-stops>
          <style:tab-stop style:type="left" style:position="0.0006in"/>
        </style:tab-stops>
      </style:paragraph-properties>
      <style:text-properties style:font-name="Arial" style:font-name-asian="Arial" style:font-name-complex="Arial" fo:color="#4A4F53" fo:font-size="10pt" style:font-size-asian="10pt" style:font-size-complex="10pt" fo:language="fr" fo:country="FR"/>
    </style:style>
    <style:style style:name="P124" style:parent-style-name="Normal" style:family="paragraph">
      <style:paragraph-properties fo:border-top="none" fo:border-left="none" fo:border-bottom="0.0034in solid #FF00FF" fo:border-right="none" fo:padding-top="0in" fo:padding-left="0in" fo:padding-bottom="0.0277in" fo:padding-right="0in" style:shadow="none" fo:margin-top="0.1666in"/>
    </style:style>
    <style:style style:name="T125" style:parent-style-name="Fuentedepárrafopredeter." style:family="text">
      <style:text-properties style:font-name="Arial" style:font-name-asian="DejaVuSans" style:font-name-complex="Arial" fo:font-weight="bold" style:font-weight-asian="bold" style:font-weight-complex="bold" fo:color="#E00023" fo:font-size="14pt" style:font-size-asian="14pt" style:font-size-complex="14pt" fo:language="fr" fo:country="FR"/>
    </style:style>
    <style:style style:name="P126" style:parent-style-name="Normal" style:family="paragraph">
      <style:paragraph-properties fo:widows="2" fo:orphans="2" fo:text-align="justify">
        <style:tab-stops>
          <style:tab-stop style:type="left" style:position="0.9847in"/>
        </style:tab-stops>
      </style:paragraph-properties>
      <style:text-properties style:font-name="Arial" style:font-name-complex="Arial" fo:font-weight="bold" style:font-weight-asian="bold" style:font-weight-complex="bold" fo:color="#4A4F53" fo:font-size="10pt" style:font-size-asian="10pt" style:font-size-complex="10pt" fo:language="fr" fo:country="FR"/>
    </style:style>
    <style:style style:name="P127" style:parent-style-name="Normal" style:family="paragraph">
      <style:paragraph-properties fo:widows="2" fo:orphans="2" fo:text-align="justify">
        <style:tab-stops>
          <style:tab-stop style:type="left" style:position="0.9847in"/>
        </style:tab-stops>
      </style:paragraph-properties>
    </style:style>
    <style:style style:name="T128" style:parent-style-name="Fuentedepárrafopredeter." style:family="text">
      <style:text-properties style:font-name="Arial" style:font-name-complex="Arial" fo:font-weight="bold" style:font-weight-asian="bold" style:font-weight-complex="bold" fo:color="#4A4F53" fo:font-size="10pt" style:font-size-asian="10pt" style:font-size-complex="10pt" fo:language="fr" fo:country="FR"/>
    </style:style>
    <style:style style:name="T129" style:parent-style-name="Fuentedepárrafopredeter." style:family="text">
      <style:text-properties style:font-name="Arial" style:font-name-complex="Arial" fo:font-weight="bold" style:font-weight-asian="bold" style:font-weight-complex="bold" fo:color="#4A4F53" fo:font-size="10pt" style:font-size-asian="10pt" style:font-size-complex="10pt" fo:language="fr" fo:country="FR"/>
    </style:style>
    <style:style style:name="T130" style:parent-style-name="Fuentedepárrafopredeter." style:family="text">
      <style:text-properties style:font-name="Arial" style:font-name-complex="Arial" fo:font-weight="bold" style:font-weight-asian="bold" style:font-weight-complex="bold" fo:color="#4A4F53" fo:font-size="10pt" style:font-size-asian="10pt" style:font-size-complex="10pt" fo:language="fr" fo:country="FR"/>
    </style:style>
    <style:style style:name="T131" style:parent-style-name="Fuentedepárrafopredeter." style:family="text">
      <style:text-properties style:font-name="Arial" style:font-name-complex="Arial" fo:font-weight="bold" style:font-weight-asian="bold" style:font-weight-complex="bold" fo:color="#4A4F53" fo:font-size="10pt" style:font-size-asian="10pt" style:font-size-complex="10pt" fo:language="fr" fo:country="FR"/>
    </style:style>
    <style:style style:name="T132" style:parent-style-name="Fuentedepárrafopredeter." style:family="text">
      <style:text-properties style:font-name="Arial" style:font-name-complex="Arial" fo:font-weight="bold" style:font-weight-asian="bold" style:font-weight-complex="bold" fo:color="#4A4F53" fo:font-size="10pt" style:font-size-asian="10pt" style:font-size-complex="10pt" fo:language="fr" fo:country="FR"/>
    </style:style>
    <style:style style:name="T133" style:parent-style-name="Fuentedepárrafopredeter." style:family="text">
      <style:text-properties style:font-name="Arial" style:font-name-asian="Times New Roman" style:font-name-complex="Arial" fo:font-weight="bold" style:font-weight-asian="bold" style:font-weight-complex="bold" fo:color="#4A4F53" fo:font-size="10pt" style:font-size-asian="10pt" style:font-size-complex="10pt" fo:language="fr" fo:country="FR" style:language-asian="ar" style:country-asian="SA" style:language-complex="ar" style:country-complex="SA"/>
    </style:style>
    <style:style style:name="T134" style:parent-style-name="Fuentedepárrafopredeter." style:family="text">
      <style:text-properties style:font-name="Arial" style:font-name-asian="Times New Roman" style:font-name-complex="Arial" fo:font-weight="bold" style:font-weight-asian="bold" style:font-weight-complex="bold" fo:color="#4A4F53" fo:font-size="10pt" style:font-size-asian="10pt" style:font-size-complex="10pt" fo:language="fr" fo:country="FR" style:language-asian="ar" style:country-asian="SA" style:language-complex="ar" style:country-complex="SA"/>
    </style:style>
    <style:style style:name="T135" style:parent-style-name="Fuentedepárrafopredeter." style:family="text">
      <style:text-properties style:font-name="Arial" style:font-name-asian="Times New Roman" style:font-name-complex="Arial" fo:font-weight="bold" style:font-weight-asian="bold" style:font-weight-complex="bold" fo:color="#4A4F53" fo:font-size="10pt" style:font-size-asian="10pt" style:font-size-complex="10pt" fo:language="fr" fo:country="FR" style:language-asian="ar" style:country-asian="SA" style:language-complex="ar" style:country-complex="SA"/>
    </style:style>
    <style:style style:name="T136" style:parent-style-name="Fuentedepárrafopredeter." style:family="text">
      <style:text-properties style:font-name="Arial" style:font-name-asian="Times New Roman" style:font-name-complex="Arial" fo:font-weight="bold" style:font-weight-asian="bold" style:font-weight-complex="bold" fo:color="#4A4F53" fo:font-size="10pt" style:font-size-asian="10pt" style:font-size-complex="10pt" fo:language="fr" fo:country="FR" style:language-asian="ar" style:country-asian="SA" style:language-complex="ar" style:country-complex="SA"/>
    </style:style>
    <style:style style:name="T137" style:parent-style-name="Fuentedepárrafopredeter." style:family="text">
      <style:text-properties style:font-name="Arial" style:font-name-complex="Arial" fo:font-weight="bold" style:font-weight-asian="bold" fo:color="#E00023" fo:font-size="10pt" style:font-size-asian="10pt" style:font-size-complex="10pt" fo:language="fr" fo:country="FR"/>
    </style:style>
    <style:style style:name="P138" style:parent-style-name="Normal" style:family="paragraph">
      <style:paragraph-properties>
        <style:tab-stops>
          <style:tab-stop style:type="left" style:position="0.9847in"/>
        </style:tab-stops>
      </style:paragraph-properties>
    </style:style>
    <style:style style:name="T139" style:parent-style-name="Fuentedepárrafopredeter." style:family="text">
      <style:text-properties style:font-name="Arial" style:font-name-complex="Arial" fo:font-style="italic" style:font-style-asian="italic" fo:color="#4A4F55" fo:font-size="10pt" style:font-size-asian="10pt" style:font-size-complex="10pt" fo:language="fr" fo:country="FR"/>
    </style:style>
    <style:style style:name="T140" style:parent-style-name="Fuentedepárrafopredeter." style:family="text">
      <style:text-properties style:font-name="Arial" style:font-name-asian="Times New Roman" style:font-name-complex="Arial" fo:font-weight="bold" style:font-weight-asian="bold" style:font-weight-complex="bold" fo:color="#4A4F53" fo:font-size="10pt" style:font-size-asian="10pt" style:font-size-complex="10pt" fo:language="fr" fo:country="FR" style:language-asian="ar" style:country-asian="SA" style:language-complex="ar" style:country-complex="SA"/>
    </style:style>
    <style:style style:name="T141" style:parent-style-name="Fuentedepárrafopredeter." style:family="text">
      <style:text-properties style:font-name="Arial" style:font-name-asian="Times New Roman" style:font-name-complex="Arial" fo:font-weight="bold" style:font-weight-asian="bold" style:font-weight-complex="bold" fo:color="#4A4F53" fo:font-size="10pt" style:font-size-asian="10pt" style:font-size-complex="10pt" fo:language="fr" fo:country="FR" style:language-asian="ar" style:country-asian="SA" style:language-complex="ar" style:country-complex="SA"/>
    </style:style>
    <style:style style:name="T142" style:parent-style-name="Fuentedepárrafopredeter." style:family="text">
      <style:text-properties style:font-name="Arial" style:font-name-complex="Arial" fo:font-style="italic" style:font-style-asian="italic" fo:color="#4A4F55" fo:font-size="10pt" style:font-size-asian="10pt" style:font-size-complex="10pt" fo:language="fr" fo:country="FR"/>
    </style:style>
    <style:style style:name="T143" style:parent-style-name="Fuentedepárrafopredeter." style:family="text">
      <style:text-properties style:font-name="Arial" style:font-name-complex="Arial" fo:font-style="italic" style:font-style-asian="italic" fo:color="#4A4F55" fo:font-size="10pt" style:font-size-asian="10pt" style:font-size-complex="10pt" fo:language="fr" fo:country="FR"/>
    </style:style>
    <style:style style:name="T144" style:parent-style-name="Fuentedepárrafopredeter." style:family="text">
      <style:text-properties style:font-name="Arial" style:font-name-complex="Arial" fo:font-weight="bold" style:font-weight-asian="bold" style:font-weight-complex="bold" fo:font-style="italic" style:font-style-asian="italic" fo:color="#4A4F55" fo:font-size="10pt" style:font-size-asian="10pt" style:font-size-complex="10pt" fo:language="fr" fo:country="FR"/>
    </style:style>
    <style:style style:name="P145" style:parent-style-name="Listecouleur-Accent11" style:list-style-name="LFO3" style:family="paragraph">
      <style:paragraph-properties fo:widows="2" fo:orphans="2" fo:text-align="justify" fo:margin-left="1.7722in" fo:text-indent="-0.2951in">
        <style:tab-stops>
          <style:tab-stop style:type="left" style:position="-1.727in"/>
          <style:tab-stop style:type="left" style:position="-0.7875in"/>
        </style:tab-stops>
      </style:paragraph-properties>
      <style:text-properties style:font-name="Arial" style:font-name-complex="Arial" fo:color="#4A4F55" fo:font-size="10pt" style:font-size-asian="10pt" style:font-size-complex="10pt" fo:language="fr" fo:country="FR"/>
    </style:style>
    <style:style style:name="P146" style:parent-style-name="Listecouleur-Accent11" style:list-style-name="LFO3" style:family="paragraph">
      <style:paragraph-properties fo:widows="2" fo:orphans="2" fo:text-align="justify" fo:margin-left="1.7722in" fo:text-indent="-0.2951in">
        <style:tab-stops>
          <style:tab-stop style:type="left" style:position="-1.727in"/>
          <style:tab-stop style:type="left" style:position="-0.7875in"/>
        </style:tab-stops>
      </style:paragraph-properties>
    </style:style>
    <style:style style:name="T147" style:parent-style-name="Fuentedepárrafopredeter." style:family="text">
      <style:text-properties style:font-name="Arial" style:font-name-complex="Arial" fo:color="#4A4F55" fo:font-size="10pt" style:font-size-asian="10pt" style:font-size-complex="10pt" fo:language="fr" fo:country="FR"/>
    </style:style>
    <style:style style:name="T148" style:parent-style-name="Fuentedepárrafopredeter." style:family="text">
      <style:text-properties style:font-name="Arial" style:font-name-complex="Arial" fo:font-weight="bold" style:font-weight-asian="bold" style:font-weight-complex="bold" fo:color="#4A4F55" fo:font-size="10pt" style:font-size-asian="10pt" style:font-size-complex="10pt" fo:language="fr" fo:country="FR"/>
    </style:style>
    <style:style style:name="T149" style:parent-style-name="Fuentedepárrafopredeter." style:family="text">
      <style:text-properties style:font-name="Arial" style:font-name-complex="Arial" fo:color="#4A4F55" fo:font-size="10pt" style:font-size-asian="10pt" style:font-size-complex="10pt" fo:language="fr" fo:country="FR"/>
    </style:style>
    <style:style style:name="T150" style:parent-style-name="Fuentedepárrafopredeter." style:family="text">
      <style:text-properties style:font-name="Arial" style:font-name-complex="Arial" fo:font-weight="bold" style:font-weight-asian="bold" style:font-weight-complex="bold" fo:color="#4A4F55" fo:font-size="10pt" style:font-size-asian="10pt" style:font-size-complex="10pt" fo:language="fr" fo:country="FR"/>
    </style:style>
    <style:style style:name="T151" style:parent-style-name="Fuentedepárrafopredeter." style:family="text">
      <style:text-properties style:font-name="Arial" style:font-name-complex="Arial" fo:color="#4A4F55" fo:font-size="10pt" style:font-size-asian="10pt" style:font-size-complex="10pt" fo:language="fr" fo:country="FR"/>
    </style:style>
    <style:style style:name="T152" style:parent-style-name="Fuentedepárrafopredeter." style:family="text">
      <style:text-properties style:font-name="Arial" style:font-name-complex="Arial" fo:font-weight="bold" style:font-weight-asian="bold" style:font-weight-complex="bold" fo:color="#4A4F55" fo:font-size="10pt" style:font-size-asian="10pt" style:font-size-complex="10pt" fo:language="fr" fo:country="FR"/>
    </style:style>
    <style:style style:name="P153" style:parent-style-name="Listecouleur-Accent11" style:list-style-name="LFO3" style:family="paragraph">
      <style:paragraph-properties fo:widows="2" fo:orphans="2" fo:text-align="justify" fo:margin-left="1.7722in" fo:text-indent="-0.2951in">
        <style:tab-stops>
          <style:tab-stop style:type="left" style:position="-1.727in"/>
          <style:tab-stop style:type="left" style:position="-0.7875in"/>
        </style:tab-stops>
      </style:paragraph-properties>
    </style:style>
    <style:style style:name="T154" style:parent-style-name="Fuentedepárrafopredeter." style:family="text">
      <style:text-properties style:font-name="Arial" style:font-name-complex="Arial" fo:color="#4A4F55" fo:font-size="10pt" style:font-size-asian="10pt" style:font-size-complex="10pt" fo:language="fr" fo:country="FR"/>
    </style:style>
    <style:style style:name="T155" style:parent-style-name="Fuentedepárrafopredeter." style:family="text">
      <style:text-properties style:font-name="Arial" style:font-name-complex="Arial" fo:color="#4A4F55" fo:font-size="10pt" style:font-size-asian="10pt" style:font-size-complex="10pt" fo:language="fr" fo:country="FR"/>
    </style:style>
    <style:style style:name="T156" style:parent-style-name="Fuentedepárrafopredeter." style:family="text">
      <style:text-properties style:font-name="Arial" style:font-name-complex="Arial" fo:color="#4A4F55" fo:font-size="10pt" style:font-size-asian="10pt" style:font-size-complex="10pt" fo:language="fr" fo:country="FR"/>
    </style:style>
    <style:style style:name="T157" style:parent-style-name="Fuentedepárrafopredeter." style:family="text">
      <style:text-properties style:font-name="Arial" style:font-name-complex="Arial" fo:font-weight="bold" style:font-weight-asian="bold" style:font-weight-complex="bold" fo:color="#4A4F55" fo:font-size="10pt" style:font-size-asian="10pt" style:font-size-complex="10pt" fo:language="fr" fo:country="FR"/>
    </style:style>
    <style:style style:name="T158" style:parent-style-name="Fuentedepárrafopredeter." style:family="text">
      <style:text-properties style:font-name="Arial" style:font-name-complex="Arial" fo:color="#4A4F55" fo:font-size="10pt" style:font-size-asian="10pt" style:font-size-complex="10pt" fo:language="fr" fo:country="FR"/>
    </style:style>
    <style:style style:name="T159" style:parent-style-name="Fuentedepárrafopredeter." style:family="text">
      <style:text-properties style:font-name="Arial" style:font-name-complex="Arial" fo:font-weight="bold" style:font-weight-asian="bold" style:font-weight-complex="bold" fo:color="#4A4F55" fo:font-size="10pt" style:font-size-asian="10pt" style:font-size-complex="10pt" fo:language="fr" fo:country="FR"/>
    </style:style>
    <style:style style:name="P160" style:parent-style-name="Listecouleur-Accent11" style:list-style-name="LFO3" style:family="paragraph">
      <style:paragraph-properties fo:widows="2" fo:orphans="2" fo:text-align="justify" fo:margin-left="1.7722in" fo:text-indent="-0.2951in">
        <style:tab-stops>
          <style:tab-stop style:type="left" style:position="-1.727in"/>
          <style:tab-stop style:type="left" style:position="-0.7875in"/>
        </style:tab-stops>
      </style:paragraph-properties>
    </style:style>
    <style:style style:name="T161" style:parent-style-name="Fuentedepárrafopredeter." style:family="text">
      <style:text-properties style:font-name="Arial" style:font-name-complex="Arial" fo:color="#4A4F55" fo:font-size="10pt" style:font-size-asian="10pt" style:font-size-complex="10pt" fo:language="fr" fo:country="FR"/>
    </style:style>
    <style:style style:name="T162" style:parent-style-name="Fuentedepárrafopredeter." style:family="text">
      <style:text-properties style:font-name="Arial" style:font-name-complex="Arial" fo:font-weight="bold" style:font-weight-asian="bold" style:font-weight-complex="bold" fo:color="#4A4F55" fo:font-size="10pt" style:font-size-asian="10pt" style:font-size-complex="10pt" fo:language="fr" fo:country="FR"/>
    </style:style>
    <style:style style:name="T163" style:parent-style-name="Fuentedepárrafopredeter." style:family="text">
      <style:text-properties style:font-name="Arial" style:font-name-complex="Arial" fo:color="#4A4F55" fo:font-size="10pt" style:font-size-asian="10pt" style:font-size-complex="10pt" fo:language="fr" fo:country="FR"/>
    </style:style>
    <style:style style:name="T164" style:parent-style-name="Fuentedepárrafopredeter." style:family="text">
      <style:text-properties style:font-name="Arial" style:font-name-complex="Arial" fo:font-weight="bold" style:font-weight-asian="bold" style:font-weight-complex="bold" fo:color="#4A4F55" fo:font-size="10pt" style:font-size-asian="10pt" style:font-size-complex="10pt" fo:language="fr" fo:country="FR"/>
    </style:style>
    <style:style style:name="P165" style:parent-style-name="Listecouleur-Accent11" style:list-style-name="LFO3" style:family="paragraph">
      <style:paragraph-properties fo:widows="2" fo:orphans="2" fo:text-align="justify" fo:margin-left="1.7722in" fo:text-indent="-0.2951in">
        <style:tab-stops>
          <style:tab-stop style:type="left" style:position="-1.727in"/>
          <style:tab-stop style:type="left" style:position="-0.7875in"/>
        </style:tab-stops>
      </style:paragraph-properties>
    </style:style>
    <style:style style:name="T166" style:parent-style-name="Fuentedepárrafopredeter." style:family="text">
      <style:text-properties style:font-name="Arial" style:font-name-complex="Arial" fo:color="#4A4F55" fo:font-size="10pt" style:font-size-asian="10pt" style:font-size-complex="10pt" fo:language="fr" fo:country="FR"/>
    </style:style>
    <style:style style:name="T167" style:parent-style-name="Fuentedepárrafopredeter." style:family="text">
      <style:text-properties style:font-name="Arial" style:font-name-complex="Arial" fo:font-weight="bold" style:font-weight-asian="bold" style:font-weight-complex="bold" fo:color="#4A4F55" fo:font-size="10pt" style:font-size-asian="10pt" style:font-size-complex="10pt" fo:language="fr" fo:country="FR"/>
    </style:style>
    <style:style style:name="P168" style:parent-style-name="Listecouleur-Accent11" style:list-style-name="LFO3" style:family="paragraph">
      <style:paragraph-properties fo:widows="2" fo:orphans="2" fo:text-align="justify" fo:margin-left="1.7722in" fo:text-indent="-0.2951in">
        <style:tab-stops>
          <style:tab-stop style:type="left" style:position="-1.727in"/>
          <style:tab-stop style:type="left" style:position="-0.7875in"/>
        </style:tab-stops>
      </style:paragraph-properties>
    </style:style>
    <style:style style:name="T169" style:parent-style-name="Fuentedepárrafopredeter." style:family="text">
      <style:text-properties style:font-name="Arial" style:font-name-complex="Arial" fo:color="#4A4F55" fo:font-size="10pt" style:font-size-asian="10pt" style:font-size-complex="10pt" fo:language="fr" fo:country="FR"/>
    </style:style>
    <style:style style:name="T170" style:parent-style-name="Fuentedepárrafopredeter." style:family="text">
      <style:text-properties style:font-name="Arial" style:font-name-complex="Arial" fo:font-weight="bold" style:font-weight-asian="bold" style:font-weight-complex="bold" fo:color="#4A4F55" fo:font-size="10pt" style:font-size-asian="10pt" style:font-size-complex="10pt" fo:language="fr" fo:country="FR"/>
    </style:style>
    <style:style style:name="T171" style:parent-style-name="Fuentedepárrafopredeter." style:family="text">
      <style:text-properties style:font-name="Arial" style:font-name-complex="Arial" fo:color="#4A4F55" fo:font-size="10pt" style:font-size-asian="10pt" style:font-size-complex="10pt" fo:language="fr" fo:country="FR"/>
    </style:style>
    <style:style style:name="T172" style:parent-style-name="Fuentedepárrafopredeter." style:family="text">
      <style:text-properties style:font-name="Arial" style:font-name-complex="Arial" fo:font-weight="bold" style:font-weight-asian="bold" style:font-weight-complex="bold" fo:color="#4A4F55" fo:font-size="10pt" style:font-size-asian="10pt" style:font-size-complex="10pt" fo:language="fr" fo:country="FR"/>
    </style:style>
    <style:style style:name="P173" style:parent-style-name="Listecouleur-Accent11" style:list-style-name="LFO3" style:family="paragraph">
      <style:paragraph-properties fo:widows="2" fo:orphans="2" fo:text-align="justify" fo:margin-left="1.7722in" fo:text-indent="-0.2951in">
        <style:tab-stops>
          <style:tab-stop style:type="left" style:position="-1.727in"/>
          <style:tab-stop style:type="left" style:position="-0.7875in"/>
        </style:tab-stops>
      </style:paragraph-properties>
      <style:text-properties style:font-name="Arial" style:font-name-complex="Arial" fo:color="#4A4F55" fo:font-size="10pt" style:font-size-asian="10pt" style:font-size-complex="10pt" fo:language="fr" fo:country="FR"/>
    </style:style>
    <style:style style:name="P174" style:parent-style-name="Listecouleur-Accent11" style:list-style-name="LFO3" style:family="paragraph">
      <style:paragraph-properties fo:widows="2" fo:orphans="2" fo:text-align="justify" fo:margin-left="1.7722in" fo:text-indent="-0.2951in">
        <style:tab-stops>
          <style:tab-stop style:type="left" style:position="-1.727in"/>
          <style:tab-stop style:type="left" style:position="-0.7875in"/>
        </style:tab-stops>
      </style:paragraph-properties>
      <style:text-properties style:font-name="Arial" style:font-name-complex="Arial" fo:font-weight="bold" style:font-weight-asian="bold" style:font-weight-complex="bold" fo:color="#4A4F55" fo:font-size="10pt" style:font-size-asian="10pt" style:font-size-complex="10pt" fo:language="fr" fo:country="FR"/>
    </style:style>
    <style:style style:name="P175" style:parent-style-name="Listecouleur-Accent11" style:list-style-name="LFO3" style:family="paragraph">
      <style:paragraph-properties fo:widows="2" fo:orphans="2" fo:text-align="justify" fo:margin-left="1.7722in" fo:text-indent="-0.2951in">
        <style:tab-stops>
          <style:tab-stop style:type="left" style:position="-1.727in"/>
          <style:tab-stop style:type="left" style:position="-0.7875in"/>
        </style:tab-stops>
      </style:paragraph-properties>
    </style:style>
    <style:style style:name="T176" style:parent-style-name="Fuentedepárrafopredeter." style:family="text">
      <style:text-properties style:font-name="Arial" style:font-name-complex="Arial" fo:font-weight="bold" style:font-weight-asian="bold" style:font-weight-complex="bold" fo:color="#4A4F55" fo:font-size="10pt" style:font-size-asian="10pt" style:font-size-complex="10pt" fo:language="fr" fo:country="FR"/>
    </style:style>
    <style:style style:name="T177" style:parent-style-name="Fuentedepárrafopredeter." style:family="text">
      <style:text-properties style:font-name="Arial" style:font-name-complex="Arial" fo:color="#4A4F55" fo:font-size="10pt" style:font-size-asian="10pt" style:font-size-complex="10pt" fo:language="fr" fo:country="FR"/>
    </style:style>
    <style:style style:name="P178" style:parent-style-name="Listecouleur-Accent11" style:list-style-name="LFO3" style:family="paragraph">
      <style:paragraph-properties fo:widows="2" fo:orphans="2" fo:text-align="justify" fo:margin-left="1.7722in" fo:text-indent="-0.2951in">
        <style:tab-stops>
          <style:tab-stop style:type="left" style:position="-1.727in"/>
          <style:tab-stop style:type="left" style:position="-0.7875in"/>
        </style:tab-stops>
      </style:paragraph-properties>
    </style:style>
    <style:style style:name="T179" style:parent-style-name="Fuentedepárrafopredeter." style:family="text">
      <style:text-properties style:font-name="Arial" style:font-name-complex="Arial" fo:color="#4A4F55" fo:font-size="10pt" style:font-size-asian="10pt" style:font-size-complex="10pt" fo:language="fr" fo:country="FR"/>
    </style:style>
    <style:style style:name="T180" style:parent-style-name="Fuentedepárrafopredeter." style:family="text">
      <style:text-properties style:font-name="Arial" style:font-name-complex="Arial" fo:font-weight="bold" style:font-weight-asian="bold" style:font-weight-complex="bold" fo:color="#4A4F55" fo:font-size="10pt" style:font-size-asian="10pt" style:font-size-complex="10pt" fo:language="fr" fo:country="FR"/>
    </style:style>
    <style:style style:name="T181" style:parent-style-name="Fuentedepárrafopredeter." style:family="text">
      <style:text-properties style:font-name="Arial" style:font-name-complex="Arial" fo:color="#4A4F55" fo:font-size="10pt" style:font-size-asian="10pt" style:font-size-complex="10pt" fo:language="fr" fo:country="FR"/>
    </style:style>
    <style:style style:name="T182" style:parent-style-name="Fuentedepárrafopredeter." style:family="text">
      <style:text-properties style:font-name="Arial" style:font-name-complex="Arial" fo:color="#4A4F55" fo:font-size="10pt" style:font-size-asian="10pt" style:font-size-complex="10pt" fo:language="fr" fo:country="FR"/>
    </style:style>
    <style:style style:name="T183" style:parent-style-name="Fuentedepárrafopredeter." style:family="text">
      <style:text-properties style:font-name="Arial" style:font-name-complex="Arial" fo:font-weight="bold" style:font-weight-asian="bold" style:font-weight-complex="bold" fo:color="#4A4F55" fo:font-size="10pt" style:font-size-asian="10pt" style:font-size-complex="10pt" fo:language="fr" fo:country="FR"/>
    </style:style>
    <style:style style:name="P184" style:parent-style-name="Listecouleur-Accent11" style:list-style-name="LFO3" style:family="paragraph">
      <style:paragraph-properties fo:widows="2" fo:orphans="2" fo:text-align="justify" fo:margin-left="1.7722in" fo:text-indent="-0.2951in">
        <style:tab-stops>
          <style:tab-stop style:type="left" style:position="-1.727in"/>
          <style:tab-stop style:type="left" style:position="-0.7875in"/>
        </style:tab-stops>
      </style:paragraph-properties>
    </style:style>
    <style:style style:name="T185" style:parent-style-name="Fuentedepárrafopredeter." style:family="text">
      <style:text-properties style:font-name="Arial" style:font-name-complex="Arial" fo:font-weight="bold" style:font-weight-asian="bold" style:font-weight-complex="bold" fo:color="#4A4F55" fo:font-size="10pt" style:font-size-asian="10pt" style:font-size-complex="10pt" fo:language="fr" fo:country="FR"/>
    </style:style>
    <style:style style:name="T186" style:parent-style-name="Fuentedepárrafopredeter." style:family="text">
      <style:text-properties style:font-name="Arial" style:font-name-complex="Arial" fo:color="#4A4F55" fo:font-size="10pt" style:font-size-asian="10pt" style:font-size-complex="10pt" fo:language="fr" fo:country="FR"/>
    </style:style>
    <style:style style:name="P187" style:parent-style-name="Listecouleur-Accent11" style:list-style-name="LFO3" style:family="paragraph">
      <style:paragraph-properties fo:widows="2" fo:orphans="2" fo:text-align="justify" fo:margin-left="1.7722in" fo:text-indent="-0.2951in">
        <style:tab-stops>
          <style:tab-stop style:type="left" style:position="-1.727in"/>
          <style:tab-stop style:type="left" style:position="-0.7875in"/>
        </style:tab-stops>
      </style:paragraph-properties>
    </style:style>
    <style:style style:name="T188" style:parent-style-name="Fuentedepárrafopredeter." style:family="text">
      <style:text-properties style:font-name="Arial" style:font-name-complex="Arial" fo:color="#4A4F55" fo:font-size="10pt" style:font-size-asian="10pt" style:font-size-complex="10pt" fo:language="fr" fo:country="FR"/>
    </style:style>
    <style:style style:name="T189" style:parent-style-name="Fuentedepárrafopredeter." style:family="text">
      <style:text-properties style:font-name="Arial" style:font-name-complex="Arial" fo:font-weight="bold" style:font-weight-asian="bold" style:font-weight-complex="bold" fo:color="#4A4F55" fo:font-size="10pt" style:font-size-asian="10pt" style:font-size-complex="10pt" fo:language="fr" fo:country="FR"/>
    </style:style>
    <style:style style:name="T190" style:parent-style-name="Fuentedepárrafopredeter." style:family="text">
      <style:text-properties style:font-name="Arial" style:font-name-complex="Arial" fo:color="#4A4F55" fo:font-size="10pt" style:font-size-asian="10pt" style:font-size-complex="10pt" fo:language="fr" fo:country="FR"/>
    </style:style>
    <style:style style:name="T191" style:parent-style-name="Fuentedepárrafopredeter." style:family="text">
      <style:text-properties style:font-name="Arial" style:font-name-complex="Arial" fo:font-weight="bold" style:font-weight-asian="bold" style:font-weight-complex="bold" fo:color="#4A4F55" fo:font-size="10pt" style:font-size-asian="10pt" style:font-size-complex="10pt" fo:language="fr" fo:country="FR"/>
    </style:style>
    <style:style style:name="T192" style:parent-style-name="Fuentedepárrafopredeter." style:family="text">
      <style:text-properties style:font-name="Arial" style:font-name-complex="Arial" fo:color="#4A4F55" fo:font-size="10pt" style:font-size-asian="10pt" style:font-size-complex="10pt" fo:language="fr" fo:country="FR"/>
    </style:style>
    <style:style style:name="P193" style:parent-style-name="Listecouleur-Accent11" style:list-style-name="LFO3" style:family="paragraph">
      <style:paragraph-properties fo:widows="2" fo:orphans="2" fo:text-align="justify" fo:margin-left="1.7722in" fo:text-indent="-0.2951in">
        <style:tab-stops>
          <style:tab-stop style:type="left" style:position="-1.727in"/>
          <style:tab-stop style:type="left" style:position="-0.7875in"/>
        </style:tab-stops>
      </style:paragraph-properties>
      <style:text-properties style:font-name="Arial" style:font-name-complex="Arial" fo:font-weight="bold" style:font-weight-asian="bold" style:font-weight-complex="bold" fo:color="#4A4F55" fo:font-size="10pt" style:font-size-asian="10pt" style:font-size-complex="10pt" fo:language="fr" fo:country="FR"/>
    </style:style>
    <style:style style:name="P194" style:parent-style-name="Listecouleur-Accent11" style:family="paragraph">
      <style:paragraph-properties fo:widows="2" fo:orphans="2" fo:text-align="justify">
        <style:tab-stops>
          <style:tab-stop style:type="left" style:position="0.4847in"/>
        </style:tab-stops>
      </style:paragraph-properties>
      <style:text-properties fo:font-weight="bold" style:font-weight-asian="bold" style:font-weight-complex="bold" fo:color="#4A4F55" fo:language="fr" fo:country="FR"/>
    </style:style>
    <style:style style:name="P195" style:parent-style-name="Listecouleur-Accent11" style:family="paragraph">
      <style:paragraph-properties fo:widows="2" fo:orphans="2" fo:text-align="justify">
        <style:tab-stops>
          <style:tab-stop style:type="left" style:position="0.4847in"/>
        </style:tab-stops>
      </style:paragraph-properties>
      <style:text-properties fo:font-weight="bold" style:font-weight-asian="bold" style:font-weight-complex="bold" fo:color="#4A4F55" fo:language="fr" fo:country="FR"/>
    </style:style>
    <style:style style:name="P196" style:parent-style-name="Listecouleur-Accent11" style:family="paragraph">
      <style:paragraph-properties fo:widows="2" fo:orphans="2" fo:text-align="justify" fo:margin-left="0in">
        <style:tab-stops>
          <style:tab-stop style:type="left" style:position="0.9847in"/>
        </style:tab-stops>
      </style:paragraph-properties>
    </style:style>
    <style:style style:name="T197" style:parent-style-name="Fuentedepárrafopredeter." style:family="text">
      <style:text-properties style:font-name="Arial" style:font-name-asian="Arial" style:font-name-complex="Arial" fo:font-weight="bold" style:font-weight-asian="bold" style:font-weight-complex="bold" fo:color="#4A4F53" fo:font-size="10pt" style:font-size-asian="10pt" style:font-size-complex="10pt" fo:language="fr" fo:country="FR"/>
    </style:style>
    <style:style style:name="T198" style:parent-style-name="Fuentedepárrafopredeter." style:family="text">
      <style:text-properties style:font-name="Arial" style:font-name-asian="Arial" style:font-name-complex="Arial" fo:font-weight="bold" style:font-weight-asian="bold" style:font-weight-complex="bold" fo:color="#E00023" fo:font-size="10pt" style:font-size-asian="10pt" style:font-size-complex="10pt" fo:language="fr" fo:country="FR"/>
    </style:style>
    <style:style style:name="T199" style:parent-style-name="Fuentedepárrafopredeter." style:family="text">
      <style:text-properties style:font-name="Arial" style:font-name-asian="Arial" style:font-name-complex="Arial" fo:color="#E00023" fo:font-size="10pt" style:font-size-asian="10pt" style:font-size-complex="10pt" fo:language="fr" fo:country="FR"/>
    </style:style>
    <style:style style:name="P200" style:parent-style-name="Listecouleur-Accent11" style:family="paragraph">
      <style:paragraph-properties fo:text-align="justify" fo:margin-left="0in">
        <style:tab-stops>
          <style:tab-stop style:type="left" style:position="0.9847in"/>
        </style:tab-stops>
      </style:paragraph-properties>
    </style:style>
    <style:style style:name="T201" style:parent-style-name="Fuentedepárrafopredeter." style:family="text">
      <style:text-properties style:font-name="Arial" style:font-name-asian="Arial" style:font-name-complex="Arial" fo:font-style="italic" style:font-style-asian="italic" style:font-style-complex="italic" fo:color="#4A4F53" fo:font-size="10pt" style:font-size-asian="10pt" style:font-size-complex="10pt" fo:language="fr" fo:country="FR"/>
    </style:style>
    <style:style style:name="T202" style:parent-style-name="Fuentedepárrafopredeter." style:family="text">
      <style:text-properties style:font-name="Arial" style:font-name-asian="Arial" style:font-name-complex="Arial" fo:font-style="italic" style:font-style-asian="italic" style:font-style-complex="italic" fo:color="#4A4F53" fo:font-size="10pt" style:font-size-asian="10pt" style:font-size-complex="10pt" fo:language="fr" fo:country="FR"/>
    </style:style>
    <style:style style:name="P203" style:parent-style-name="Normal" style:list-style-name="LFO8" style:family="paragraph">
      <style:paragraph-properties fo:text-align="justify" fo:line-height="107%" fo:margin-left="1.7722in" fo:text-indent="-0.2951in">
        <style:tab-stops>
          <style:tab-stop style:type="left" style:position="-0.7875in"/>
        </style:tab-stops>
      </style:paragraph-properties>
    </style:style>
    <style:style style:name="T204" style:parent-style-name="Fuentedepárrafopredeter." style:family="text">
      <style:text-properties style:font-name="Arial" style:font-name-asian="Arial" style:font-name-complex="Arial" fo:font-weight="bold" style:font-weight-asian="bold" style:font-weight-complex="bold" fo:color="#4A4F55" fo:font-size="10pt" style:font-size-asian="10pt" style:font-size-complex="10pt" fo:language="fr" fo:country="FR"/>
    </style:style>
    <style:style style:name="T205" style:parent-style-name="Fuentedepárrafopredeter." style:family="text">
      <style:text-properties style:font-name="Arial" style:font-name-asian="Arial" style:font-name-complex="Arial" fo:color="#4A4F55" fo:font-size="10pt" style:font-size-asian="10pt" style:font-size-complex="10pt" fo:language="fr" fo:country="FR"/>
    </style:style>
    <style:style style:name="P206" style:parent-style-name="Normal" style:list-style-name="LFO8" style:family="paragraph">
      <style:paragraph-properties fo:text-align="justify" fo:line-height="107%" fo:margin-left="1.7722in" fo:text-indent="-0.2951in">
        <style:tab-stops>
          <style:tab-stop style:type="left" style:position="-0.7875in"/>
        </style:tab-stops>
      </style:paragraph-properties>
    </style:style>
    <style:style style:name="T207" style:parent-style-name="Fuentedepárrafopredeter." style:family="text">
      <style:text-properties style:font-name="Arial" style:font-name-asian="Arial" style:font-name-complex="Arial" fo:font-weight="bold" style:font-weight-asian="bold" style:font-weight-complex="bold" fo:color="#4A4F55" fo:font-size="10pt" style:font-size-asian="10pt" style:font-size-complex="10pt" fo:language="fr" fo:country="FR"/>
    </style:style>
    <style:style style:name="T208" style:parent-style-name="Fuentedepárrafopredeter." style:family="text">
      <style:text-properties style:font-name="Arial" style:font-name-asian="Arial" style:font-name-complex="Arial" fo:color="#4A4F55" fo:font-size="10pt" style:font-size-asian="10pt" style:font-size-complex="10pt" fo:language="fr" fo:country="FR"/>
    </style:style>
    <style:style style:name="P209" style:parent-style-name="Normal" style:list-style-name="LFO8" style:family="paragraph">
      <style:paragraph-properties fo:text-align="justify" fo:line-height="107%" fo:margin-left="1.7722in" fo:text-indent="-0.2951in">
        <style:tab-stops>
          <style:tab-stop style:type="left" style:position="-0.7875in"/>
        </style:tab-stops>
      </style:paragraph-properties>
    </style:style>
    <style:style style:name="T210" style:parent-style-name="Fuentedepárrafopredeter." style:family="text">
      <style:text-properties style:font-name="Arial" style:font-name-asian="Arial" style:font-name-complex="Arial" fo:font-weight="bold" style:font-weight-asian="bold" style:font-weight-complex="bold" fo:color="#4A4F55" fo:font-size="10pt" style:font-size-asian="10pt" style:font-size-complex="10pt" fo:language="fr" fo:country="FR"/>
    </style:style>
    <style:style style:name="P211" style:parent-style-name="Listecouleur-Accent11" style:family="paragraph">
      <style:paragraph-properties fo:widows="2" fo:orphans="2" fo:text-align="justify" fo:margin-left="0in">
        <style:tab-stops>
          <style:tab-stop style:type="left" style:position="0.9847in"/>
        </style:tab-stops>
      </style:paragraph-properties>
      <style:text-properties fo:font-weight="bold" style:font-weight-asian="bold" style:font-weight-complex="bold" fo:color="#4A4F55" fo:language="fr" fo:country="FR"/>
    </style:style>
    <style:style style:name="P212" style:parent-style-name="Listecouleur-Accent11" style:family="paragraph">
      <style:paragraph-properties fo:widows="2" fo:orphans="2" fo:text-align="justify">
        <style:tab-stops>
          <style:tab-stop style:type="left" style:position="0.4847in"/>
        </style:tab-stops>
      </style:paragraph-properties>
      <style:text-properties style:font-name="Arial" style:font-name-complex="Arial" fo:font-weight="bold" style:font-weight-asian="bold" fo:color="#4A4F55" fo:font-size="10pt" style:font-size-asian="10pt" style:font-size-complex="10pt" fo:language="fr" fo:country="FR"/>
    </style:style>
    <style:style style:name="P213" style:parent-style-name="Normal" style:family="paragraph">
      <style:paragraph-properties fo:margin-top="0.1666in" fo:margin-left="1.477in" fo:text-indent="-1.477in">
        <style:tab-stops>
          <style:tab-stop style:type="left" style:position="0in"/>
        </style:tab-stops>
      </style:paragraph-properties>
    </style:style>
    <style:style style:name="T214" style:parent-style-name="Fuentedepárrafopredeter." style:family="text">
      <style:text-properties style:font-name="Arial" style:font-name-asian="Arial" style:font-name-complex="Arial" fo:font-weight="bold" style:font-weight-asian="bold" style:font-weight-complex="bold" fo:color="#4A4F53" fo:font-size="10pt" style:font-size-asian="10pt" style:font-size-complex="10pt" fo:language="fr" fo:country="FR"/>
    </style:style>
    <style:style style:name="T215" style:parent-style-name="Fuentedepárrafopredeter." style:family="text">
      <style:text-properties style:font-name="Arial" style:font-name-complex="Arial" fo:font-weight="bold" style:font-weight-asian="bold" style:font-weight-complex="bold" fo:color="#4A4F53" fo:font-size="10pt" style:font-size-asian="10pt" style:font-size-complex="10pt" fo:language="fr" fo:country="FR"/>
    </style:style>
    <style:style style:name="T216" style:parent-style-name="Fuentedepárrafopredeter." style:family="text">
      <style:text-properties style:font-name="Arial" style:font-name-asian="Arial" style:font-name-complex="Arial" fo:font-weight="bold" style:font-weight-asian="bold" style:font-weight-complex="bold" fo:color="#4A4F53" fo:font-size="10pt" style:font-size-asian="10pt" style:font-size-complex="10pt" fo:language="fr" fo:country="FR"/>
    </style:style>
    <style:style style:name="T217" style:parent-style-name="Fuentedepárrafopredeter." style:family="text">
      <style:text-properties style:font-name="Arial" style:font-name-asian="Arial" style:font-name-complex="Arial" fo:font-weight="bold" style:font-weight-asian="bold" style:font-weight-complex="bold" fo:color="#E00023" fo:font-size="10pt" style:font-size-asian="10pt" style:font-size-complex="10pt" fo:language="fr" fo:country="FR"/>
    </style:style>
    <style:style style:name="T218" style:parent-style-name="Fuentedepárrafopredeter." style:family="text">
      <style:text-properties style:font-name="Arial" style:font-name-asian="Arial" style:font-name-complex="Arial" fo:color="#E00023" fo:font-size="10pt" style:font-size-asian="10pt" style:font-size-complex="10pt" fo:language="fr" fo:country="FR"/>
    </style:style>
    <style:style style:name="T219" style:parent-style-name="Fuentedepárrafopredeter." style:family="text">
      <style:text-properties style:font-name="Arial" style:font-name-asian="Arial" style:font-name-complex="Arial" fo:font-style="italic" style:font-style-asian="italic" style:font-style-complex="italic" fo:color="#4A4F55" fo:font-size="10pt" style:font-size-asian="10pt" style:font-size-complex="10pt" fo:language="fr" fo:country="FR"/>
    </style:style>
    <style:style style:name="P220" style:parent-style-name="Normal" style:family="paragraph">
      <style:paragraph-properties>
        <style:tab-stops>
          <style:tab-stop style:type="left" style:position="1.477in"/>
        </style:tab-stops>
      </style:paragraph-properties>
    </style:style>
    <style:style style:name="T221" style:parent-style-name="Fuentedepárrafopredeter." style:family="text">
      <style:text-properties style:font-name="Arial" style:font-name-asian="Arial" style:font-name-complex="Arial" fo:font-style="italic" style:font-style-asian="italic" style:font-style-complex="italic" fo:color="#4A4F53" fo:font-size="10pt" style:font-size-asian="10pt" style:font-size-complex="10pt" fo:language="fr" fo:country="FR"/>
    </style:style>
    <style:style style:name="T222" style:parent-style-name="Fuentedepárrafopredeter." style:family="text">
      <style:text-properties style:font-name="Arial" style:font-name-asian="Arial" style:font-name-complex="Arial" fo:font-style="italic" style:font-style-asian="italic" style:font-style-complex="italic" fo:color="#4A4F53" fo:font-size="10pt" style:font-size-asian="10pt" style:font-size-complex="10pt" fo:language="fr" fo:country="FR"/>
    </style:style>
    <style:style style:name="P223" style:parent-style-name="Normal" style:list-style-name="LFO8" style:family="paragraph">
      <style:paragraph-properties fo:text-align="justify" fo:line-height="107%" fo:margin-left="1.7722in" fo:text-indent="-0.2951in">
        <style:tab-stops>
          <style:tab-stop style:type="left" style:position="-0.7875in"/>
        </style:tab-stops>
      </style:paragraph-properties>
    </style:style>
    <style:style style:name="T224" style:parent-style-name="Fuentedepárrafopredeter." style:family="text">
      <style:text-properties style:font-name="Arial" style:font-name-asian="Arial" style:font-name-complex="Arial" fo:font-weight="bold" style:font-weight-asian="bold" style:font-weight-complex="bold" fo:color="#4A4F55" fo:font-size="10pt" style:font-size-asian="10pt" style:font-size-complex="10pt" fo:language="fr" fo:country="FR"/>
    </style:style>
    <style:style style:name="T225" style:parent-style-name="Fuentedepárrafopredeter." style:family="text">
      <style:text-properties style:font-name="Arial" style:font-name-asian="Arial" style:font-name-complex="Arial" fo:color="#4A4F55" fo:font-size="10pt" style:font-size-asian="10pt" style:font-size-complex="10pt" fo:language="fr" fo:country="FR"/>
    </style:style>
    <style:style style:name="P226" style:parent-style-name="Normal" style:list-style-name="LFO8" style:family="paragraph">
      <style:paragraph-properties fo:text-align="justify" fo:line-height="107%" fo:margin-left="1.7722in" fo:text-indent="-0.2951in">
        <style:tab-stops>
          <style:tab-stop style:type="left" style:position="-0.7875in"/>
        </style:tab-stops>
      </style:paragraph-properties>
    </style:style>
    <style:style style:name="T227" style:parent-style-name="Fuentedepárrafopredeter." style:family="text">
      <style:text-properties style:font-name="Arial" style:font-name-asian="Arial" style:font-name-complex="Arial" fo:font-weight="bold" style:font-weight-asian="bold" style:font-weight-complex="bold" fo:color="#4A4F55" fo:font-size="10pt" style:font-size-asian="10pt" style:font-size-complex="10pt" fo:language="fr" fo:country="FR"/>
    </style:style>
    <style:style style:name="T228" style:parent-style-name="Fuentedepárrafopredeter." style:family="text">
      <style:text-properties style:font-name="Arial" style:font-name-asian="Arial" style:font-name-complex="Arial" fo:color="#4A4F55" fo:font-size="10pt" style:font-size-asian="10pt" style:font-size-complex="10pt" fo:language="fr" fo:country="FR"/>
    </style:style>
    <style:style style:name="P229" style:parent-style-name="Normal" style:list-style-name="LFO8" style:family="paragraph">
      <style:paragraph-properties fo:text-align="justify" fo:line-height="107%" fo:margin-left="1.7722in" fo:text-indent="-0.2951in">
        <style:tab-stops>
          <style:tab-stop style:type="left" style:position="-0.7875in"/>
        </style:tab-stops>
      </style:paragraph-properties>
    </style:style>
    <style:style style:name="T230" style:parent-style-name="Fuentedepárrafopredeter." style:family="text">
      <style:text-properties style:font-name="Arial" style:font-name-asian="Arial" style:font-name-complex="Arial" fo:font-weight="bold" style:font-weight-asian="bold" style:font-weight-complex="bold" fo:color="#4A4F55" fo:font-size="10pt" style:font-size-asian="10pt" style:font-size-complex="10pt" fo:language="fr" fo:country="FR"/>
    </style:style>
    <style:style style:name="T231" style:parent-style-name="Fuentedepárrafopredeter." style:family="text">
      <style:text-properties style:font-name="Arial" style:font-name-asian="Arial" style:font-name-complex="Arial" fo:color="#4A4F55" fo:font-size="10pt" style:font-size-asian="10pt" style:font-size-complex="10pt" fo:language="fr" fo:country="FR"/>
    </style:style>
    <style:style style:name="P232" style:parent-style-name="Normal" style:list-style-name="LFO14" style:family="paragraph">
      <style:paragraph-properties fo:text-align="justify" fo:margin-left="1.7722in" fo:text-indent="-0.2951in">
        <style:tab-stops>
          <style:tab-stop style:type="left" style:position="-0.7875in"/>
        </style:tab-stops>
      </style:paragraph-properties>
    </style:style>
    <style:style style:name="T233" style:parent-style-name="Fuentedepárrafopredeter." style:family="text">
      <style:text-properties style:font-name="Arial" style:font-name-asian="Arial" style:font-name-complex="Arial" fo:font-weight="bold" style:font-weight-asian="bold" style:font-weight-complex="bold" fo:color="#4A4F55" fo:font-size="10pt" style:font-size-asian="10pt" style:font-size-complex="10pt" fo:language="fr" fo:country="FR"/>
    </style:style>
    <style:style style:name="T234" style:parent-style-name="Fuentedepárrafopredeter." style:family="text">
      <style:text-properties style:font-name="Arial" style:font-name-asian="Arial" style:font-name-complex="Arial" fo:color="#4A4F55" fo:font-size="10pt" style:font-size-asian="10pt" style:font-size-complex="10pt" fo:language="fr" fo:country="FR"/>
    </style:style>
    <style:style style:name="T235" style:parent-style-name="Fuentedepárrafopredeter." style:family="text">
      <style:text-properties style:font-name="Arial" style:font-name-asian="Arial" style:font-name-complex="Arial" fo:font-weight="bold" style:font-weight-asian="bold" style:font-weight-complex="bold" fo:color="#4A4F55" fo:font-size="10pt" style:font-size-asian="10pt" style:font-size-complex="10pt" fo:language="fr" fo:country="FR"/>
    </style:style>
    <style:style style:name="P236" style:parent-style-name="Normal" style:list-style-name="LFO8" style:family="paragraph">
      <style:paragraph-properties fo:text-align="justify" fo:margin-left="1.7722in" fo:margin-right="0.0076in" fo:text-indent="-0.2951in">
        <style:tab-stops>
          <style:tab-stop style:type="left" style:position="-0.7875in"/>
          <style:tab-stop style:type="left" style:position="-0.2951in"/>
        </style:tab-stops>
      </style:paragraph-properties>
    </style:style>
    <style:style style:name="T237" style:parent-style-name="Fuentedepárrafopredeter." style:family="text">
      <style:text-properties style:font-name="Arial" style:font-name-asian="Arial" style:font-name-complex="Arial" fo:font-weight="bold" style:font-weight-asian="bold" style:font-weight-complex="bold" fo:color="#4A4F55" fo:font-size="10pt" style:font-size-asian="10pt" style:font-size-complex="10pt" fo:language="fr" fo:country="FR"/>
    </style:style>
    <style:style style:name="P238" style:parent-style-name="Normal" style:family="paragraph">
      <style:paragraph-properties fo:text-align="justify" fo:margin-left="1.7722in" fo:margin-right="0.0076in">
        <style:tab-stops>
          <style:tab-stop style:type="left" style:position="-0.7875in"/>
          <style:tab-stop style:type="left" style:position="-0.2951in"/>
        </style:tab-stops>
      </style:paragraph-properties>
      <style:text-properties style:font-name="Arial" style:font-name-asian="Arial" style:font-name-complex="Arial" fo:color="#4A4F53" fo:font-size="10pt" style:font-size-asian="10pt" fo:language="fr" fo:country="FR"/>
    </style:style>
    <style:style style:name="P239" style:parent-style-name="Normal" style:family="paragraph">
      <style:paragraph-properties fo:text-align="justify" fo:margin-left="0.5in" fo:margin-right="0.0076in">
        <style:tab-stops>
          <style:tab-stop style:type="left" style:position="0.977in"/>
        </style:tab-stops>
      </style:paragraph-properties>
      <style:text-properties style:font-name="Arial" style:font-name-asian="Arial" style:font-name-complex="Arial" fo:color="#4A4F53" fo:font-size="10pt" style:font-size-asian="10pt" fo:language="fr" fo:country="FR"/>
    </style:style>
    <style:style style:name="P240" style:parent-style-name="Normal" style:family="paragraph">
      <style:paragraph-properties fo:text-align="justify" fo:margin-left="1.475in" fo:margin-right="0.0076in" fo:text-indent="-1.475in">
        <style:tab-stops>
          <style:tab-stop style:type="left" style:position="0.002in"/>
        </style:tab-stops>
      </style:paragraph-properties>
    </style:style>
    <style:style style:name="T241" style:parent-style-name="Fuentedepárrafopredeter." style:family="text">
      <style:text-properties style:font-name="Arial" style:font-name-asian="Arial" style:font-name-complex="Arial" fo:font-weight="bold" style:font-weight-asian="bold" style:font-weight-complex="bold" fo:color="#4A4F53" fo:font-size="10pt" style:font-size-asian="10pt" style:font-size-complex="10pt" fo:language="fr" fo:country="FR"/>
    </style:style>
    <style:style style:name="T242" style:parent-style-name="Fuentedepárrafopredeter." style:family="text">
      <style:text-properties style:font-name="Arial" style:font-name-complex="Arial" fo:font-weight="bold" style:font-weight-asian="bold" style:font-weight-complex="bold" fo:color="#4A4F53" fo:font-size="10pt" style:font-size-asian="10pt" style:font-size-complex="10pt" fo:language="fr" fo:country="FR"/>
    </style:style>
    <style:style style:name="T243" style:parent-style-name="Fuentedepárrafopredeter." style:family="text">
      <style:text-properties style:font-name="Arial" style:font-name-asian="Arial" style:font-name-complex="Arial" fo:font-weight="bold" style:font-weight-asian="bold" style:font-weight-complex="bold" fo:color="#4A4F53" fo:font-size="10pt" style:font-size-asian="10pt" style:font-size-complex="10pt" fo:language="fr" fo:country="FR"/>
    </style:style>
    <style:style style:name="T244" style:parent-style-name="Fuentedepárrafopredeter." style:family="text">
      <style:text-properties style:font-name="Arial" style:font-name-asian="Arial" style:font-name-complex="Arial" fo:font-weight="bold" style:font-weight-asian="bold" style:font-weight-complex="bold" fo:color="#E00023" fo:font-size="10pt" style:font-size-asian="10pt" style:font-size-complex="10pt" fo:language="fr" fo:country="FR"/>
    </style:style>
    <style:style style:name="T245" style:parent-style-name="Fuentedepárrafopredeter." style:family="text">
      <style:text-properties style:font-name="Arial" style:font-name-asian="Arial" style:font-name-complex="Arial" fo:color="#E00023" fo:font-size="10pt" style:font-size-asian="10pt" style:font-size-complex="10pt" fo:language="fr" fo:country="FR"/>
    </style:style>
    <style:style style:name="P246" style:parent-style-name="Normal" style:family="paragraph">
      <style:paragraph-properties fo:text-align="justify" fo:margin-left="1.475in" fo:margin-right="0.0076in" fo:text-indent="-1.475in">
        <style:tab-stops>
          <style:tab-stop style:type="left" style:position="0.002in"/>
        </style:tab-stops>
      </style:paragraph-properties>
    </style:style>
    <style:style style:name="T247" style:parent-style-name="Fuentedepárrafopredeter." style:family="text">
      <style:text-properties style:font-name="Arial" style:font-name-asian="Arial" style:font-name-complex="Arial" fo:font-style="italic" style:font-style-asian="italic" style:font-style-complex="italic" fo:color="#4A4F53" fo:font-size="10pt" style:font-size-asian="10pt" style:font-size-complex="10pt" fo:language="fr" fo:country="FR"/>
    </style:style>
    <style:style style:name="T248" style:parent-style-name="Fuentedepárrafopredeter." style:family="text">
      <style:text-properties style:font-name="Arial" style:font-name-asian="Arial" style:font-name-complex="Arial" fo:color="#4A4F53" fo:font-size="10pt" style:font-size-asian="10pt" style:font-size-complex="10pt" fo:language="fr" fo:country="FR"/>
    </style:style>
    <style:style style:name="T249" style:parent-style-name="Fuentedepárrafopredeter." style:family="text">
      <style:text-properties style:font-name="Arial" style:font-name-asian="Arial" style:font-name-complex="Arial" fo:font-style="italic" style:font-style-asian="italic" style:font-style-complex="italic" fo:color="#4A4F53" fo:font-size="10pt" style:font-size-asian="10pt" style:font-size-complex="10pt" fo:language="fr" fo:country="FR"/>
    </style:style>
    <style:style style:name="P250" style:parent-style-name="Normal" style:list-style-name="LFO8" style:family="paragraph">
      <style:paragraph-properties fo:text-align="justify" fo:margin-left="1.7722in" fo:text-indent="-0.2951in">
        <style:tab-stops>
          <style:tab-stop style:type="left" style:position="-0.7875in"/>
        </style:tab-stops>
      </style:paragraph-properties>
    </style:style>
    <style:style style:name="T251" style:parent-style-name="Fuentedepárrafopredeter." style:family="text">
      <style:text-properties style:font-name="Arial" style:font-name-asian="Arial" style:font-name-complex="Arial" fo:font-weight="bold" style:font-weight-asian="bold" style:font-weight-complex="bold" fo:color="#4A4F55" fo:font-size="10pt" style:font-size-asian="10pt" style:font-size-complex="10pt" fo:language="fr" fo:country="FR"/>
    </style:style>
    <style:style style:name="T252" style:parent-style-name="Fuentedepárrafopredeter." style:family="text">
      <style:text-properties style:font-name="Arial" style:font-name-asian="Arial" style:font-name-complex="Arial" fo:color="#4A4F55" fo:font-size="10pt" style:font-size-asian="10pt" style:font-size-complex="10pt" fo:language="fr" fo:country="FR"/>
    </style:style>
    <style:style style:name="P253" style:parent-style-name="Normal" style:list-style-name="LFO8" style:family="paragraph">
      <style:paragraph-properties fo:text-align="justify" fo:margin-left="1.7722in" fo:text-indent="-0.2951in">
        <style:tab-stops>
          <style:tab-stop style:type="left" style:position="-0.7875in"/>
        </style:tab-stops>
      </style:paragraph-properties>
    </style:style>
    <style:style style:name="T254" style:parent-style-name="Fuentedepárrafopredeter." style:family="text">
      <style:text-properties style:font-name="Arial" style:font-name-asian="Arial" style:font-name-complex="Arial" fo:color="#4A4F55" fo:font-size="10pt" style:font-size-asian="10pt" style:font-size-complex="10pt" fo:language="fr" fo:country="FR"/>
    </style:style>
    <style:style style:name="T255" style:parent-style-name="Fuentedepárrafopredeter." style:family="text">
      <style:text-properties style:font-name="Arial" style:font-name-asian="Arial" style:font-name-complex="Arial" fo:font-weight="bold" style:font-weight-asian="bold" style:font-weight-complex="bold" fo:color="#4A4F55" fo:font-size="10pt" style:font-size-asian="10pt" style:font-size-complex="10pt" fo:language="fr" fo:country="FR"/>
    </style:style>
    <style:style style:name="P256" style:parent-style-name="Normal" style:list-style-name="LFO8" style:family="paragraph">
      <style:paragraph-properties fo:text-align="justify" fo:margin-left="1.7722in" fo:text-indent="-0.2951in">
        <style:tab-stops>
          <style:tab-stop style:type="left" style:position="-0.7875in"/>
        </style:tab-stops>
      </style:paragraph-properties>
    </style:style>
    <style:style style:name="T257" style:parent-style-name="Fuentedepárrafopredeter." style:family="text">
      <style:text-properties style:font-name="Arial" style:font-name-asian="Arial" style:font-name-complex="Arial" fo:font-weight="bold" style:font-weight-asian="bold" style:font-weight-complex="bold" fo:color="#4A4F55" fo:font-size="10pt" style:font-size-asian="10pt" style:font-size-complex="10pt" fo:language="fr" fo:country="FR"/>
    </style:style>
    <style:style style:name="P258" style:parent-style-name="Normal" style:family="paragraph">
      <style:paragraph-properties fo:text-align="justify" fo:margin-left="1.7722in">
        <style:tab-stops>
          <style:tab-stop style:type="left" style:position="-0.7875in"/>
        </style:tab-stops>
      </style:paragraph-properties>
      <style:text-properties style:font-name="Arial" style:font-name-asian="Arial" style:font-name-complex="Arial" fo:font-weight="bold" style:font-weight-asian="bold" fo:color="#4A4F55" fo:font-size="10pt" style:font-size-asian="10pt" fo:language="fr" fo:country="FR"/>
    </style:style>
    <style:style style:name="P259" style:parent-style-name="Normal" style:family="paragraph">
      <style:paragraph-properties fo:text-align="justify" fo:margin-left="1.7722in">
        <style:tab-stops>
          <style:tab-stop style:type="left" style:position="-0.7875in"/>
        </style:tab-stops>
      </style:paragraph-properties>
      <style:text-properties style:font-name="Arial" style:font-name-asian="Arial" style:font-name-complex="Arial" fo:font-weight="bold" style:font-weight-asian="bold" fo:color="#4A4F55" fo:font-size="10pt" style:font-size-asian="10pt" fo:language="fr" fo:country="FR"/>
    </style:style>
    <style:style style:name="P260" style:parent-style-name="Normal" style:family="paragraph">
      <style:paragraph-properties fo:text-align="justify" fo:margin-left="1.475in" fo:margin-right="0.0076in" fo:text-indent="-1.475in">
        <style:tab-stops>
          <style:tab-stop style:type="left" style:position="0.002in"/>
        </style:tab-stops>
      </style:paragraph-properties>
    </style:style>
    <style:style style:name="T261" style:parent-style-name="Fuentedepárrafopredeter." style:family="text">
      <style:text-properties style:font-name="Arial" style:font-name-asian="Arial" style:font-name-complex="Arial" fo:font-weight="bold" style:font-weight-asian="bold" style:font-weight-complex="bold" fo:color="#4A4F53" fo:font-size="10pt" style:font-size-asian="10pt" style:font-size-complex="10pt" fo:language="fr" fo:country="FR"/>
    </style:style>
    <style:style style:name="T262" style:parent-style-name="Fuentedepárrafopredeter." style:family="text">
      <style:text-properties style:font-name="Arial" style:font-name-complex="Arial" fo:font-weight="bold" style:font-weight-asian="bold" style:font-weight-complex="bold" fo:color="#4A4F53" fo:font-size="10pt" style:font-size-asian="10pt" style:font-size-complex="10pt" fo:language="fr" fo:country="FR"/>
    </style:style>
    <style:style style:name="T263" style:parent-style-name="Fuentedepárrafopredeter." style:family="text">
      <style:text-properties style:font-name="Arial" style:font-name-asian="Arial" style:font-name-complex="Arial" fo:font-weight="bold" style:font-weight-asian="bold" style:font-weight-complex="bold" fo:color="#4A4F53" fo:font-size="10pt" style:font-size-asian="10pt" style:font-size-complex="10pt" fo:language="fr" fo:country="FR"/>
    </style:style>
    <style:style style:name="T264" style:parent-style-name="Fuentedepárrafopredeter." style:family="text">
      <style:text-properties style:font-name="Arial" style:font-name-asian="Arial" style:font-name-complex="Arial" fo:font-weight="bold" style:font-weight-asian="bold" style:font-weight-complex="bold" fo:color="#E00023" fo:font-size="10pt" style:font-size-asian="10pt" style:font-size-complex="10pt" fo:language="fr" fo:country="FR"/>
    </style:style>
    <style:style style:name="T265" style:parent-style-name="Fuentedepárrafopredeter." style:family="text">
      <style:text-properties style:font-name="Arial" style:font-name-asian="Arial" style:font-name-complex="Arial" fo:color="#E00023" fo:font-size="10pt" style:font-size-asian="10pt" style:font-size-complex="10pt" fo:language="fr" fo:country="FR"/>
    </style:style>
    <style:style style:name="P266" style:parent-style-name="Normal" style:family="paragraph">
      <style:paragraph-properties fo:text-align="justify" fo:margin-left="1.475in" fo:margin-right="0.0076in" fo:text-indent="-1.475in">
        <style:tab-stops>
          <style:tab-stop style:type="left" style:position="0.002in"/>
        </style:tab-stops>
      </style:paragraph-properties>
    </style:style>
    <style:style style:name="T267" style:parent-style-name="Fuentedepárrafopredeter." style:family="text">
      <style:text-properties style:font-name="Arial" style:font-name-asian="Arial" style:font-name-complex="Arial" fo:font-style="italic" style:font-style-asian="italic" style:font-style-complex="italic" fo:color="#4A4F53" fo:font-size="10pt" style:font-size-asian="10pt" style:font-size-complex="10pt" fo:language="fr" fo:country="FR"/>
    </style:style>
    <style:style style:name="T268" style:parent-style-name="Fuentedepárrafopredeter." style:family="text">
      <style:text-properties style:font-name="Arial" style:font-name-asian="Arial" style:font-name-complex="Arial" fo:color="#4A4F53" fo:font-size="10pt" style:font-size-asian="10pt" style:font-size-complex="10pt" fo:language="fr" fo:country="FR"/>
    </style:style>
    <style:style style:name="T269" style:parent-style-name="Fuentedepárrafopredeter." style:family="text">
      <style:text-properties style:font-name="Arial" style:font-name-asian="Arial" style:font-name-complex="Arial" fo:font-style="italic" style:font-style-asian="italic" style:font-style-complex="italic" fo:color="#4A4F53" fo:font-size="10pt" style:font-size-asian="10pt" style:font-size-complex="10pt" fo:language="fr" fo:country="FR"/>
    </style:style>
    <style:style style:name="P270" style:parent-style-name="Normal" style:list-style-name="LFO15" style:family="paragraph">
      <style:paragraph-properties fo:text-align="justify" fo:margin-left="1.7722in" fo:text-indent="-0.2951in">
        <style:tab-stops>
          <style:tab-stop style:type="left" style:position="-0.7875in"/>
        </style:tab-stops>
      </style:paragraph-properties>
      <style:text-properties style:font-name="Arial" style:font-name-asian="Arial" style:font-name-complex="Arial" fo:color="#4A4F55" fo:font-size="10pt" style:font-size-asian="10pt" style:font-size-complex="10pt" fo:language="fr" fo:country="FR"/>
    </style:style>
    <style:style style:name="P271" style:parent-style-name="Normal" style:list-style-name="LFO15" style:family="paragraph">
      <style:paragraph-properties fo:text-align="justify" fo:margin-left="1.7722in" fo:text-indent="-0.2951in">
        <style:tab-stops>
          <style:tab-stop style:type="left" style:position="-0.7875in"/>
        </style:tab-stops>
      </style:paragraph-properties>
    </style:style>
    <style:style style:name="T272" style:parent-style-name="Fuentedepárrafopredeter." style:family="text">
      <style:text-properties style:font-name="Arial" style:font-name-asian="Arial" style:font-name-complex="Arial" fo:color="#4A4F55" fo:font-size="10pt" style:font-size-asian="10pt" style:font-size-complex="10pt" fo:language="fr" fo:country="FR"/>
    </style:style>
    <style:style style:name="P273" style:parent-style-name="Normal" style:list-style-name="LFO15" style:family="paragraph">
      <style:paragraph-properties fo:text-align="justify" fo:margin-left="1.7722in" fo:text-indent="-0.2951in">
        <style:tab-stops>
          <style:tab-stop style:type="left" style:position="-0.7875in"/>
        </style:tab-stops>
      </style:paragraph-properties>
    </style:style>
    <style:style style:name="T274" style:parent-style-name="Fuentedepárrafopredeter." style:family="text">
      <style:text-properties style:font-name="Arial" style:font-name-asian="Arial" style:font-name-complex="Arial" fo:color="#4A4F55" fo:font-size="10pt" style:font-size-asian="10pt" style:font-size-complex="10pt" fo:language="fr" fo:country="FR"/>
    </style:style>
    <style:style style:name="T275" style:parent-style-name="Fuentedepárrafopredeter." style:family="text">
      <style:text-properties style:font-name="Arial" style:font-name-asian="Arial" style:font-name-complex="Arial" fo:font-weight="bold" style:font-weight-asian="bold" style:font-weight-complex="bold" fo:color="#4A4F55" fo:font-size="10pt" style:font-size-asian="10pt" style:font-size-complex="10pt" fo:language="fr" fo:country="FR"/>
    </style:style>
    <style:style style:name="T276" style:parent-style-name="Fuentedepárrafopredeter." style:family="text">
      <style:text-properties style:font-name="Arial" style:font-name-asian="Arial" style:font-name-complex="Arial" fo:color="#4A4F55" fo:font-size="10pt" style:font-size-asian="10pt" style:font-size-complex="10pt" fo:language="fr" fo:country="FR"/>
    </style:style>
    <style:style style:name="P277" style:parent-style-name="Normal" style:list-style-name="LFO15" style:family="paragraph">
      <style:paragraph-properties fo:text-align="justify" fo:margin-left="1.7722in" fo:text-indent="-0.2951in">
        <style:tab-stops>
          <style:tab-stop style:type="left" style:position="-0.7875in"/>
        </style:tab-stops>
      </style:paragraph-properties>
    </style:style>
    <style:style style:name="T278" style:parent-style-name="Fuentedepárrafopredeter." style:family="text">
      <style:text-properties style:font-name="Arial" style:font-name-asian="Arial" style:font-name-complex="Arial" fo:font-weight="bold" style:font-weight-asian="bold" style:font-weight-complex="bold" fo:color="#4A4F55" fo:font-size="10pt" style:font-size-asian="10pt" style:font-size-complex="10pt" fo:language="fr" fo:country="FR"/>
    </style:style>
    <style:style style:name="P279" style:parent-style-name="Normal" style:family="paragraph">
      <style:paragraph-properties fo:text-align="justify" fo:margin-left="0.9847in">
        <style:tab-stops>
          <style:tab-stop style:type="left" style:position="0in"/>
        </style:tab-stops>
      </style:paragraph-properties>
      <style:text-properties fo:font-weight="bold" style:font-weight-asian="bold" style:font-weight-complex="bold" fo:color="#4A4F55" fo:language="fr" fo:country="FR"/>
    </style:style>
    <style:style style:name="P280" style:parent-style-name="Normal" style:family="paragraph">
      <style:paragraph-properties fo:text-align="justify" fo:margin-left="1.475in" fo:margin-right="0.0076in" fo:text-indent="-1.475in">
        <style:tab-stops>
          <style:tab-stop style:type="left" style:position="0.002in"/>
        </style:tab-stops>
      </style:paragraph-properties>
    </style:style>
    <style:style style:name="T281" style:parent-style-name="Fuentedepárrafopredeter." style:family="text">
      <style:text-properties style:font-name="Arial" style:font-name-asian="Arial" style:font-name-complex="Arial" fo:font-weight="bold" style:font-weight-asian="bold" style:font-weight-complex="bold" fo:color="#4A4F53" fo:font-size="10pt" style:font-size-asian="10pt" style:font-size-complex="10pt" fo:language="fr" fo:country="FR"/>
    </style:style>
    <style:style style:name="T282" style:parent-style-name="Fuentedepárrafopredeter." style:family="text">
      <style:text-properties style:font-name="Arial" style:font-name-complex="Arial" fo:font-weight="bold" style:font-weight-asian="bold" style:font-weight-complex="bold" fo:color="#4A4F53" fo:font-size="10pt" style:font-size-asian="10pt" style:font-size-complex="10pt" fo:language="fr" fo:country="FR"/>
    </style:style>
    <style:style style:name="T283" style:parent-style-name="Fuentedepárrafopredeter." style:family="text">
      <style:text-properties style:font-name="Arial" style:font-name-asian="Arial" style:font-name-complex="Arial" fo:font-weight="bold" style:font-weight-asian="bold" style:font-weight-complex="bold" fo:color="#4A4F53" fo:font-size="10pt" style:font-size-asian="10pt" style:font-size-complex="10pt" fo:language="fr" fo:country="FR"/>
    </style:style>
    <style:style style:name="T284" style:parent-style-name="Fuentedepárrafopredeter." style:family="text">
      <style:text-properties style:font-name="Arial" style:font-name-asian="Arial" style:font-name-complex="Arial" fo:font-weight="bold" style:font-weight-asian="bold" style:font-weight-complex="bold" fo:color="#E00023" fo:font-size="10pt" style:font-size-asian="10pt" style:font-size-complex="10pt" fo:language="fr" fo:country="FR"/>
    </style:style>
    <style:style style:name="T285" style:parent-style-name="Fuentedepárrafopredeter." style:family="text">
      <style:text-properties style:font-name="Arial" style:font-name-asian="Arial" style:font-name-complex="Arial" fo:color="#E00023" fo:font-size="10pt" style:font-size-asian="10pt" style:font-size-complex="10pt" fo:language="fr" fo:country="FR"/>
    </style:style>
    <style:style style:name="P286" style:parent-style-name="Normal" style:family="paragraph">
      <style:paragraph-properties fo:text-align="justify" fo:margin-left="1.475in" fo:margin-right="0.0076in" fo:text-indent="-1.475in">
        <style:tab-stops>
          <style:tab-stop style:type="left" style:position="0.002in"/>
        </style:tab-stops>
      </style:paragraph-properties>
    </style:style>
    <style:style style:name="T287" style:parent-style-name="Fuentedepárrafopredeter." style:family="text">
      <style:text-properties style:font-name="Arial" style:font-name-asian="Arial" style:font-name-complex="Arial" fo:font-style="italic" style:font-style-asian="italic" style:font-style-complex="italic" fo:color="#4A4F53" fo:font-size="10pt" style:font-size-asian="10pt" style:font-size-complex="10pt" fo:language="fr" fo:country="FR"/>
    </style:style>
    <style:style style:name="T288" style:parent-style-name="Fuentedepárrafopredeter." style:family="text">
      <style:text-properties style:font-name="Arial" style:font-name-asian="Arial" style:font-name-complex="Arial" fo:color="#4A4F53" fo:font-size="10pt" style:font-size-asian="10pt" style:font-size-complex="10pt" fo:language="fr" fo:country="FR"/>
    </style:style>
    <style:style style:name="T289" style:parent-style-name="Fuentedepárrafopredeter." style:family="text">
      <style:text-properties style:font-name="Arial" style:font-name-asian="Arial" style:font-name-complex="Arial" fo:color="#4A4F53" fo:font-size="10pt" style:font-size-asian="10pt" style:font-size-complex="10pt" fo:language="fr" fo:country="FR"/>
    </style:style>
    <style:style style:name="P290" style:parent-style-name="Normal" style:list-style-name="LFO15" style:family="paragraph">
      <style:paragraph-properties fo:text-align="justify" fo:line-height="107%" fo:margin-left="1.7722in" fo:text-indent="-0.2951in">
        <style:tab-stops>
          <style:tab-stop style:type="left" style:position="-0.7875in"/>
        </style:tab-stops>
      </style:paragraph-properties>
    </style:style>
    <style:style style:name="T291" style:parent-style-name="Fuentedepárrafopredeter." style:family="text">
      <style:text-properties style:font-name="Arial" style:font-name-asian="Arial" style:font-name-complex="Arial" fo:color="#4A4F55" fo:font-size="10pt" style:font-size-asian="10pt" style:font-size-complex="10pt" fo:language="fr" fo:country="FR"/>
    </style:style>
    <style:style style:name="T292" style:parent-style-name="Fuentedepárrafopredeter." style:family="text">
      <style:text-properties style:font-name="Arial" style:font-name-asian="Arial" style:font-name-complex="Arial" fo:font-weight="bold" style:font-weight-asian="bold" style:font-weight-complex="bold" fo:color="#4A4F55" fo:font-size="10pt" style:font-size-asian="10pt" style:font-size-complex="10pt" fo:language="fr" fo:country="FR"/>
    </style:style>
    <style:style style:name="P293" style:parent-style-name="Normal" style:list-style-name="LFO15" style:family="paragraph">
      <style:paragraph-properties fo:text-align="justify" fo:margin-left="1.7722in" fo:text-indent="-0.2951in">
        <style:tab-stops>
          <style:tab-stop style:type="left" style:position="-0.7875in"/>
        </style:tab-stops>
      </style:paragraph-properties>
    </style:style>
    <style:style style:name="T294" style:parent-style-name="Fuentedepárrafopredeter." style:family="text">
      <style:text-properties style:font-name="Arial" style:font-name-asian="Arial" style:font-name-complex="Arial" fo:color="#4A4F55" fo:font-size="10pt" style:font-size-asian="10pt" style:font-size-complex="10pt" fo:language="fr" fo:country="FR"/>
    </style:style>
    <style:style style:name="P295" style:parent-style-name="Normal" style:list-style-name="LFO15" style:family="paragraph">
      <style:paragraph-properties fo:text-align="justify" fo:margin-left="1.7722in" fo:text-indent="-0.2951in">
        <style:tab-stops>
          <style:tab-stop style:type="left" style:position="-0.7875in"/>
        </style:tab-stops>
      </style:paragraph-properties>
    </style:style>
    <style:style style:name="T296" style:parent-style-name="Fuentedepárrafopredeter." style:family="text">
      <style:text-properties style:font-name="Arial" style:font-name-asian="Arial" style:font-name-complex="Arial" fo:color="#4A4F55" fo:font-size="10pt" style:font-size-asian="10pt" style:font-size-complex="10pt" fo:language="fr" fo:country="FR"/>
    </style:style>
    <style:style style:name="P297" style:parent-style-name="Normal" style:list-style-name="LFO15" style:family="paragraph">
      <style:paragraph-properties fo:text-align="justify" fo:margin-left="1.7722in" fo:text-indent="-0.2951in">
        <style:tab-stops>
          <style:tab-stop style:type="left" style:position="-0.7875in"/>
        </style:tab-stops>
      </style:paragraph-properties>
    </style:style>
    <style:style style:name="T298" style:parent-style-name="Fuentedepárrafopredeter." style:family="text">
      <style:text-properties style:font-name="Arial" style:font-name-asian="Arial" style:font-name-complex="Arial" fo:color="#4A4F55" fo:font-size="10pt" style:font-size-asian="10pt" style:font-size-complex="10pt" fo:language="fr" fo:country="FR"/>
    </style:style>
    <style:style style:name="P299" style:parent-style-name="Párrafodelista" style:list-style-name="LFO15" style:family="paragraph">
      <style:paragraph-properties fo:text-align="justify">
        <style:tab-stops>
          <style:tab-stop style:type="left" style:position="0.4847in"/>
        </style:tab-stops>
      </style:paragraph-properties>
    </style:style>
    <style:style style:name="T300" style:parent-style-name="Fuentedepárrafopredeter." style:family="text">
      <style:text-properties style:font-name="Arial" style:font-name-asian="Arial" style:font-name-complex="Arial" fo:color="#4A4F55" fo:font-size="10pt" style:font-size-asian="10pt" style:font-size-complex="10pt" fo:language="fr" fo:country="FR"/>
    </style:style>
    <style:style style:name="T301" style:parent-style-name="Fuentedepárrafopredeter." style:family="text">
      <style:text-properties style:font-name="Arial" style:font-name-asian="Arial" style:font-name-complex="Arial" fo:font-weight="bold" style:font-weight-asian="bold" style:font-weight-complex="bold" fo:color="#4A4F55" fo:font-size="10pt" style:font-size-asian="10pt" style:font-size-complex="10pt" fo:language="fr" fo:country="FR"/>
    </style:style>
    <style:style style:name="P302" style:parent-style-name="Normal" style:family="paragraph">
      <style:paragraph-properties fo:text-align="justify">
        <style:tab-stops>
          <style:tab-stop style:type="left" style:position="0.9847in"/>
        </style:tab-stops>
      </style:paragraph-properties>
      <style:text-properties fo:font-weight="bold" style:font-weight-asian="bold" style:font-weight-complex="bold" fo:color="#4A4F55" fo:language="fr" fo:country="FR"/>
    </style:style>
    <style:style style:name="P303" style:parent-style-name="Normal" style:family="paragraph">
      <style:paragraph-properties fo:border-top="none" fo:border-left="none" fo:border-bottom="0.0034in solid #FF00FF" fo:border-right="none" fo:padding-top="0in" fo:padding-left="0in" fo:padding-bottom="0.0277in" fo:padding-right="0in" style:shadow="none" fo:margin-top="0.3333in"/>
    </style:style>
    <style:style style:name="T304" style:parent-style-name="Fuentedepárrafopredeter." style:family="text">
      <style:text-properties style:font-name="Arial" style:font-name-asian="DejaVuSans" style:font-name-complex="Arial" fo:font-weight="bold" style:font-weight-asian="bold" style:font-weight-complex="bold" fo:color="#E00023" fo:font-size="14pt" style:font-size-asian="14pt" style:font-size-complex="14pt" fo:language="fr" fo:country="FR"/>
    </style:style>
    <style:style style:name="P305" style:parent-style-name="Normal" style:family="paragraph">
      <style:text-properties style:font-name="Arial" style:font-name-complex="Arial" fo:font-weight="bold" style:font-weight-asian="bold" style:font-weight-complex="bold" fo:color="#4A4F53" fo:font-size="10pt" style:font-size-asian="10pt" style:font-size-complex="10pt" fo:language="fr" fo:country="FR"/>
    </style:style>
    <style:style style:name="P306" style:parent-style-name="Normal" style:family="paragraph">
      <style:paragraph-properties fo:text-align="justify" fo:margin-top="0.0833in" fo:line-height="107%" fo:margin-left="1.4763in" fo:margin-right="0.0076in" fo:text-indent="-1.4763in">
        <style:tab-stops>
          <style:tab-stop style:type="left" style:position="0in"/>
        </style:tab-stops>
      </style:paragraph-properties>
    </style:style>
    <style:style style:name="T307" style:parent-style-name="Fuentedepárrafopredeter." style:family="text">
      <style:text-properties style:font-name="Arial" style:font-name-asian="Arial" style:font-name-complex="Arial" fo:font-weight="bold" style:font-weight-asian="bold" style:font-weight-complex="bold" fo:color="#4A4F53" fo:font-size="10pt" style:font-size-asian="10pt" style:font-size-complex="10pt" fo:language="fr" fo:country="FR"/>
    </style:style>
    <style:style style:name="T308" style:parent-style-name="Fuentedepárrafopredeter." style:family="text">
      <style:text-properties style:font-name="Arial" style:font-name-asian="Arial" style:font-name-complex="Arial" fo:font-weight="bold" style:font-weight-asian="bold" style:font-weight-complex="bold" fo:color="#4A4F53" fo:font-size="10pt" style:font-size-asian="10pt" style:font-size-complex="10pt" fo:language="fr" fo:country="FR"/>
    </style:style>
    <style:style style:name="P309" style:parent-style-name="Normal" style:family="paragraph">
      <style:paragraph-properties fo:text-align="justify" fo:margin-top="0.0833in" fo:margin-left="1.4763in" fo:margin-right="0.0076in" fo:text-indent="-1.4763in">
        <style:tab-stops>
          <style:tab-stop style:type="left" style:position="0in"/>
        </style:tab-stops>
      </style:paragraph-properties>
      <style:text-properties style:font-name="Arial" style:font-name-asian="Arial" style:font-name-complex="Arial" fo:color="#4A4F53" fo:font-size="10pt" style:font-size-asian="10pt" fo:language="fr" fo:country="FR"/>
    </style:style>
    <style:style style:name="P310" style:parent-style-name="Normal" style:family="paragraph">
      <style:paragraph-properties fo:margin-top="0.0833in" fo:margin-left="1.4763in" fo:margin-right="0.0076in" fo:text-indent="-1.4763in">
        <style:tab-stops>
          <style:tab-stop style:type="left" style:position="0in"/>
        </style:tab-stops>
      </style:paragraph-properties>
    </style:style>
    <style:style style:name="T311" style:parent-style-name="Fuentedepárrafopredeter." style:family="text">
      <style:text-properties style:font-name="Arial" style:font-name-asian="Arial" style:font-name-complex="Arial" fo:font-weight="bold" style:font-weight-asian="bold" style:font-weight-complex="bold" fo:color="#4A4F53" fo:font-size="10pt" style:font-size-asian="10pt" style:font-size-complex="10pt" fo:language="fr" fo:country="FR"/>
    </style:style>
    <style:style style:name="T312" style:parent-style-name="Fuentedepárrafopredeter." style:family="text">
      <style:text-properties style:font-name="Arial" style:font-name-asian="Arial" style:font-name-complex="Arial" fo:font-weight="bold" style:font-weight-asian="bold" style:font-weight-complex="bold" fo:color="#4A4F53" fo:font-size="10pt" style:font-size-asian="10pt" style:font-size-complex="10pt" fo:language="fr" fo:country="FR"/>
    </style:style>
    <style:style style:name="P313" style:parent-style-name="Normal" style:family="paragraph">
      <style:paragraph-properties fo:margin-top="0.0833in" fo:margin-left="1.4763in" fo:margin-right="0.0076in" fo:text-indent="-1.4763in">
        <style:tab-stops>
          <style:tab-stop style:type="left" style:position="0in"/>
        </style:tab-stops>
      </style:paragraph-properties>
    </style:style>
    <style:style style:name="T314" style:parent-style-name="Fuentedepárrafopredeter." style:family="text">
      <style:text-properties style:font-name="Arial" style:font-name-asian="Arial" style:font-name-complex="Arial" fo:font-weight="bold" style:font-weight-asian="bold" style:font-weight-complex="bold" fo:color="#4A4F53" fo:font-size="10pt" style:font-size-asian="10pt" style:font-size-complex="10pt" fo:language="fr" fo:country="FR"/>
    </style:style>
    <style:style style:name="T315" style:parent-style-name="Fuentedepárrafopredeter." style:family="text">
      <style:text-properties style:font-name="Arial" style:font-name-asian="Arial" style:font-name-complex="Arial" fo:color="#4A4F53" fo:font-size="10pt" style:font-size-asian="10pt" style:font-size-complex="10pt" fo:language="fr" fo:country="FR"/>
    </style:style>
    <style:style style:name="P316" style:parent-style-name="Normal" style:family="paragraph">
      <style:paragraph-properties fo:margin-top="0.0833in" fo:margin-left="1.4763in" fo:margin-right="0.0076in" fo:text-indent="-1.4763in">
        <style:tab-stops>
          <style:tab-stop style:type="left" style:position="0in"/>
        </style:tab-stops>
      </style:paragraph-properties>
      <style:text-properties style:font-name="Arial" style:font-name-asian="Arial" style:font-name-complex="Arial" fo:color="#4A4F53" fo:font-size="10pt" style:font-size-asian="10pt" fo:language="fr" fo:country="FR"/>
    </style:style>
    <style:style style:name="P317" style:parent-style-name="Normal" style:family="paragraph">
      <style:paragraph-properties fo:margin-top="0.0833in" fo:margin-left="1.4763in" fo:margin-right="0.0076in" fo:text-indent="-1.4763in">
        <style:tab-stops>
          <style:tab-stop style:type="left" style:position="0in"/>
        </style:tab-stops>
      </style:paragraph-properties>
    </style:style>
    <style:style style:name="T318" style:parent-style-name="Fuentedepárrafopredeter." style:family="text">
      <style:text-properties style:font-name="Arial" style:font-name-asian="Arial" style:font-name-complex="Arial" fo:font-weight="bold" style:font-weight-asian="bold" style:font-weight-complex="bold" fo:color="#4A4F53" fo:font-size="10pt" style:font-size-asian="10pt" style:font-size-complex="10pt" fo:language="fr" fo:country="FR"/>
    </style:style>
    <style:style style:name="T319" style:parent-style-name="Fuentedepárrafopredeter." style:family="text">
      <style:text-properties style:font-name="Arial" style:font-name-asian="Arial" style:font-name-complex="Arial" fo:color="#4A4F53" fo:font-size="10pt" style:font-size-asian="10pt" style:font-size-complex="10pt" fo:language="fr" fo:country="FR"/>
    </style:style>
    <style:style style:name="T320" style:parent-style-name="Fuentedepárrafopredeter." style:family="text">
      <style:text-properties style:font-name="Arial" style:font-name-asian="Arial" style:font-name-complex="Arial" fo:color="#4A4F53" fo:font-size="10pt" style:font-size-asian="10pt" style:font-size-complex="10pt" fo:language="fr" fo:country="FR"/>
    </style:style>
    <style:style style:name="P321" style:parent-style-name="LO-normal" style:family="paragraph">
      <style:paragraph-properties fo:widows="2" fo:orphans="2" fo:text-align="justify" fo:margin-top="0.0833in" fo:margin-left="1.4763in" fo:margin-right="0.0076in" fo:text-indent="-1.4763in">
        <style:tab-stops>
          <style:tab-stop style:type="left" style:position="0in"/>
        </style:tab-stops>
      </style:paragraph-properties>
    </style:style>
    <style:style style:name="P322" style:parent-style-name="Normal" style:family="paragraph">
      <style:text-properties fo:language="fr" fo:country="FR"/>
    </style:style>
  </office:automatic-styles>
  <office:body>
    <office:text text:use-soft-page-breaks="true">
      <text:p text:style-name="P1">Marianne BOSCH- -TORRES</text:p>
      <text:p text:style-name="P14">26 ans</text:p>
      <text:p text:style-name="P15"/>
      <text:p text:style-name="P16"><text:span text:style-name="T17">Consultant Business Intelligence &amp; Big Data</text:span></text:p>
      <text:p text:style-name="P18"><text:span text:style-name="T19">Domaines de compétences</text:span></text:p>
      <text:p text:style-name="P20"/>
      <text:p text:style-name="P21"><text:span text:style-name="T22">Informatique</text:span><text:span text:style-name="T23"><text:tab/></text:span><text:span text:style-name="T24">Business Intelligence</text:span><text:span text:style-name="T25"><text:s/>:</text:span><text:span text:style-name="T26"><text:s/></text:span><text:span text:style-name="T27">SQL Server</text:span><text:span text:style-name="T28">,<text:s/></text:span><text:span text:style-name="T29">SSMS, Power BI</text:span></text:p>
      <text:p text:style-name="P30"><text:span text:style-name="T31">Cloud :</text:span><text:span text:style-name="T32"><text:s/></text:span><text:span text:style-name="T33">Azure</text:span></text:p>
      <text:p text:style-name="P34"><text:span text:style-name="T35">Lan</text:span><text:span text:style-name="T36">gages :</text:span><text:span text:style-name="T37"><text:s/>Python, Transact SQL, R</text:span></text:p>
      <text:p text:style-name="P38"><text:span text:style-name="T39">Big Data :</text:span><text:span text:style-name="T40"><text:s/></text:span><text:span text:style-name="T41">Hadoop, Spark</text:span></text:p>
      <text:p text:style-name="P42"><text:span text:style-name="T43">ETL</text:span><text:span text:style-name="T44"><text:s/>:</text:span><text:span text:style-name="T45"><text:s/></text:span><text:span text:style-name="T46">Talend</text:span><text:span text:style-name="T47"><text:s/>ETL</text:span><text:span text:style-name="T48">, Datastage<text:s/></text:span></text:p>
      <text:p text:style-name="P49"><text:span text:style-name="T50">Méthodes :<text:s/></text:span><text:span text:style-name="T51">Agiles, Scrum,<text:s/></text:span><text:span text:style-name="T52">Kanban, SAFE, TCP/IP</text:span></text:p>
      <text:p text:style-name="P53"><text:span text:style-name="T54">Bureautique :</text:span><text:span text:style-name="T55"><text:s/>Pack Microsoft Office</text:span></text:p>
      <text:p text:style-name="P56"><text:span text:style-name="T57">Environnement :</text:span><text:span text:style-name="T58"><text:s/>Windows, Linux (Centos)</text:span></text:p>
      <text:p text:style-name="P59"><text:span text:style-name="T60">Cartographie SIG</text:span><text:span text:style-name="T61">: AutoCAD Map 3D, QGIS</text:span></text:p>
      <text:p text:style-name="P62"><text:span text:style-name="T63">Statistique :</text:span><text:span text:style-name="T64"><text:s/>RStudio</text:span></text:p>
      <text:p text:style-name="P65"/>
      <text:p text:style-name="P66"><text:span text:style-name="T67">Langues</text:span><text:tab/><text:span text:style-name="T68">Anglais :</text:span><text:span text:style-name="T69"><text:s/>Niveau B1</text:span></text:p>
      <text:p text:style-name="P70"><text:span text:style-name="T71"><text:s text:c="35"/></text:span><text:tab/><text:span text:style-name="T72">Espagnol :</text:span><text:span text:style-name="T73"><text:s/>Bilingue (Niveau C2)</text:span></text:p>
      <text:p text:style-name="P74"><text:span text:style-name="T75">Formations<text:s/></text:span></text:p>
      <text:p text:style-name="P76"><text:span text:style-name="T77">Janv</text:span><text:span text:style-name="T78"><text:s/></text:span><text:span text:style-name="T79">–<text:s/></text:span><text:span text:style-name="T80">Avril</text:span><text:span text:style-name="T81"><text:s/>202</text:span><text:span text:style-name="T82">2</text:span><text:span text:style-name="T83"><text:tab/></text:span><text:span text:style-name="T84">INTI Formation<text:s/></text:span><text:span text:style-name="T85">ADAMING</text:span></text:p>
      <text:p text:style-name="P86"><text:span text:style-name="T87">Formation<text:s/></text:span><text:span text:style-name="T88">Business Intelligence / Big Data</text:span><text:span text:style-name="T89"><text:s/></text:span><text:span text:style-name="T90">57 jours</text:span></text:p>
      <text:p text:style-name="P91"/>
      <text:p text:style-name="P92"><text:span text:style-name="T93">2018<text:s/></text:span><text:span text:style-name="T94">–</text:span><text:span text:style-name="T95"><text:s/>2020</text:span><text:tab/><text:span text:style-name="T96">Master Biodiversité, Ecologie et Evolution<text:s/></text:span><text:span text:style-name="T97">– Université de Perpignan Via Domitia (UPVD)</text:span></text:p>
      <text:p text:style-name="P98"><text:span text:style-name="T99"><text:s/></text:span><text:span text:style-name="T100"><text:s text:c="37"/></text:span><text:tab/><text:span text:style-name="T101">Spécialité : Biodiversité et Développement Durable</text:span></text:p>
      <text:p text:style-name="P102"><text:span text:style-name="T103">Ingénieur en Développement Durable</text:span></text:p>
      <text:p text:style-name="P104"/>
      <text:p text:style-name="P105"><text:span text:style-name="T106">2017<text:s/></text:span><text:span text:style-name="T107">–</text:span><text:span text:style-name="T108"><text:s/>2018</text:span><text:tab/><text:span text:style-name="T109">Master Biodiversité<text:s/></text:span><text:span text:style-name="T110">– Université de Barcelone (UB)</text:span></text:p>
      <text:p text:style-name="P111"><text:span text:style-name="T112">Spécialité : Biologie Evolutive et Etude des populations<text:s/></text:span></text:p>
      <text:p text:style-name="P113"><text:span text:style-name="T114">Ingénieur en étude des populations animales</text:span></text:p>
      <text:p text:style-name="P115"/>
      <text:p text:style-name="P116"><text:span text:style-name="T117">2014<text:s/></text:span><text:span text:style-name="T118">–</text:span><text:span text:style-name="T119"><text:s/>2017</text:span><text:tab/><text:span text:style-name="T120">Licence de Biologie<text:s/></text:span><text:span text:style-name="T121">– Université Toulouse III</text:span></text:p>
      <text:p text:style-name="P122">Spécialité : Biologie des Organismes, des Populations et des Ecosystèmes</text:p>
      <text:p text:style-name="P123"/>
      <text:p text:style-name="P124"><text:span text:style-name="T125">Expériences professionnelles</text:span></text:p>
      <text:p text:style-name="P126"/>
      <text:p text:style-name="P127"><text:span text:style-name="T128">Janv</text:span><text:span text:style-name="T129"><text:s/></text:span><text:span text:style-name="T130">–<text:s/></text:span><text:span text:style-name="T131">Avril</text:span><text:span text:style-name="T132"><text:s/>20</text:span><text:span text:style-name="T133">2</text:span><text:span text:style-name="T134">2</text:span><text:span text:style-name="T135"><text:s/></text:span><text:span text:style-name="T136"><text:tab/></text:span><text:span text:style-name="T137">INTI FORMATION</text:span></text:p>
      <text:p text:style-name="P138"><text:span text:style-name="T139">(57 jours)</text:span><text:span text:style-name="T140"><text:tab/></text:span><text:span text:style-name="T141"><text:tab/></text:span><text:span text:style-name="T142">Projet/Formation<text:s/></text:span><text:span text:style-name="T143">de<text:s/></text:span><text:span text:style-name="T144">Consultant BI / Big Data</text:span></text:p>
      <text:list text:style-name="LFO3" text:continue-numbering="true">
        <text:list-item>
          <text:p text:style-name="P145"><text:bookmark-start text:name="_Hlk5809058"/>Introduction aux métiers de l’IT</text:p>
        </text:list-item>
        <text:list-item>
          <text:p text:style-name="P146"><text:span text:style-name="T147">Méthodologie<text:s/></text:span><text:span text:style-name="T148">Agile</text:span><text:span text:style-name="T149"><text:s/>avec<text:s/></text:span><text:span text:style-name="T150">Scrum, Kanban</text:span><text:span text:style-name="T151"><text:s/>et présentation<text:s/></text:span><text:span text:style-name="T152">SAFE</text:span></text:p>
        </text:list-item>
        <text:list-item>
          <text:p text:style-name="P153"><text:span text:style-name="T154">Intr</text:span><text:span text:style-name="T155">o</text:span><text:span text:style-name="T156">duction aux<text:s/></text:span><text:span text:style-name="T157">réseaux</text:span><text:span text:style-name="T158"><text:s/>et au<text:s/></text:span><text:span text:style-name="T159">TCP/IP</text:span></text:p>
        </text:list-item>
        <text:list-item>
          <text:p text:style-name="P160"><text:span text:style-name="T161">Introduction à<text:s/></text:span><text:span text:style-name="T162">Linux (Centos)</text:span><text:span text:style-name="T163"><text:s/>et au</text:span><text:span text:style-name="T164"><text:s/>Shell</text:span></text:p>
        </text:list-item>
        <text:list-item>
          <text:p text:style-name="P165"><text:span text:style-name="T166">Initiation à</text:span><text:span text:style-name="T167"><text:s/>Azure</text:span></text:p>
        </text:list-item>
        <text:list-item>
          <text:p text:style-name="P168"><text:span text:style-name="T169">Bases de données : Conception, Implémentation et tests de montée en charge avec<text:s/></text:span><text:span text:style-name="T170">SQL Server, Transact SQL</text:span><text:span text:style-name="T171"><text:s/>et<text:s/></text:span><text:span text:style-name="T172">SSMS</text:span></text:p>
        </text:list-item>
        <text:list-item>
          <text:p text:style-name="P173">Implémenter un data<text:s/>warehouse avec SQL Server</text:p>
        </text:list-item>
        <text:list-item>
          <text:p text:style-name="P174">Power BI</text:p>
        </text:list-item>
        <text:list-item>
          <text:p text:style-name="P175"><text:span text:style-name="T176">Python </text:span><text:span text:style-name="T177">: les fondamentaux</text:span></text:p>
        </text:list-item>
        <text:list-item>
          <text:p text:style-name="P178"><text:span text:style-name="T179">Implémentation<text:s/></text:span><text:span text:style-name="T180">Hadoop<text:s/></text:span><text:span text:style-name="T181">et présentation<text:s/></text:span><text:span text:style-name="T182">du<text:s/></text:span><text:span text:style-name="T183">Big Data</text:span></text:p>
        </text:list-item>
        <text:list-item>
          <text:p text:style-name="P184"><text:span text:style-name="T185">Spark</text:span><text:span text:style-name="T186">, développer des applications pour le Big Data</text:span></text:p>
        </text:list-item>
        <text:list-item>
          <text:p text:style-name="P187"><text:span text:style-name="T188">Introductions aux<text:s/></text:span><text:span text:style-name="T189">ETL</text:span><text:span text:style-name="T190"><text:s/>avec<text:s/></text:span><text:span text:style-name="T191">Talend<text:s/></text:span><text:span text:style-name="T192">Open Studio</text:span></text:p>
        </text:list-item>
        <text:list-item>
          <text:p text:style-name="P193">Datastage</text:p>
        </text:list-item>
      </text:list>
      <text:p text:style-name="P194"><text:bookmark-end text:name="_Hlk5809058"/></text:p>
      <text:p text:style-name="P195"/>
      <text:p text:style-name="P196"><text:span text:style-name="T197">Juil -Oct 2021</text:span><text:tab/><text:tab/><text:span text:style-name="T198">Assistante Comptable – Domaine des Herbiers-</text:span><text:span text:style-name="T199"><text:s/>Palau-del-Vidre (66)</text:span></text:p>
      <text:p text:style-name="P200"><text:span text:style-name="T201">(3 mois)</text:span><text:tab/><text:tab/><text:span text:style-name="T202">Comptabilité dans une entreprise de production d’herbes aromatiques</text:span></text:p>
      <text:list text:style-name="LFO8" text:continue-numbering="true">
        <text:list-item>
          <text:p text:style-name="P203"><text:span text:style-name="T204">Comptabilité et gestion administrative :<text:s/></text:span><text:span text:style-name="T205">relance des impayés, relance téléphonique, suivi des factures, vérification des comptes, préparation des bulletins de paie</text:span></text:p>
        </text:list-item>
        <text:list-item>
          <text:p text:style-name="P206"><text:span text:style-name="T207">Gestion des stocks et des ventes :<text:s/></text:span><text:span text:style-name="T208">très bon contact avec la clientèle et les fournisseurs</text:span></text:p>
        </text:list-item>
        <text:list-item>
          <text:p text:style-name="P209"><text:span text:style-name="T210">Compétences développées : Organisation, Ecoute, Communication</text:span></text:p>
        </text:list-item>
      </text:list>
      <text:p text:style-name="P211"/>
      <text:p text:style-name="P212"/>
      <text:p text:style-name="P213"><text:span text:style-name="T214">Nov 2019</text:span><text:span text:style-name="T215">–</text:span><text:span text:style-name="T216"><text:s/>Oct 2020</text:span><text:tab/><text:span text:style-name="T217">Chargée de mission stagiaire- Laboratoire Sciences Naturelles-</text:span><text:span text:style-name="T218">Rio Cuarto <text:s/>(Argentine) <text:s text:c="57"/></text:span><text:span text:style-name="T219"><text:s text:c="44"/></text:span></text:p>
      <text:p text:style-name="P220"><text:span text:style-name="T221">(1 an)</text:span><text:tab/><text:span text:style-name="T222">Etude sur la relation entre les espèces invasives et le renard de la pampa (Lycalopex gymnocercus) dans la province de Cordoba (Argentine). Programme de sauvegarde de la faune et de la flore endémique d’Argentine</text:span></text:p>
      <text:list text:style-name="LFO8" text:continue-numbering="true">
        <text:list-item>
          <text:p text:style-name="P223"><text:span text:style-name="T224">Analyse du comportement alimentaire du renard :</text:span><text:span text:style-name="T225"><text:s/>création d’une base de données à partir d’échantillon récoltés sur le terrain</text:span></text:p>
        </text:list-item>
        <text:list-item>
          <text:p text:style-name="P226"><text:span text:style-name="T227">Analyse statistique.<text:s/></text:span><text:span text:style-name="T228">Programmation Rstudio pour le traitement de la base de données</text:span></text:p>
        </text:list-item>
        <text:list-item>
          <text:p text:style-name="P229"><text:span text:style-name="T230">Analyse de la distribution des espèces invasives et du renard de la pampa</text:span><text:span text:style-name="T231"><text:s/>: réalisation de cartes à partir des données SIG</text:span></text:p>
        </text:list-item>
      </text:list>
      <text:list text:style-name="LFO14" text:continue-numbering="true">
        <text:list-item>
          <text:p text:style-name="P232"><text:span text:style-name="T233">Synthèse.<text:s/></text:span><text:span text:style-name="T234">Réalisation d’un rapport sur les résultats de l’étude</text:span><text:span text:style-name="T235">.</text:span></text:p>
        </text:list-item>
      </text:list>
      <text:list text:style-name="LFO8" text:continue-numbering="true">
        <text:list-item>
          <text:p text:style-name="P236"><text:span text:style-name="T237">Compétences développées : Communication, Gestion de projet, Organisation, Rigueur, Recherche Bibliographique et sur le Terrain, Esprit de Synthèse, Adaptation</text:span></text:p>
        </text:list-item>
      </text:list>
      <text:p text:style-name="P238"/>
      <text:p text:style-name="P239"/>
      <text:p text:style-name="P240"><text:span text:style-name="T241">Nov 2019</text:span><text:span text:style-name="T242">–</text:span><text:span text:style-name="T243"><text:s/>Oct 2020</text:span><text:tab/><text:span text:style-name="T244">Chargée de mission volontaire- Laboratoire Sciences Naturelles-<text:s/></text:span><text:span text:style-name="T245"><text:s/>Rio Cuarto (Argentine)</text:span></text:p>
      <text:p text:style-name="P246"><text:span text:style-name="T247">(1 an)</text:span><text:span text:style-name="T248"><text:s/></text:span><text:tab/><text:span text:style-name="T249">Amélioration de la Database Birdlife<text:s/></text:span></text:p>
      <text:list text:style-name="LFO8" text:continue-numbering="true">
        <text:list-item>
          <text:p text:style-name="P250"><text:span text:style-name="T251">Recensement de l’avifaune locale : travail sur<text:s/></text:span><text:span text:style-name="T252">le terrain</text:span></text:p>
        </text:list-item>
        <text:list-item>
          <text:p text:style-name="P253"><text:span text:style-name="T254">Intégration des données dans la<text:s/></text:span><text:span text:style-name="T255">Database de Birdlife</text:span></text:p>
        </text:list-item>
        <text:list-item>
          <text:p text:style-name="P256"><text:span text:style-name="T257">Compétences développées : Communication, Ecoute, Organisation, Rigueur, Recherche Bibliographique, Travail sur le terrain</text:span></text:p>
        </text:list-item>
      </text:list>
      <text:p text:style-name="P258"/>
      <text:p text:style-name="P259"/>
      <text:p text:style-name="P260"><text:span text:style-name="T261">Fev 2019</text:span><text:span text:style-name="T262">–</text:span><text:span text:style-name="T263"><text:s/>Juil 2019</text:span><text:tab/><text:span text:style-name="T264">Chargée de mission stagiaire- CRB Environnement-<text:s/></text:span><text:span text:style-name="T265">Perpignan (66)</text:span></text:p>
      <text:p text:style-name="P266"><text:span text:style-name="T267">(6 mois)</text:span><text:span text:style-name="T268"><text:s/></text:span><text:tab/><text:span text:style-name="T269">Suivi environnemental de projets urbains dans le Roussillon</text:span></text:p>
      <text:list text:style-name="LFO15" text:continue-numbering="true">
        <text:list-item>
          <text:p text:style-name="P270">Inventaire naturaliste. Sur site</text:p>
        </text:list-item>
        <text:list-item>
          <text:p text:style-name="P271"><text:span text:style-name="T272">Intégration de la méthode Eviter-Reduire-Compenser. Cartographie SIG</text:span></text:p>
        </text:list-item>
        <text:list-item>
          <text:p text:style-name="P273"><text:span text:style-name="T274">Rédaction des études.<text:s/></text:span><text:span text:style-name="T275">Etude d’impacts, PLU, TVB</text:span><text:span text:style-name="T276"><text:s/></text:span></text:p>
        </text:list-item>
        <text:list-item>
          <text:p text:style-name="P277"><text:span text:style-name="T278">Compétences développées : Observation, Gestion de projet, Esprit de synthèse, Rigueur</text:span></text:p>
        </text:list-item>
      </text:list>
      <text:p text:style-name="P279"/>
      <text:p text:style-name="P280"><text:span text:style-name="T281">Oct 2018</text:span><text:span text:style-name="T282">–</text:span><text:span text:style-name="T283"><text:s/>Oct 2019</text:span><text:tab/><text:span text:style-name="T284">Chargée de mission stagiaire- Laboratoire Biologie Evolutive-<text:s/></text:span><text:span text:style-name="T285">Barcelone (Espagne)</text:span></text:p>
      <text:p text:style-name="P286"><text:span text:style-name="T287">(1 an)</text:span><text:span text:style-name="T288"><text:s/></text:span><text:tab/><text:span text:style-name="T289">Analyse de la variation des isotopes stables 89 dans les courants des canaries à partir des plumes d’un prédateur marin: le puffin cendre.</text:span></text:p>
      <text:list text:style-name="LFO15" text:continue-numbering="true">
        <text:list-item>
          <text:p text:style-name="P290"><text:span text:style-name="T291">Sur site (Veneguera, Grande Ile des canaries).<text:s/></text:span><text:span text:style-name="T292">Echantillonnage de la population de puffins cendres, bio-logging</text:span></text:p>
        </text:list-item>
        <text:list-item>
          <text:p text:style-name="P293"><text:span text:style-name="T294">Analyse de la distribution geographique de la population de puffins. Cartographie SIG</text:span></text:p>
        </text:list-item>
        <text:list-item>
          <text:p text:style-name="P295"><text:span text:style-name="T296">Analyse en laboratoire de la coñmposition en isotopes stables des plumes</text:span></text:p>
        </text:list-item>
        <text:list-item>
          <text:p text:style-name="P297"><text:span text:style-name="T298">Analyse statistique. Sur R</text:span></text:p>
        </text:list-item>
        <text:list-item>
          <text:p text:style-name="P299"><text:span text:style-name="T300">.Synthese des resultats. Participation a la redaction d’un article scientifiqueI</text:span><text:span text:style-name="T301">Compétences Compétences développées : Communication, Gestion de projet, Organisation, Rigueur, Recherche Bibliographique et sur le Terrain, Esprit de Synthèse, Adaptation</text:span></text:p>
        </text:list-item>
      </text:list>
      <text:p text:style-name="P302"/>
      <text:p text:style-name="P303"><text:span text:style-name="T304">Centres d’intérêt</text:span></text:p>
      <text:p text:style-name="P305"/>
      <text:p text:style-name="P306"><text:span text:style-name="T307">Loisirs</text:span><text:tab/><text:span text:style-name="T308">Voyages à l’internationale, peindre, cuisiner</text:span></text:p>
      <text:p text:style-name="P309"/>
      <text:p text:style-name="P310"><text:span text:style-name="T311">Voyages</text:span><text:tab/><text:span text:style-name="T312">Chine, Pelerinage a St Jacques de Compostelle, Argentine, Chili, Uruguay, Bresil, Uruguay Espagne, Angleterre,</text:span></text:p>
      <text:p text:style-name="P313"><text:span text:style-name="T314">Activités</text:span><text:tab/><text:span text:style-name="T315">Running, randonnees,en montagne, velo<text:s/></text:span></text:p>
      <text:p text:style-name="P316"/>
      <text:p text:style-name="P317"><text:span text:style-name="T318">Bénévolat</text:span><text:span text:style-name="T319"><text:s/></text:span><text:tab/><text:span text:style-name="T320">Membre de l’association Los Chicos de Cusco depuis 2010</text:span></text:p>
      <text:p text:style-name="P321"/>
      <text:p text:style-name="P3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SimSun" svg:font-family="SimSun" style:font-family-generic="system" style:font-pitch="variable" svg:panose-1="2 1 6 0 3 1 1 1 1 1"/>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OpenSymbol" svg:font-family="OpenSymbol" style:font-family-generic="system"/>
    <style:font-face style:name="Tahoma" svg:font-family="Tahoma" style:font-family-generic="swiss" style:font-pitch="variable" svg:panose-1="0 0 0 0 0 0 0 0 0 0"/>
    <style:font-face style:name="Calibri" svg:font-family="Calibri" style:font-family-generic="swiss" style:font-pitch="variable" svg:panose-1="2 15 5 2 2 2 4 3 2 4"/>
    <style:font-face style:name="AkzidenzGroteskBE-Light" svg:font-family="AkzidenzGroteskBE-Light" style:font-family-generic="system"/>
    <style:font-face style:name="Comic Sans MS" svg:font-family="Comic Sans MS" style:font-family-generic="script" style:font-pitch="variable" svg:panose-1="3 15 7 2 3 3 2 2 2 4"/>
    <style:font-face style:name="Cambria" svg:font-family="Cambria" style:font-family-generic="roman" style:font-pitch="variable" svg:panose-1="2 4 5 3 5 4 6 3 2 4"/>
    <style:font-face style:name="DejaVuSans" svg:font-family="DejaVuSans" style:font-family-generic="system"/>
    <style:font-face style:name="ArialMT" svg:font-family="ArialMT"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2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ítulo1" style:display-name="Título 1" style:family="paragraph" style:parent-style-name="Titre1" style:next-style-name="Textoindependiente" style:default-outline-level="1">
      <style:paragraph-properties fo:margin-left="0.3in" fo:text-indent="-0.3in">
        <style:tab-stops>
          <style:tab-stop style:type="left" style:position="-0.3in"/>
        </style:tab-stops>
      </style:paragraph-properties>
      <style:text-properties fo:font-weight="bold" style:font-weight-asian="bold" style:font-weight-complex="bold" fo:font-size="16pt" style:font-size-asian="16pt" style:font-size-complex="16pt" fo:hyphenate="false"/>
    </style:style>
    <style:style style:name="Título2" style:display-name="Título 2" style:family="paragraph" style:parent-style-name="Titre1" style:next-style-name="Textoindependiente" style:default-outline-level="2">
      <style:paragraph-properties fo:margin-left="0.4in" fo:text-indent="-0.4in">
        <style:tab-stops>
          <style:tab-stop style:type="left" style:position="-0.4in"/>
        </style:tab-stops>
      </style:paragraph-properties>
      <style:text-properties fo:font-weight="bold" style:font-weight-asian="bold" style:font-weight-complex="bold" fo:font-style="italic" style:font-style-asian="italic" style:font-style-complex="italic" fo:hyphenate="false"/>
    </style:style>
    <style:style style:name="Título3" style:display-name="Título 3" style:family="paragraph" style:parent-style-name="Titre1" style:next-style-name="Textoindependiente" style:default-outline-level="3">
      <style:paragraph-properties fo:margin-left="0.5in" fo:text-indent="-0.5in">
        <style:tab-stops>
          <style:tab-stop style:type="left" style:position="-0.5in"/>
        </style:tab-stops>
      </style:paragraph-properties>
      <style:text-properties fo:font-weight="bold" style:font-weight-asian="bold" style:font-weight-complex="bold" fo:hyphenate="false"/>
    </style:style>
    <style:style style:name="Título4" style:display-name="Título 4" style:family="paragraph" style:parent-style-name="Normal" style:next-style-name="Normal" style:default-outline-level="4">
      <style:paragraph-properties fo:keep-with-next="always" fo:keep-together="always" fo:margin-top="0.2222in" fo:margin-bottom="0.1388in"/>
      <style:text-properties style:font-name="Arial" style:font-name-asian="Arial" style:font-name-complex="Arial" fo:font-weight="bold" style:font-weight-asian="bold" style:font-weight-complex="bold" fo:font-size="13pt" style:font-size-asian="13pt" style:font-size-complex="13pt" fo:hyphenate="false"/>
    </style:style>
    <style:style style:name="Título5" style:display-name="Título 5" style:family="paragraph" style:parent-style-name="Normal" style:next-style-name="Normal" style:default-outline-level="5">
      <style:paragraph-properties fo:keep-with-next="always" fo:keep-together="always" fo:margin-top="0.2222in" fo:margin-bottom="0.1388in"/>
      <style:text-properties style:font-name="Arial" style:font-name-asian="Arial" style:font-name-complex="Arial" fo:font-weight="bold" style:font-weight-asian="bold" style:font-weight-complex="bold" fo:hyphenate="false"/>
    </style:style>
    <style:style style:name="Título6" style:display-name="Título 6" style:family="paragraph" style:parent-style-name="Normal" style:next-style-name="Normal" style:default-outline-level="6">
      <style:paragraph-properties fo:keep-with-next="always" fo:keep-together="always" fo:margin-top="0.2222in" fo:margin-bottom="0.1388in"/>
      <style:text-properties style:font-name="Arial" style:font-name-asian="Arial" style:font-name-complex="Arial" fo:font-weight="bold" style:font-weight-asian="bold" style:font-weight-complex="bold" fo:font-size="11pt" style:font-size-asian="11pt" style:font-size-complex="11pt" fo:hyphenate="false"/>
    </style:style>
    <style:style style:name="Título7" style:display-name="Título 7" style:family="paragraph" style:parent-style-name="Normal" style:next-style-name="Normal" style:default-outline-level="7">
      <style:paragraph-properties fo:keep-with-next="always" fo:keep-together="always" fo:margin-top="0.2222in" fo:margin-bottom="0.1388in"/>
      <style:text-properties style:font-name="Arial" style:font-name-asian="Arial" style:font-name-complex="Arial" fo:font-weight="bold" style:font-weight-asian="bold" style:font-weight-complex="bold" fo:font-style="italic" style:font-style-asian="italic" style:font-style-complex="italic" fo:font-size="11pt" style:font-size-asian="11pt" style:font-size-complex="11pt" fo:hyphenate="false"/>
    </style:style>
    <style:style style:name="Título8" style:display-name="Título 8" style:family="paragraph" style:parent-style-name="Normal" style:next-style-name="Normal" style:default-outline-level="8">
      <style:paragraph-properties fo:keep-with-next="always" fo:keep-together="always" fo:margin-top="0.2222in" fo:margin-bottom="0.1388in"/>
      <style:text-properties style:font-name="Arial" style:font-name-asian="Arial" style:font-name-complex="Arial" fo:font-style="italic" style:font-style-asian="italic" style:font-style-complex="italic" fo:font-size="11pt" style:font-size-asian="11pt" style:font-size-complex="11pt" fo:hyphenate="false"/>
    </style:style>
    <style:style style:name="Título9" style:display-name="Título 9" style:family="paragraph" style:parent-style-name="Normal" style:next-style-name="Normal" style:default-outline-level="9">
      <style:paragraph-properties fo:keep-with-next="always" fo:keep-together="always" fo:margin-top="0.2222in" fo:margin-bottom="0.1388in"/>
      <style:text-properties style:font-name="Arial" style:font-name-asian="Arial" style:font-name-complex="Arial" fo:font-style="italic" style:font-style-asian="italic" style:font-style-complex="italic" fo:font-size="10.5pt" style:font-size-asian="10.5pt" style:font-size-complex="10.5pt" fo:hyphenate="false"/>
    </style:style>
    <style:style style:name="Normal" style:display-name="Normal" style:family="paragraph">
      <style:paragraph-properties fo:widows="0" fo:orphans="0"/>
      <style:text-properties style:font-name-asian="SimSun" style:font-name-complex="Mangal" fo:font-size="12pt" style:font-size-asian="12pt" style:font-size-complex="12pt" fo:language="en" fo:country="US" style:language-asian="zh" style:country-asian="CN" style:language-complex="hi" style:country-complex="IN" fo:hyphenate="false"/>
    </style:style>
    <style:style style:name="Fuentedepárrafopredeter." style:display-name="Fuente de párrafo predeter." style:family="text"/>
    <style:style style:name="Tabladeilustraciones" style:display-name="Tabla de ilustraciones" style:family="paragraph" style:parent-style-name="Normal" style:next-style-name="Normal">
      <style:text-properties fo:hyphenate="false"/>
    </style:style>
    <style:style style:name="Título1Car" style:display-name="Título 1 Car" style:family="text" style:parent-style-name="Fuentedepárrafopredeter.">
      <style:text-properties style:font-name="Arial" style:font-name-asian="Arial" style:font-name-complex="Arial" fo:font-size="20pt" style:font-size-asian="20pt" style:font-size-complex="20pt"/>
    </style:style>
    <style:style style:name="Título2Car" style:display-name="Título 2 Car" style:family="text" style:parent-style-name="Fuentedepárrafopredeter.">
      <style:text-properties style:font-name="Arial" style:font-name-asian="Arial" style:font-name-complex="Arial" fo:font-size="17pt" style:font-size-asian="17pt"/>
    </style:style>
    <style:style style:name="Título3Car" style:display-name="Título 3 Car" style:family="text" style:parent-style-name="Fuentedepárrafopredeter.">
      <style:text-properties style:font-name="Arial" style:font-name-asian="Arial" style:font-name-complex="Arial" fo:font-size="15pt" style:font-size-asian="15pt" style:font-size-complex="15pt"/>
    </style:style>
    <style:style style:name="Título4Car" style:display-name="Título 4 Car" style:family="text" style:parent-style-name="Fuentedepárrafopredeter.">
      <style:text-properties style:font-name="Arial" style:font-name-asian="Arial" style:font-name-complex="Arial" fo:font-weight="bold" style:font-weight-asian="bold" style:font-weight-complex="bold" fo:font-size="13pt" style:font-size-asian="13pt" style:font-size-complex="13pt"/>
    </style:style>
    <style:style style:name="Título5Car" style:display-name="Título 5 Car" style:family="text" style:parent-style-name="Fuentedepárrafopredeter.">
      <style:text-properties style:font-name="Arial" style:font-name-asian="Arial" style:font-name-complex="Arial" fo:font-weight="bold" style:font-weight-asian="bold" style:font-weight-complex="bold" fo:font-size="12pt" style:font-size-asian="12pt" style:font-size-complex="12pt"/>
    </style:style>
    <style:style style:name="Título6Car" style:display-name="Título 6 Car" style:family="text" style:parent-style-name="Fuentedepárrafopredeter.">
      <style:text-properties style:font-name="Arial" style:font-name-asian="Arial" style:font-name-complex="Arial" fo:font-weight="bold" style:font-weight-asian="bold" style:font-weight-complex="bold" fo:font-size="11pt" style:font-size-asian="11pt" style:font-size-complex="11pt"/>
    </style:style>
    <style:style style:name="Título7Car" style:display-name="Título 7 Car" style:family="text" style:parent-style-name="Fuentedepárrafopredeter.">
      <style:text-properties style:font-name="Arial" style:font-name-asian="Arial" style:font-name-complex="Arial" fo:font-weight="bold" style:font-weight-asian="bold" style:font-weight-complex="bold" fo:font-style="italic" style:font-style-asian="italic" style:font-style-complex="italic" fo:font-size="11pt" style:font-size-asian="11pt" style:font-size-complex="11pt"/>
    </style:style>
    <style:style style:name="Título8Car" style:display-name="Título 8 Car" style:family="text" style:parent-style-name="Fuentedepárrafopredeter.">
      <style:text-properties style:font-name="Arial" style:font-name-asian="Arial" style:font-name-complex="Arial" fo:font-style="italic" style:font-style-asian="italic" style:font-style-complex="italic" fo:font-size="11pt" style:font-size-asian="11pt" style:font-size-complex="11pt"/>
    </style:style>
    <style:style style:name="Título9Car" style:display-name="Título 9 Car" style:family="text" style:parent-style-name="Fuentedepárrafopredeter.">
      <style:text-properties style:font-name="Arial" style:font-name-asian="Arial" style:font-name-complex="Arial" fo:font-style="italic" style:font-style-asian="italic" style:font-style-complex="italic" fo:font-size="10.5pt" style:font-size-asian="10.5pt" style:font-size-complex="10.5pt"/>
    </style:style>
    <style:style style:name="Sinespaciado" style:display-name="Sin espaciado" style:family="paragraph">
      <style:text-properties fo:hyphenate="false"/>
    </style:style>
    <style:style style:name="TítuloCar" style:display-name="Título Car" style:family="text" style:parent-style-name="Fuentedepárrafopredeter.">
      <style:text-properties fo:font-size="24pt" style:font-size-asian="24pt" style:font-size-complex="24pt"/>
    </style:style>
    <style:style style:name="SubtítuloCar" style:display-name="Subtítulo Car" style:family="text" style:parent-style-name="Fuentedepárrafopredeter.">
      <style:text-properties fo:font-size="12pt" style:font-size-asian="12pt" style:font-size-complex="12pt"/>
    </style:style>
    <style:style style:name="CitaCar" style:display-name="Cita Car" style:family="text">
      <style:text-properties fo:font-style="italic" style:font-style-asian="italic"/>
    </style:style>
    <style:style style:name="Citadestacada" style:display-name="Cita destacada" style:family="paragraph" style:parent-style-name="Normal" style:next-style-name="Normal">
      <style:paragraph-properties fo:border="0.0069in solid #FFFFFF" fo:padding-top="0.0694in" fo:padding-left="0.1388in" fo:padding-bottom="0.0694in" fo:padding-right="0.1388in" style:shadow="none" fo:margin-left="0.5in" fo:margin-right="0.5in" fo:background-color="#F2F2F2">
        <style:tab-stops/>
      </style:paragraph-properties>
      <style:text-properties fo:font-style="italic" style:font-style-asian="italic" fo:hyphenate="false"/>
    </style:style>
    <style:style style:name="CitadestacadaCar" style:display-name="Cita destacada Car" style:family="text">
      <style:text-properties fo:font-style="italic" style:font-style-asian="italic"/>
    </style:style>
    <style:style style:name="EncabezadoCar" style:display-name="Encabezado Car" style:family="text" style:parent-style-name="Fuentedepárrafopredeter."/>
    <style:style style:name="FooterChar" style:display-name="Footer Char" style:family="text" style:parent-style-name="Fuentedepárrafopredeter."/>
    <style:style style:name="PiedepáginaCar" style:display-name="Pie de página Car" style:family="text"/>
    <style:style style:name="Textonotapie" style:display-name="Texto nota pie" style:family="paragraph" style:parent-style-name="Normal">
      <style:paragraph-properties fo:margin-bottom="0.0277in"/>
      <style:text-properties fo:font-size="9pt" style:font-size-asian="9pt" fo:hyphenate="false"/>
    </style:style>
    <style:style style:name="TextonotapieCar" style:display-name="Texto nota pie Car" style:family="text">
      <style:text-properties fo:font-size="9pt" style:font-size-asian="9pt"/>
    </style:style>
    <style:style style:name="Ref.denotaalpie" style:display-name="Ref. de nota al pie" style:family="text" style:parent-style-name="Fuentedepárrafopredeter.">
      <style:text-properties style:text-position="super 63.6%"/>
    </style:style>
    <style:style style:name="Textonotaalfinal" style:display-name="Texto nota al final" style:family="paragraph" style:parent-style-name="Normal">
      <style:text-properties fo:font-size="10pt" style:font-size-asian="10pt" fo:hyphenate="false"/>
    </style:style>
    <style:style style:name="TextonotaalfinalCar" style:display-name="Texto nota al final Car" style:family="text">
      <style:text-properties fo:font-size="10pt" style:font-size-asian="10pt"/>
    </style:style>
    <style:style style:name="Ref.denotaalfinal" style:display-name="Ref. de nota al final" style:family="text" style:parent-style-name="Fuentedepárrafopredeter.">
      <style:text-properties style:text-position="super 63.6%"/>
    </style:style>
    <style:style style:name="TDC1" style:display-name="TDC 1" style:family="paragraph" style:parent-style-name="Normal" style:next-style-name="Normal">
      <style:paragraph-properties fo:margin-bottom="0.0395in"/>
      <style:text-properties fo:hyphenate="false"/>
    </style:style>
    <style:style style:name="TDC2" style:display-name="TDC 2" style:family="paragraph" style:parent-style-name="Normal" style:next-style-name="Normal">
      <style:paragraph-properties fo:margin-bottom="0.0395in" fo:margin-left="0.1965in">
        <style:tab-stops/>
      </style:paragraph-properties>
      <style:text-properties fo:hyphenate="false"/>
    </style:style>
    <style:style style:name="TDC3" style:display-name="TDC 3" style:family="paragraph" style:parent-style-name="Normal" style:next-style-name="Normal">
      <style:paragraph-properties fo:margin-bottom="0.0395in" fo:margin-left="0.3937in">
        <style:tab-stops/>
      </style:paragraph-properties>
      <style:text-properties fo:hyphenate="false"/>
    </style:style>
    <style:style style:name="TDC4" style:display-name="TDC 4" style:family="paragraph" style:parent-style-name="Normal" style:next-style-name="Normal">
      <style:paragraph-properties fo:margin-bottom="0.0395in" fo:margin-left="0.5902in">
        <style:tab-stops/>
      </style:paragraph-properties>
      <style:text-properties fo:hyphenate="false"/>
    </style:style>
    <style:style style:name="TDC5" style:display-name="TDC 5" style:family="paragraph" style:parent-style-name="Normal" style:next-style-name="Normal">
      <style:paragraph-properties fo:margin-bottom="0.0395in" fo:margin-left="0.7875in">
        <style:tab-stops/>
      </style:paragraph-properties>
      <style:text-properties fo:hyphenate="false"/>
    </style:style>
    <style:style style:name="TDC6" style:display-name="TDC 6" style:family="paragraph" style:parent-style-name="Normal" style:next-style-name="Normal">
      <style:paragraph-properties fo:margin-bottom="0.0395in" fo:margin-left="0.984in">
        <style:tab-stops/>
      </style:paragraph-properties>
      <style:text-properties fo:hyphenate="false"/>
    </style:style>
    <style:style style:name="TDC7" style:display-name="TDC 7" style:family="paragraph" style:parent-style-name="Normal" style:next-style-name="Normal">
      <style:paragraph-properties fo:margin-bottom="0.0395in" fo:margin-left="1.1812in">
        <style:tab-stops/>
      </style:paragraph-properties>
      <style:text-properties fo:hyphenate="false"/>
    </style:style>
    <style:style style:name="TDC8" style:display-name="TDC 8" style:family="paragraph" style:parent-style-name="Normal" style:next-style-name="Normal">
      <style:paragraph-properties fo:margin-bottom="0.0395in" fo:margin-left="1.3777in">
        <style:tab-stops/>
      </style:paragraph-properties>
      <style:text-properties fo:hyphenate="false"/>
    </style:style>
    <style:style style:name="TDC9" style:display-name="TDC 9" style:family="paragraph" style:parent-style-name="Normal" style:next-style-name="Normal">
      <style:paragraph-properties fo:margin-bottom="0.0395in" fo:margin-left="1.575in">
        <style:tab-stops/>
      </style:paragraph-properties>
      <style:text-properties fo:hyphenate="false"/>
    </style:style>
    <style:style style:name="TítuloTDC" style:display-name="Título TDC" style:family="paragraph">
      <style:text-properties fo:hyphenate="false"/>
    </style:style>
    <style:style style:name="WW8Num1z0" style:display-name="WW8Num1z0" style:family="text">
      <style:text-properties style:font-name="Symbol" style:font-name-complex="Symbol"/>
    </style:style>
    <style:style style:name="WW8Num1z1" style:display-name="WW8Num1z1" style:family="text"/>
    <style:style style:name="WW8Num1z2" style:display-name="WW8Num1z2" style:family="text">
      <style:text-properties style:font-name="Courier New" style:font-name-complex="Courier New"/>
    </style:style>
    <style:style style:name="WW8Num1z3" style:display-name="WW8Num1z3" style:family="text">
      <style:text-properties style:font-name="Wingdings" style:font-name-complex="Wingdings"/>
    </style:style>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Symbol" style:font-name-complex="Symbol" fo:color="#4A4F53" fo:font-size="10pt" style:font-size-asian="10pt" style:font-size-complex="10pt"/>
    </style:style>
    <style:style style:name="WW8Num3z0" style:display-name="WW8Num3z0" style:family="text">
      <style:text-properties style:font-name="Wingdings" style:font-name-complex="Wingdings" fo:color="#E00023" fo:font-size="10pt" style:font-size-asian="10pt" style:font-size-complex="10pt" fo:language="fr" fo:country="FR"/>
    </style:style>
    <style:style style:name="WW8Num3z1" style:display-name="WW8Num3z1" style:family="text">
      <style:text-properties style:font-name="Courier New" style:font-name-complex="Courier New"/>
    </style:style>
    <style:style style:name="WW8Num3z2" style:display-name="WW8Num3z2" style:family="text">
      <style:text-properties style:font-name="Wingdings" style:font-name-complex="Wingdings"/>
    </style:style>
    <style:style style:name="WW8Num3z3" style:display-name="WW8Num3z3" style:family="text">
      <style:text-properties style:font-name="Symbol" style:font-name-complex="Symbol"/>
    </style:style>
    <style:style style:name="WW8Num4z0" style:display-name="WW8Num4z0" style:family="text">
      <style:text-properties style:font-name="Symbol" style:font-name-complex="OpenSymbol"/>
    </style:style>
    <style:style style:name="WW8Num4z1" style:display-name="WW8Num4z1" style:family="text">
      <style:text-properties style:font-name="Courier New" style:font-name-complex="OpenSymbol"/>
    </style:style>
    <style:style style:name="WW8Num4z2" style:display-name="WW8Num4z2" style:family="text">
      <style:text-properties style:font-name="Wingdings" style:font-name-complex="Wingdings"/>
    </style:style>
    <style:style style:name="WW8Num4z3" style:display-name="WW8Num4z3" style:family="text">
      <style:text-properties style:font-name="Symbol" style:font-name-complex="OpenSymbol"/>
    </style:style>
    <style:style style:name="WW8Num5z0" style:display-name="WW8Num5z0" style:family="text">
      <style:text-properties style:font-name="Symbol" style:font-name-complex="Symbol"/>
    </style:style>
    <style:style style:name="WW8Num5z1" style:display-name="WW8Num5z1" style:family="text">
      <style:text-properties style:font-name="Courier New" style:font-name-complex="Courier New"/>
    </style:style>
    <style:style style:name="WW8Num5z2" style:display-name="WW8Num5z2" style:family="text">
      <style:text-properties style:font-name="Wingdings" style:font-name-complex="Wingdings"/>
    </style:style>
    <style:style style:name="WW8Num6z0" style:display-name="WW8Num6z0" style:family="text">
      <style:text-properties style:font-name="Symbol" style:font-name-complex="Symbol"/>
    </style:style>
    <style:style style:name="WW8Num6z1" style:display-name="WW8Num6z1" style:family="text">
      <style:text-properties style:font-name="Courier New" style:font-name-complex="Courier New"/>
    </style:style>
    <style:style style:name="WW8Num6z2" style:display-name="WW8Num6z2" style:family="text">
      <style:text-properties style:font-name="Wingdings" style:font-name-complex="Wingdings"/>
    </style:style>
    <style:style style:name="WW8Num7z0" style:display-name="WW8Num7z0" style:family="text">
      <style:text-properties style:font-name="Wingdings" style:font-name-complex="Wingdings"/>
    </style:style>
    <style:style style:name="WW8Num7z1" style:display-name="WW8Num7z1" style:family="text">
      <style:text-properties style:font-name="Courier New" style:font-name-complex="Courier New"/>
    </style:style>
    <style:style style:name="WW8Num7z3" style:display-name="WW8Num7z3" style:family="text">
      <style:text-properties style:font-name="Symbol" style:font-name-complex="Symbol"/>
    </style:style>
    <style:style style:name="WW8Num8z0" style:display-name="WW8Num8z0" style:family="text">
      <style:text-properties style:font-name="Symbol" style:font-name-complex="Symbol"/>
    </style:style>
    <style:style style:name="WW8Num8z1" style:display-name="WW8Num8z1" style:family="text">
      <style:text-properties style:font-name="Courier New" style:font-name-complex="Courier New"/>
    </style:style>
    <style:style style:name="WW8Num8z2" style:display-name="WW8Num8z2" style:family="text">
      <style:text-properties style:font-name="Wingdings" style:font-name-complex="Wingdings"/>
    </style:style>
    <style:style style:name="WW8Num9z0" style:display-name="WW8Num9z0" style:family="text">
      <style:text-properties style:font-name="Wingdings" style:font-name-complex="Wingdings"/>
    </style:style>
    <style:style style:name="WW8Num9z1" style:display-name="WW8Num9z1" style:family="text">
      <style:text-properties style:font-name="Courier New" style:font-name-complex="Courier New"/>
    </style:style>
    <style:style style:name="WW8Num9z6" style:display-name="WW8Num9z6" style:family="text">
      <style:text-properties style:font-name="Symbol" style:font-name-complex="Symbol"/>
    </style:style>
    <style:style style:name="WW8Num10z0" style:display-name="WW8Num10z0" style:family="text">
      <style:text-properties style:font-name="Symbol" style:font-name-asian="Arial" style:font-name-complex="Symbol" fo:color="#404040" fo:font-size="10pt" style:font-size-asian="10pt" style:font-size-complex="10pt"/>
    </style:style>
    <style:style style:name="WW8Num10z1" style:display-name="WW8Num10z1" style:family="text">
      <style:text-properties style:font-name="Courier New" style:font-name-complex="OpenSymbol"/>
    </style:style>
    <style:style style:name="WW8Num10z2" style:display-name="WW8Num10z2" style:family="text">
      <style:text-properties style:font-name="Wingdings" style:font-name-complex="Wingdings"/>
    </style:style>
    <style:style style:name="WW8Num10z3" style:display-name="WW8Num10z3" style:family="text">
      <style:text-properties style:font-name="Symbol" style:font-name-complex="OpenSymbol"/>
    </style:style>
    <style:style style:name="WW8Num11z0" style:display-name="WW8Num11z0" style:family="text">
      <style:text-properties style:font-name="Symbol" style:font-name-complex="Symbol"/>
    </style:style>
    <style:style style:name="WW8Num11z1" style:display-name="WW8Num11z1" style:family="text">
      <style:text-properties style:font-name="Courier New" style:font-name-complex="Courier New"/>
    </style:style>
    <style:style style:name="WW8Num11z2" style:display-name="WW8Num11z2" style:family="text">
      <style:text-properties style:font-name="Wingdings" style:font-name-complex="Wingdings"/>
    </style:style>
    <style:style style:name="WW8Num12z0" style:display-name="WW8Num12z0" style:family="text">
      <style:text-properties style:font-name="Symbol" style:font-name-complex="Symbol" fo:color="#ED7D31"/>
    </style:style>
    <style:style style:name="WW8Num12z1" style:display-name="WW8Num12z1" style:family="text">
      <style:text-properties style:font-name="Courier New" style:font-name-complex="Courier New"/>
    </style:style>
    <style:style style:name="WW8Num12z2" style:display-name="WW8Num12z2" style:family="text">
      <style:text-properties style:font-name="Wingdings" style:font-name-complex="Wingdings"/>
    </style:style>
    <style:style style:name="WW8Num12z3" style:display-name="WW8Num12z3" style:family="text">
      <style:text-properties style:font-name="Symbol" style:font-name-complex="Symbol"/>
    </style:style>
    <style:style style:name="WW8Num13z0" style:display-name="WW8Num13z0" style:family="text">
      <style:text-properties style:font-name="Symbol" style:font-name-complex="Symbol"/>
    </style:style>
    <style:style style:name="WW8Num13z1" style:display-name="WW8Num13z1" style:family="text">
      <style:text-properties style:font-name="Courier New" style:font-name-complex="Courier New"/>
    </style:style>
    <style:style style:name="WW8Num13z2" style:display-name="WW8Num13z2" style:family="text">
      <style:text-properties style:font-name="Wingdings" style:font-name-complex="Wingdings"/>
    </style:style>
    <style:style style:name="WW8Num14z0" style:display-name="WW8Num14z0" style:family="text">
      <style:text-properties style:font-name="Wingdings" style:font-name-complex="Wingdings"/>
    </style:style>
    <style:style style:name="WW8Num14z1" style:display-name="WW8Num14z1" style:family="text">
      <style:text-properties style:font-name="Courier New" style:font-name-complex="Courier New"/>
    </style:style>
    <style:style style:name="WW8Num14z6" style:display-name="WW8Num14z6" style:family="text">
      <style:text-properties style:font-name="Symbol" style:font-name-complex="Symbol"/>
    </style:style>
    <style:style style:name="WW8Num15z0" style:display-name="WW8Num15z0" style:family="text">
      <style:text-properties style:font-name="Symbol" style:font-name-complex="Symbol" fo:color="#70AD47"/>
    </style:style>
    <style:style style:name="WW8Num15z1" style:display-name="WW8Num15z1" style:family="text">
      <style:text-properties style:font-name="Courier New" style:font-name-complex="Courier New"/>
    </style:style>
    <style:style style:name="WW8Num15z2" style:display-name="WW8Num15z2" style:family="text">
      <style:text-properties style:font-name="Wingdings" style:font-name-complex="Wingdings"/>
    </style:style>
    <style:style style:name="WW8Num15z3" style:display-name="WW8Num15z3" style:family="text">
      <style:text-properties style:font-name="Symbol" style:font-name-complex="Symbol"/>
    </style:style>
    <style:style style:name="WW8Num16z0" style:display-name="WW8Num16z0" style:family="text">
      <style:text-properties style:font-name="Symbol" style:font-name-complex="Symbol"/>
    </style:style>
    <style:style style:name="WW8Num16z1" style:display-name="WW8Num16z1" style:family="text">
      <style:text-properties style:font-name="Courier New" style:font-name-complex="Courier New"/>
    </style:style>
    <style:style style:name="WW8Num16z2" style:display-name="WW8Num16z2" style:family="text">
      <style:text-properties style:font-name="Wingdings" style:font-name-complex="Wingdings"/>
    </style:style>
    <style:style style:name="WW8Num17z0" style:display-name="WW8Num17z0" style:family="text">
      <style:text-properties style:font-name="Wingdings" style:font-name-complex="Wingdings"/>
    </style:style>
    <style:style style:name="WW8Num17z1" style:display-name="WW8Num17z1" style:family="text">
      <style:text-properties style:font-name="Courier New" style:font-name-complex="Courier New"/>
    </style:style>
    <style:style style:name="WW8Num17z6" style:display-name="WW8Num17z6" style:family="text">
      <style:text-properties style:font-name="Symbol" style:font-name-complex="Symbol"/>
    </style:style>
    <style:style style:name="WW8Num18z0" style:display-name="WW8Num18z0" style:family="text">
      <style:text-properties style:font-name="Symbol" style:font-name-complex="Symbol"/>
    </style:style>
    <style:style style:name="WW8Num18z1" style:display-name="WW8Num18z1" style:family="text">
      <style:text-properties style:font-name="Courier New" style:font-name-complex="Courier New"/>
    </style:style>
    <style:style style:name="WW8Num18z2" style:display-name="WW8Num18z2" style:family="text">
      <style:text-properties style:font-name="Wingdings" style:font-name-complex="Wingdings"/>
    </style:style>
    <style:style style:name="WW8Num19z0" style:display-name="WW8Num19z0" style:family="text">
      <style:text-properties style:font-name="Wingdings" style:font-name-complex="Wingdings"/>
    </style:style>
    <style:style style:name="WW8Num19z1" style:display-name="WW8Num19z1" style:family="text">
      <style:text-properties style:font-name="Courier New" style:font-name-complex="Courier New"/>
    </style:style>
    <style:style style:name="WW8Num19z3" style:display-name="WW8Num19z3" style:family="text">
      <style:text-properties style:font-name="Symbol" style:font-name-complex="Symbol"/>
    </style:style>
    <style:style style:name="WW8Num20z0" style:display-name="WW8Num20z0" style:family="text">
      <style:text-properties style:font-name="Symbol" style:font-name-complex="Symbol"/>
    </style:style>
    <style:style style:name="WW8Num20z1" style:display-name="WW8Num20z1" style:family="text">
      <style:text-properties style:font-name="Courier New" style:font-name-complex="Courier New"/>
    </style:style>
    <style:style style:name="WW8Num20z2" style:display-name="WW8Num20z2" style:family="text">
      <style:text-properties style:font-name="Wingdings" style:font-name-complex="Wingdings"/>
    </style:style>
    <style:style style:name="WW8Num21z0" style:display-name="WW8Num21z0" style:family="text">
      <style:text-properties style:font-name="Wingdings" style:font-name-complex="Wingdings"/>
    </style:style>
    <style:style style:name="WW8Num21z1" style:display-name="WW8Num21z1" style:family="text">
      <style:text-properties style:font-name="Courier New" style:font-name-complex="Courier New"/>
    </style:style>
    <style:style style:name="WW8Num21z3" style:display-name="WW8Num21z3" style:family="text">
      <style:text-properties style:font-name="Symbol" style:font-name-complex="Symbol"/>
    </style:style>
    <style:style style:name="WW8Num22z0" style:display-name="WW8Num22z0" style:family="text">
      <style:text-properties style:font-name="Wingdings" style:font-name-complex="Wingdings" fo:color="#E00023" fo:font-size="10pt" style:font-size-asian="10pt"/>
    </style:style>
    <style:style style:name="WW8Num22z1" style:display-name="WW8Num22z1" style:family="text">
      <style:text-properties style:font-name="Courier New" style:font-name-complex="Courier New"/>
    </style:style>
    <style:style style:name="WW8Num22z2" style:display-name="WW8Num22z2" style:family="text">
      <style:text-properties style:font-name="Wingdings" style:font-name-complex="Wingdings"/>
    </style:style>
    <style:style style:name="WW8Num22z3" style:display-name="WW8Num22z3" style:family="text">
      <style:text-properties style:font-name="Symbol" style:font-name-complex="Symbol"/>
    </style:style>
    <style:style style:name="WW8Num23z0" style:display-name="WW8Num23z0" style:family="text">
      <style:text-properties style:font-name="Wingdings" style:font-name-complex="Wingdings"/>
    </style:style>
    <style:style style:name="WW8Num23z1" style:display-name="WW8Num23z1" style:family="text">
      <style:text-properties style:font-name="Courier New" style:font-name-complex="Courier New"/>
    </style:style>
    <style:style style:name="WW8Num23z3" style:display-name="WW8Num23z3" style:family="text">
      <style:text-properties style:font-name="Symbol" style:font-name-complex="Symbol"/>
    </style:style>
    <style:style style:name="WW8Num24z0" style:display-name="WW8Num24z0" style:family="text">
      <style:text-properties style:font-name="Symbol" style:font-name-complex="Symbol"/>
    </style:style>
    <style:style style:name="WW8Num24z1" style:display-name="WW8Num24z1" style:family="text">
      <style:text-properties style:font-name="Courier New" style:font-name-complex="Courier New"/>
    </style:style>
    <style:style style:name="WW8Num24z2" style:display-name="WW8Num24z2" style:family="text">
      <style:text-properties style:font-name="Wingdings" style:font-name-complex="Wingdings"/>
    </style:style>
    <style:style style:name="WW8Num25z0" style:display-name="WW8Num25z0" style:family="text">
      <style:text-properties style:font-name="Wingdings" style:font-name-complex="Wingdings"/>
    </style:style>
    <style:style style:name="WW8Num25z1" style:display-name="WW8Num25z1" style:family="text">
      <style:text-properties style:font-name="Courier New" style:font-name-complex="Courier New"/>
    </style:style>
    <style:style style:name="WW8Num25z3" style:display-name="WW8Num25z3" style:family="text">
      <style:text-properties style:font-name="Symbol" style:font-name-complex="Symbol"/>
    </style:style>
    <style:style style:name="WW8Num26z0" style:display-name="WW8Num26z0" style:family="text">
      <style:text-properties style:font-name="Symbol" style:font-name-complex="Symbol" fo:color="#4472C4"/>
    </style:style>
    <style:style style:name="WW8Num26z1" style:display-name="WW8Num26z1" style:family="text">
      <style:text-properties style:font-name="Courier New" style:font-name-complex="Courier New"/>
    </style:style>
    <style:style style:name="WW8Num26z2" style:display-name="WW8Num26z2" style:family="text">
      <style:text-properties style:font-name="Wingdings" style:font-name-complex="Wingdings"/>
    </style:style>
    <style:style style:name="WW8Num26z3" style:display-name="WW8Num26z3" style:family="text">
      <style:text-properties style:font-name="Symbol" style:font-name-complex="Symbol"/>
    </style:style>
    <style:style style:name="WW8Num27z0" style:display-name="WW8Num27z0" style:family="text">
      <style:text-properties style:text-underline-type="none"/>
    </style:style>
    <style:style style:name="WW8Num28z0" style:display-name="WW8Num28z0" style:family="text">
      <style:text-properties style:font-name="Symbol" style:font-name-complex="Symbol"/>
    </style:style>
    <style:style style:name="WW8Num28z1" style:display-name="WW8Num28z1" style:family="text">
      <style:text-properties style:font-name="Courier New" style:font-name-complex="Courier New"/>
    </style:style>
    <style:style style:name="WW8Num28z2" style:display-name="WW8Num28z2" style:family="text">
      <style:text-properties style:font-name="Wingdings" style:font-name-complex="Wingdings"/>
    </style:style>
    <style:style style:name="WW8Num29z0" style:display-name="WW8Num29z0" style:family="text">
      <style:text-properties style:font-name="Symbol" style:font-name-complex="Symbol"/>
    </style:style>
    <style:style style:name="WW8Num29z1" style:display-name="WW8Num29z1" style:family="text">
      <style:text-properties style:font-name="Courier New" style:font-name-complex="Courier New"/>
    </style:style>
    <style:style style:name="WW8Num29z2" style:display-name="WW8Num29z2" style:family="text">
      <style:text-properties style:font-name="Wingdings" style:font-name-complex="Wingdings"/>
    </style:style>
    <style:style style:name="WW8Num30z0" style:display-name="WW8Num30z0" style:family="text">
      <style:text-properties style:font-name="Wingdings" style:font-name-complex="Wingdings" fo:color="#993300"/>
    </style:style>
    <style:style style:name="WW8Num30z1" style:display-name="WW8Num30z1" style:family="text">
      <style:text-properties style:font-name="Wingdings" style:font-name-complex="Wingdings" fo:color="#008000"/>
    </style:style>
    <style:style style:name="WW8Num30z2" style:display-name="WW8Num30z2" style:family="text">
      <style:text-properties style:font-name="Wingdings" style:font-name-complex="Wingdings"/>
    </style:style>
    <style:style style:name="WW8Num30z3" style:display-name="WW8Num30z3" style:family="text">
      <style:text-properties style:font-name="Symbol" style:font-name-complex="Symbol"/>
    </style:style>
    <style:style style:name="WW8Num30z4" style:display-name="WW8Num30z4" style:family="text">
      <style:text-properties style:font-name="Courier New" style:font-name-complex="Courier New"/>
    </style:style>
    <style:style style:name="WW8Num31z0" style:display-name="WW8Num31z0" style:family="text">
      <style:text-properties style:font-name="Wingdings" style:font-name-complex="Wingdings"/>
    </style:style>
    <style:style style:name="WW8Num31z1" style:display-name="WW8Num31z1" style:family="text">
      <style:text-properties style:font-name="Courier New" style:font-name-complex="Courier New"/>
    </style:style>
    <style:style style:name="WW8Num31z3" style:display-name="WW8Num31z3" style:family="text">
      <style:text-properties style:font-name="Symbol" style:font-name-complex="Symbol"/>
    </style:style>
    <style:style style:name="WW8Num32z0" style:display-name="WW8Num32z0" style:family="text">
      <style:text-properties style:font-name="Wingdings" style:font-name-complex="Wingdings"/>
    </style:style>
    <style:style style:name="WW8Num32z1" style:display-name="WW8Num32z1" style:family="text">
      <style:text-properties style:font-name="Courier New" style:font-name-complex="Courier New"/>
    </style:style>
    <style:style style:name="WW8Num32z6" style:display-name="WW8Num32z6" style:family="text">
      <style:text-properties style:font-name="Symbol" style:font-name-complex="Symbol"/>
    </style:style>
    <style:style style:name="WW8Num33z0" style:display-name="WW8Num33z0" style:family="text">
      <style:text-properties style:font-name="Symbol" style:font-name-complex="Symbol"/>
    </style:style>
    <style:style style:name="WW8Num33z1" style:display-name="WW8Num33z1" style:family="text">
      <style:text-properties style:font-name="Courier New" style:font-name-complex="Courier New"/>
    </style:style>
    <style:style style:name="WW8Num33z2" style:display-name="WW8Num33z2" style:family="text">
      <style:text-properties style:font-name="Wingdings" style:font-name-complex="Wingdings"/>
    </style:style>
    <style:style style:name="WW8Num34z0" style:display-name="WW8Num34z0" style:family="text">
      <style:text-properties style:font-name="Wingdings" style:font-name-complex="Wingdings"/>
    </style:style>
    <style:style style:name="WW8Num34z1" style:display-name="WW8Num34z1" style:family="text">
      <style:text-properties style:font-name="Courier New" style:font-name-complex="Courier New"/>
    </style:style>
    <style:style style:name="WW8Num34z3" style:display-name="WW8Num34z3" style:family="text">
      <style:text-properties style:font-name="Symbol" style:font-name-complex="Symbol"/>
    </style:style>
    <style:style style:name="WW8Num35z0" style:display-name="WW8Num35z0" style:family="text">
      <style:text-properties style:font-name="Arial" style:font-name-asian="Arial" style:font-name-complex="Arial"/>
    </style:style>
    <style:style style:name="WW8Num35z1" style:display-name="WW8Num35z1" style:family="text">
      <style:text-properties style:font-name="Courier New" style:font-name-complex="Courier New"/>
    </style:style>
    <style:style style:name="WW8Num35z2" style:display-name="WW8Num35z2" style:family="text">
      <style:text-properties style:font-name="Wingdings" style:font-name-complex="Wingdings"/>
    </style:style>
    <style:style style:name="WW8Num35z3" style:display-name="WW8Num35z3" style:family="text">
      <style:text-properties style:font-name="Symbol" style:font-name-complex="Symbol"/>
    </style:style>
    <style:style style:name="WW8Num36z0" style:display-name="WW8Num36z0" style:family="text">
      <style:text-properties style:font-name="Wingdings" style:font-name-complex="Wingdings"/>
    </style:style>
    <style:style style:name="WW8Num36z1" style:display-name="WW8Num36z1" style:family="text">
      <style:text-properties style:font-name="Courier New" style:font-name-complex="Courier New"/>
    </style:style>
    <style:style style:name="WW8Num36z3" style:display-name="WW8Num36z3" style:family="text">
      <style:text-properties style:font-name="Symbol" style:font-name-complex="Symbol"/>
    </style:style>
    <style:style style:name="WW8Num37z0" style:display-name="WW8Num37z0" style:family="text">
      <style:text-properties style:font-name="Wingdings" style:font-name-complex="Wingdings"/>
    </style:style>
    <style:style style:name="WW8Num37z1" style:display-name="WW8Num37z1" style:family="text">
      <style:text-properties style:font-name="Courier New" style:font-name-complex="Courier New"/>
    </style:style>
    <style:style style:name="WW8Num37z6" style:display-name="WW8Num37z6" style:family="text">
      <style:text-properties style:font-name="Symbol" style:font-name-complex="Symbol"/>
    </style:style>
    <style:style style:name="WW8Num38z0" style:display-name="WW8Num38z0" style:family="text">
      <style:text-properties style:font-name="Symbol" style:font-name-complex="Symbol"/>
    </style:style>
    <style:style style:name="WW8Num38z1" style:display-name="WW8Num38z1" style:family="text">
      <style:text-properties style:font-name="Courier New" style:font-name-complex="Courier New"/>
    </style:style>
    <style:style style:name="WW8Num38z2" style:display-name="WW8Num38z2" style:family="text">
      <style:text-properties style:font-name="Wingdings" style:font-name-complex="Wingdings"/>
    </style:style>
    <style:style style:name="Policepardéfaut1" style:display-name="Police par défaut1" style:family="text"/>
    <style:style style:name="TextedebullesCar" style:display-name="Texte de bulles Car" style:family="text">
      <style:text-properties style:font-name="Tahoma" style:font-name-complex="Tahoma" fo:font-size="8pt" style:font-size-asian="8pt" style:font-size-complex="8pt"/>
    </style:style>
    <style:style style:name="En-têteCar" style:display-name="En-tête Car" style:family="text">
      <style:text-properties style:font-name="Times New Roman" style:font-name-asian="SimSun" style:font-name-complex="Mangal" fo:font-size="12pt" style:font-size-asian="12pt" style:font-size-complex="10.5pt" fo:language="en" fo:country="US" style:language-complex="hi" style:country-complex="IN"/>
    </style:style>
    <style:style style:name="PieddepageCar" style:display-name="Pied de page Car" style:family="text">
      <style:text-properties style:font-name="Times New Roman" style:font-name-asian="SimSun" style:font-name-complex="Mangal" fo:font-size="12pt" style:font-size-asian="12pt" style:font-size-complex="10.5pt" fo:language="en" fo:country="US" style:language-complex="hi" style:country-complex="IN"/>
    </style:style>
    <style:style style:name="A0" style:display-name="A0" style:family="text">
      <style:text-properties fo:color="#000000" fo:font-size="8pt" style:font-size-asian="8pt"/>
    </style:style>
    <style:style style:name="A1" style:display-name="A1" style:family="text">
      <style:text-properties fo:color="#000000" fo:font-size="8pt" style:font-size-asian="8pt"/>
    </style:style>
    <style:style style:name="apple-converted-space" style:display-name="apple-converted-space" style:family="text" style:parent-style-name="Policepardéfaut1"/>
    <style:style style:name="Textoennegrita" style:display-name="Texto en negrita" style:family="text">
      <style:text-properties fo:font-weight="bold" style:font-weight-asian="bold" style:font-weight-complex="bold"/>
    </style:style>
    <style:style style:name="Énfasis" style:display-name="Énfasis" style:family="text">
      <style:text-properties fo:font-style="italic" style:font-style-asian="italic" style:font-style-complex="italic"/>
    </style:style>
    <style:style style:name="Hipervínculo" style:display-name="Hipervínculo" style:family="text">
      <style:text-properties fo:color="#0563C1" style:text-underline-type="single" style:text-underline-style="solid" style:text-underline-width="auto" style:text-underline-mode="continuous"/>
    </style:style>
    <style:style style:name="Titre1" style:display-name="Titre1" style:family="paragraph" style:parent-style-name="Normal" style:next-style-name="Textoindependiente">
      <style:paragraph-properties fo:keep-with-next="always" fo:margin-top="0.1666in" fo:margin-bottom="0.0833in"/>
      <style:text-properties style:font-name="Arial" style:font-name-asian="Microsoft YaHei" fo:font-size="14pt" style:font-size-asian="14pt" style:font-size-complex="14pt" fo:hyphenate="false"/>
    </style:style>
    <style:style style:name="Textoindependiente" style:display-name="Texto independiente" style:family="paragraph" style:parent-style-name="Normal">
      <style:paragraph-properties fo:margin-bottom="0.0833in"/>
      <style:text-properties fo:hyphenate="false"/>
    </style:style>
    <style:style style:name="Lista" style:display-name="Lista" style:family="paragraph" style:parent-style-name="Textoindependiente">
      <style:text-properties fo:hyphenate="false"/>
    </style:style>
    <style:style style:name="Descripción" style:display-name="Descripción" style:family="paragraph" style:parent-style-name="Normal">
      <style:paragraph-properties fo:margin-top="0.0833in" fo:margin-bottom="0.0833in"/>
      <style:text-properties fo:font-style="italic" style:font-style-asian="italic" style:font-style-complex="italic" fo:hyphenate="false"/>
    </style:style>
    <style:style style:name="Index" style:display-name="Index" style:family="paragraph" style:parent-style-name="Normal">
      <style:text-properties fo:hyphenate="false"/>
    </style:style>
    <style:style style:name="Textodeglobo" style:display-name="Texto de globo" style:family="paragraph" style:parent-style-name="Normal">
      <style:text-properties style:font-name="Tahoma" style:font-name-asian="Calibri" style:font-name-complex="Times New Roman" fo:font-size="8pt" style:font-size-asian="8pt" style:font-size-complex="8pt" style:language-complex="ar" style:country-complex="SA" fo:hyphenate="false"/>
    </style:style>
    <style:style style:name="Listecouleur-Accent12" style:display-name="Liste couleur - Accent 12" style:family="paragraph" style:parent-style-name="Normal">
      <style:paragraph-properties style:contextual-spacing="true" fo:margin-left="0.5in">
        <style:tab-stops/>
      </style:paragraph-properties>
      <style:text-properties fo:font-size="10.5pt" style:font-size-asian="10.5pt" style:font-size-complex="10.5pt" fo:hyphenate="false"/>
    </style:style>
    <style:style style:name="Encabezado" style:display-name="Encabezado" style:family="paragraph" style:parent-style-name="Normal">
      <style:text-properties fo:font-size="10.5pt" style:font-size-asian="10.5pt" style:font-size-complex="10.5pt" fo:hyphenate="false"/>
    </style:style>
    <style:style style:name="Piedepágina" style:display-name="Pie de página" style:family="paragraph" style:parent-style-name="Normal">
      <style:text-properties fo:font-size="10.5pt" style:font-size-asian="10.5pt" style:font-size-complex="10.5pt" fo:hyphenate="false"/>
    </style:style>
    <style:style style:name="Pa0" style:display-name="Pa0" style:family="paragraph" style:parent-style-name="Normal" style:next-style-name="Normal">
      <style:paragraph-properties fo:widows="2" fo:orphans="2" style:line-height-at-least="0.1673in"/>
      <style:text-properties style:font-name="AkzidenzGroteskBE-Light" style:font-name-asian="Times New Roman" style:font-name-complex="Times New Roman" fo:language="fr" fo:country="FR" style:language-complex="ar" style:country-complex="SA" fo:hyphenate="false"/>
    </style:style>
    <style:style style:name="CVDétailtâche" style:display-name="CV Détail tâche" style:family="paragraph" style:parent-style-name="Normal">
      <style:paragraph-properties fo:widows="2" fo:orphans="2" fo:text-align="justify" fo:margin-left="6.875in" fo:text-indent="-0.25in">
        <style:tab-stops>
          <style:tab-stop style:type="left" style:position="0in"/>
        </style:tab-stops>
      </style:paragraph-properties>
      <style:text-properties style:font-name="Comic Sans MS" style:font-name-asian="Times New Roman" style:font-name-complex="Times New Roman" fo:color="#333333" fo:font-size="10pt" style:font-size-asian="10pt" style:font-size-complex="10pt" fo:language="fr" fo:country="FR" style:language-complex="ar" style:country-complex="SA" fo:hyphenate="false"/>
    </style:style>
    <style:style style:name="Default" style:display-name="Default" style:family="paragraph">
      <style:text-properties style:font-name="Calibri" style:font-name-complex="Calibri" fo:color="#000000" fo:font-size="12pt" style:font-size-asian="12pt" style:font-size-complex="12pt" style:language-asian="zh" style:country-asian="CN" fo:hyphenate="false"/>
    </style:style>
    <style:style style:name="Grillemoyenne21" style:display-name="Grille moyenne 21" style:family="paragraph">
      <style:text-properties style:font-name="Calibri" style:font-name-asian="Calibri" style:language-asian="zh" style:country-asian="CN" fo:hyphenate="false"/>
    </style:style>
    <style:style style:name="LO-normal" style:display-name="LO-normal" style:family="paragraph">
      <style:paragraph-properties fo:widows="0" fo:orphans="0"/>
      <style:text-properties fo:color="#000000" fo:font-size="12pt" style:font-size-asian="12pt" style:font-size-complex="12pt" style:language-asian="zh" style:country-asian="CN" fo:hyphenate="false"/>
    </style:style>
    <style:style style:name="Bibliografía" style:display-name="Bibliografía" style:family="paragraph" style:parent-style-name="Normal" style:next-style-name="Normal">
      <style:paragraph-properties fo:widows="2" fo:orphans="2" fo:margin-bottom="0.1111in" fo:line-height="105%"/>
      <style:text-properties style:font-name="Calibri" style:font-name-asian="Calibri" style:font-name-complex="Times New Roman" fo:font-size="11pt" style:font-size-asian="11pt" style:font-size-complex="11pt" fo:language="fr" fo:country="FR" style:language-complex="ar" style:country-complex="SA" fo:hyphenate="false"/>
    </style:style>
    <style:style style:name="Listecouleur-Accent11" style:display-name="Liste couleur - Accent 11" style:family="paragraph" style:parent-style-name="Normal">
      <style:paragraph-properties fo:margin-left="0.5in">
        <style:tab-stops/>
      </style:paragraph-properties>
      <style:text-properties fo:font-size="10.5pt" style:font-size-asian="10.5pt" style:font-size-complex="10.5pt" fo:hyphenate="false"/>
    </style:style>
    <style:style style:name="Contenudecadre" style:display-name="Contenu de cadre" style:family="paragraph" style:parent-style-name="Normal">
      <style:text-properties fo:hyphenate="false"/>
    </style:style>
    <style:style style:name="Cita" style:display-name="Cita" style:family="paragraph" style:parent-style-name="Normal">
      <style:paragraph-properties fo:margin-bottom="0.1965in" fo:margin-left="0.3937in" fo:margin-right="0.3937in">
        <style:tab-stops/>
      </style:paragraph-properties>
      <style:text-properties fo:hyphenate="false"/>
    </style:style>
    <style:style style:name="Título" style:display-name="Título" style:family="paragraph" style:parent-style-name="Titre1" style:next-style-name="Textoindependiente">
      <style:paragraph-properties fo:text-align="center"/>
      <style:text-properties fo:font-weight="bold" style:font-weight-asian="bold" style:font-weight-complex="bold" fo:font-size="18pt" style:font-size-asian="18pt" style:font-size-complex="18pt" fo:hyphenate="false"/>
    </style:style>
    <style:style style:name="Subtítulo" style:display-name="Subtítulo" style:family="paragraph" style:parent-style-name="Titre1" style:next-style-name="Textoindependiente">
      <style:paragraph-properties fo:text-align="center"/>
      <style:text-properties fo:font-style="italic" style:font-style-asian="italic" style:font-style-complex="italic" fo:hyphenate="false"/>
    </style:style>
    <style:style style:name="Párrafodelista" style:display-name="Párrafo de lista" style:family="paragraph" style:parent-style-name="Normal">
      <style:paragraph-properties style:contextual-spacing="true" fo:margin-left="0.5in">
        <style:tab-stops/>
      </style:paragraph-properties>
      <style:text-properties fo:font-size="10.5pt" style:font-size-asian="10.5pt" style:font-size-complex="10.5pt" fo:hyphenate="false"/>
    </style:style>
    <style:style style:name="NormalWeb" style:display-name="Normal (Web)" style:family="paragraph" style:parent-style-name="Normal">
      <style:paragraph-properties fo:widows="2" fo:orphans="2" fo:margin-top="0.0694in" fo:margin-bottom="0.0694in"/>
      <style:text-properties style:font-name-asian="Times New Roman" style:font-name-complex="Times New Roman" fo:language="fr" fo:country="FR" style:language-asian="fr" style:country-asian="FR" style:language-complex="ar" style:country-complex="SA" fo:hyphenate="false"/>
    </style:style>
    <text:notes-configuration text:note-class="footnote" text:citation-style-name="Ref.denotaalpie" text:citation-body-style-name="Ref.denotaalpie" text:start-value="0" style:num-format="1" text:start-numbering-at="document" text:footnotes-position="page"/>
    <text:notes-configuration text:note-class="endnote" text:citation-style-name="Ref.denotaalfinal" text:citation-body-style-name="Ref.denotaalfinal"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font-name-complex="Symbol"/>
    </style:style>
    <style:style style:name="WW_CharLFO1LVL3" style:family="text">
      <style:text-properties style:font-name="Courier New" style:font-name-complex="Courier New"/>
    </style:style>
    <style:style style:name="WW_CharLFO1LVL4" style:family="text">
      <style:text-properties style:font-name="Wingdings" style:font-name-complex="Wingdings"/>
    </style:style>
    <style:style style:name="WW_CharLFO2LVL1" style:family="text">
      <style:text-properties style:font-name="Symbol" style:font-name-complex="Symbol" fo:color="#4A4F53" fo:font-size="10pt" style:font-size-asian="10pt" style:font-size-complex="10pt"/>
    </style:style>
    <style:style style:name="WW_CharLFO2LVL2" style:family="text">
      <style:text-properties style:font-name="Courier New" style:font-name-asian="Courier New" style:font-name-complex="Courier New"/>
    </style:style>
    <style:style style:name="WW_CharLFO2LVL3" style:family="text">
      <style:text-properties style:font-name="Wingdings" style:font-name-asian="Wingdings" style:font-name-complex="Wingdings"/>
    </style:style>
    <style:style style:name="WW_CharLFO2LVL4" style:family="text">
      <style:text-properties style:font-name="Symbol" style:font-name-asian="Symbol" style:font-name-complex="Symbol"/>
    </style:style>
    <style:style style:name="WW_CharLFO2LVL5" style:family="text">
      <style:text-properties style:font-name="Courier New" style:font-name-asian="Courier New" style:font-name-complex="Courier New"/>
    </style:style>
    <style:style style:name="WW_CharLFO2LVL6" style:family="text">
      <style:text-properties style:font-name="Wingdings" style:font-name-asian="Wingdings" style:font-name-complex="Wingdings"/>
    </style:style>
    <style:style style:name="WW_CharLFO2LVL7" style:family="text">
      <style:text-properties style:font-name="Symbol" style:font-name-asian="Symbol" style:font-name-complex="Symbol"/>
    </style:style>
    <style:style style:name="WW_CharLFO2LVL8" style:family="text">
      <style:text-properties style:font-name="Courier New" style:font-name-asian="Courier New" style:font-name-complex="Courier New"/>
    </style:style>
    <style:style style:name="WW_CharLFO2LVL9" style:family="text">
      <style:text-properties style:font-name="Wingdings" style:font-name-asian="Wingdings" style:font-name-complex="Wingdings"/>
    </style:style>
    <style:style style:name="WW_CharLFO3LVL1" style:family="text">
      <style:text-properties style:font-name="Wingdings" style:font-name-complex="Wingdings" fo:color="#E00023" fo:font-size="10pt" style:font-size-asian="10pt" style:font-size-complex="10pt" fo:language="fr" fo:country="FR"/>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style:style style:name="WW_CharLFO4LVL1" style:family="text">
      <style:text-properties style:font-name="Symbol" style:font-name-complex="OpenSymbol"/>
    </style:style>
    <style:style style:name="WW_CharLFO4LVL2" style:family="text">
      <style:text-properties style:font-name="Courier New" style:font-name-complex="OpenSymbol"/>
    </style:style>
    <style:style style:name="WW_CharLFO4LVL3" style:family="text">
      <style:text-properties style:font-name="Wingdings" style:font-name-complex="Wingdings"/>
    </style:style>
    <style:style style:name="WW_CharLFO4LVL4" style:family="text">
      <style:text-properties style:font-name="Symbol" style:font-name-complex="OpenSymbol"/>
    </style:style>
    <style:style style:name="WW_CharLFO4LVL5" style:family="text">
      <style:text-properties style:font-name="Courier New" style:font-name-complex="OpenSymbol"/>
    </style:style>
    <style:style style:name="WW_CharLFO4LVL6" style:family="text">
      <style:text-properties style:font-name="Wingdings" style:font-name-complex="Wingdings"/>
    </style:style>
    <style:style style:name="WW_CharLFO4LVL7" style:family="text">
      <style:text-properties style:font-name="Symbol" style:font-name-complex="OpenSymbol"/>
    </style:style>
    <style:style style:name="WW_CharLFO4LVL8" style:family="text">
      <style:text-properties style:font-name="Courier New" style:font-name-complex="OpenSymbol"/>
    </style:style>
    <style:style style:name="WW_CharLFO4LVL9" style:family="text">
      <style:text-properties style:font-name="Wingdings" style:font-name-complex="Wingdings"/>
    </style:style>
    <style:style style:name="WW_CharLFO5LVL1" style:family="text">
      <style:text-properties style:font-name="Wingdings" style:font-name-complex="Symbol"/>
    </style:style>
    <style:style style:name="WW_CharLFO5LVL2" style:family="text">
      <style:text-properties style:font-name="Courier New" style:font-name-asian="Courier New" style:font-name-complex="Courier New"/>
    </style:style>
    <style:style style:name="WW_CharLFO5LVL3" style:family="text">
      <style:text-properties style:font-name="Wingdings" style:font-name-asian="Wingdings" style:font-name-complex="Wingdings"/>
    </style:style>
    <style:style style:name="WW_CharLFO5LVL4" style:family="text">
      <style:text-properties style:font-name="Symbol" style:font-name-asian="Symbol" style:font-name-complex="Symbol"/>
    </style:style>
    <style:style style:name="WW_CharLFO5LVL5" style:family="text">
      <style:text-properties style:font-name="Courier New" style:font-name-asian="Courier New" style:font-name-complex="Courier New"/>
    </style:style>
    <style:style style:name="WW_CharLFO5LVL6" style:family="text">
      <style:text-properties style:font-name="Wingdings" style:font-name-asian="Wingdings" style:font-name-complex="Wingdings"/>
    </style:style>
    <style:style style:name="WW_CharLFO5LVL7" style:family="text">
      <style:text-properties style:font-name="Symbol" style:font-name-asian="Symbol" style:font-name-complex="Symbol"/>
    </style:style>
    <style:style style:name="WW_CharLFO5LVL8" style:family="text">
      <style:text-properties style:font-name="Courier New" style:font-name-asian="Courier New" style:font-name-complex="Courier New"/>
    </style:style>
    <style:style style:name="WW_CharLFO5LVL9" style:family="text">
      <style:text-properties style:font-name="Wingdings" style:font-name-asian="Wingdings" style:font-name-complex="Wingdings"/>
    </style:style>
    <style:style style:name="WW_CharLFO6LVL1" style:family="text">
      <style:text-properties fo:font-style="italic" style:font-style-asian="italic"/>
    </style:style>
    <style:style style:name="WW_CharLFO7LVL1" style:family="text">
      <style:text-properties fo:font-style="italic" style:font-style-asian="italic"/>
    </style:style>
    <style:style style:name="WW_CharLFO8LVL1" style:family="text">
      <style:text-properties style:font-name="Wingdings" fo:color="#E00000"/>
    </style:style>
    <style:style style:name="WW_CharLFO9LVL1" style:family="text">
      <style:text-properties style:font-name="Wingdings" fo:color="#E04F53"/>
    </style:style>
    <style:style style:name="WW_CharLFO10LVL1" style:family="text">
      <style:text-properties style:font-name="Wingdings" fo:color="#E04F53"/>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Wingding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Wingdings"/>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Wingdings" fo:color="#E00000"/>
    </style:style>
    <style:style style:name="WW_CharLFO15LVL1" style:family="text">
      <style:text-properties style:font-name="Wingdings" fo:color="#E00000"/>
    </style:style>
    <style:style style:name="WW_CharLFO16LVL1" style:family="text">
      <style:text-properties style:font-name="Wingdings" fo:color="#E00000"/>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text:style-name="WW_CharLFO1LV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text:style-name="WW_CharLFO1LV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text:style-name="WW_CharLFO1LV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2">
      <text:list-level-style-bullet text:level="1" text:style-name="WW_CharLFO2LVL1"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1.2798in" text:min-label-width="0.25in" text:list-level-position-and-space-mode="label-alignment">
          <style:list-level-label-alignment text:label-followed-by="listtab" fo:margin-left="1.5298in" fo:text-indent="-0.25in"/>
        </style:list-level-properties>
        <style:text-properties style:font-name="Wingdings"/>
      </text:list-level-style-bullet>
      <text:list-level-style-bullet text:level="2" text:style-name="WW_CharLFO3LVL2" text:bullet-char="o">
        <style:list-level-properties text:space-before="1.7347in" text:min-label-width="0.25in" text:list-level-position-and-space-mode="label-alignment">
          <style:list-level-label-alignment text:label-followed-by="listtab" fo:margin-left="1.9847in" fo:text-indent="-0.25in"/>
        </style:list-level-properties>
        <style:text-properties style:font-name="Courier New"/>
      </text:list-level-style-bullet>
      <text:list-level-style-bullet text:level="3" text:style-name="WW_CharLFO3LVL3"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Wingdings"/>
      </text:list-level-style-bullet>
      <text:list-level-style-bullet text:level="4" text:style-name="WW_CharLFO3LVL4"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Symbol"/>
      </text:list-level-style-bullet>
      <text:list-level-style-bullet text:level="5" text:style-name="WW_CharLFO3LVL5" text:bullet-char="o">
        <style:list-level-properties text:space-before="3.2347in" text:min-label-width="0.25in" text:list-level-position-and-space-mode="label-alignment">
          <style:list-level-label-alignment text:label-followed-by="listtab" fo:margin-left="3.4847in" fo:text-indent="-0.25in"/>
        </style:list-level-properties>
        <style:text-properties style:font-name="Courier New"/>
      </text:list-level-style-bullet>
      <text:list-level-style-bullet text:level="6" text:style-name="WW_CharLFO3LVL6" text:bullet-char="">
        <style:list-level-properties text:space-before="3.7347in" text:min-label-width="0.25in" text:list-level-position-and-space-mode="label-alignment">
          <style:list-level-label-alignment text:label-followed-by="listtab" fo:margin-left="3.9847in" fo:text-indent="-0.25in"/>
        </style:list-level-properties>
        <style:text-properties style:font-name="Wingdings"/>
      </text:list-level-style-bullet>
      <text:list-level-style-bullet text:level="7" text:style-name="WW_CharLFO3LVL7" text:bullet-char="">
        <style:list-level-properties text:space-before="4.2347in" text:min-label-width="0.25in" text:list-level-position-and-space-mode="label-alignment">
          <style:list-level-label-alignment text:label-followed-by="listtab" fo:margin-left="4.4847in" fo:text-indent="-0.25in"/>
        </style:list-level-properties>
        <style:text-properties style:font-name="Symbol"/>
      </text:list-level-style-bullet>
      <text:list-level-style-bullet text:level="8" text:style-name="WW_CharLFO3LVL8" text:bullet-char="o">
        <style:list-level-properties text:space-before="4.7347in" text:min-label-width="0.25in" text:list-level-position-and-space-mode="label-alignment">
          <style:list-level-label-alignment text:label-followed-by="listtab" fo:margin-left="4.9847in" fo:text-indent="-0.25in"/>
        </style:list-level-properties>
        <style:text-properties style:font-name="Courier New"/>
      </text:list-level-style-bullet>
      <text:list-level-style-bullet text:level="9" text:style-name="WW_CharLFO3LVL9" text:bullet-char="">
        <style:list-level-properties text:space-before="5.2347in" text:min-label-width="0.25in" text:list-level-position-and-space-mode="label-alignment">
          <style:list-level-label-alignment text:label-followed-by="listtab" fo:margin-left="5.4847in" fo:text-indent="-0.25in"/>
        </style:list-level-properties>
        <style:text-properties style:font-name="Wingdings"/>
      </text:list-level-style-bullet>
    </text:list-style>
    <text:list-style style:name="LFO4">
      <text:list-level-style-bullet text:level="1" text:style-name="WW_CharLFO4LVL1" text:bullet-char="">
        <style:list-level-properties text:space-before="1.9694in" text:min-label-width="0.25in" text:list-level-position-and-space-mode="label-alignment">
          <style:list-level-label-alignment text:label-followed-by="listtab" fo:margin-left="2.2194in" fo:text-indent="-0.25in"/>
        </style:list-level-properties>
        <style:text-properties style:font-name="Symbol"/>
      </text:list-level-style-bullet>
      <text:list-level-style-bullet text:level="2" text:style-name="WW_CharLFO4LVL2" text:bullet-char="o">
        <style:list-level-properties text:space-before="2.4694in" text:min-label-width="0.25in" text:list-level-position-and-space-mode="label-alignment">
          <style:list-level-label-alignment text:label-followed-by="listtab" fo:margin-left="2.7194in" fo:text-indent="-0.25in"/>
        </style:list-level-properties>
        <style:text-properties style:font-name="Courier New"/>
      </text:list-level-style-bullet>
      <text:list-level-style-bullet text:level="3" text:style-name="WW_CharLFO4LVL3" text:bullet-char="">
        <style:list-level-properties text:space-before="2.9694in" text:min-label-width="0.25in" text:list-level-position-and-space-mode="label-alignment">
          <style:list-level-label-alignment text:label-followed-by="listtab" fo:margin-left="3.2194in" fo:text-indent="-0.25in"/>
        </style:list-level-properties>
        <style:text-properties style:font-name="Wingdings"/>
      </text:list-level-style-bullet>
      <text:list-level-style-bullet text:level="4" text:style-name="WW_CharLFO4LVL4" text:bullet-char="">
        <style:list-level-properties text:space-before="3.4694in" text:min-label-width="0.25in" text:list-level-position-and-space-mode="label-alignment">
          <style:list-level-label-alignment text:label-followed-by="listtab" fo:margin-left="3.7194in" fo:text-indent="-0.25in"/>
        </style:list-level-properties>
        <style:text-properties style:font-name="Symbol"/>
      </text:list-level-style-bullet>
      <text:list-level-style-bullet text:level="5" text:style-name="WW_CharLFO4LVL5" text:bullet-char="o">
        <style:list-level-properties text:space-before="3.9694in" text:min-label-width="0.25in" text:list-level-position-and-space-mode="label-alignment">
          <style:list-level-label-alignment text:label-followed-by="listtab" fo:margin-left="4.2194in" fo:text-indent="-0.25in"/>
        </style:list-level-properties>
        <style:text-properties style:font-name="Courier New"/>
      </text:list-level-style-bullet>
      <text:list-level-style-bullet text:level="6" text:style-name="WW_CharLFO4LVL6" text:bullet-char="">
        <style:list-level-properties text:space-before="4.4694in" text:min-label-width="0.25in" text:list-level-position-and-space-mode="label-alignment">
          <style:list-level-label-alignment text:label-followed-by="listtab" fo:margin-left="4.7194in" fo:text-indent="-0.25in"/>
        </style:list-level-properties>
        <style:text-properties style:font-name="Wingdings"/>
      </text:list-level-style-bullet>
      <text:list-level-style-bullet text:level="7" text:style-name="WW_CharLFO4LVL7" text:bullet-char="">
        <style:list-level-properties text:space-before="4.9694in" text:min-label-width="0.25in" text:list-level-position-and-space-mode="label-alignment">
          <style:list-level-label-alignment text:label-followed-by="listtab" fo:margin-left="5.2194in" fo:text-indent="-0.25in"/>
        </style:list-level-properties>
        <style:text-properties style:font-name="Symbol"/>
      </text:list-level-style-bullet>
      <text:list-level-style-bullet text:level="8" text:style-name="WW_CharLFO4LVL8" text:bullet-char="o">
        <style:list-level-properties text:space-before="5.4694in" text:min-label-width="0.25in" text:list-level-position-and-space-mode="label-alignment">
          <style:list-level-label-alignment text:label-followed-by="listtab" fo:margin-left="5.7194in" fo:text-indent="-0.25in"/>
        </style:list-level-properties>
        <style:text-properties style:font-name="Courier New"/>
      </text:list-level-style-bullet>
      <text:list-level-style-bullet text:level="9" text:style-name="WW_CharLFO4LVL9" text:bullet-char="">
        <style:list-level-properties text:space-before="5.9694in" text:min-label-width="0.25in" text:list-level-position-and-space-mode="label-alignment">
          <style:list-level-label-alignment text:label-followed-by="listtab" fo:margin-left="6.2194in" fo:text-indent="-0.25in"/>
        </style:list-level-properties>
        <style:text-properties style:font-name="Wingdings"/>
      </text:list-level-style-bullet>
    </text:list-style>
    <text:list-style style:name="LFO5">
      <text:list-level-style-bullet text:level="1" text:style-name="WW_CharLFO5LVL1" text:bullet-char="">
        <style:list-level-properties text:space-before="6.625in" text:min-label-width="0.25in" text:list-level-position-and-space-mode="label-alignment">
          <style:list-level-label-alignment text:label-followed-by="listtab" fo:margin-left="6.87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text:style-name="WW_CharLFO6LVL1" style:num-prefix="(" style:num-format="1" text:start-value="5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text:style-name="WW_CharLFO7LVL1" style:num-prefix="(" style:num-format="1" text:start-value="5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list-level-position-and-space-mode="label-alignment">
          <style:list-level-label-alignment text:label-followed-by="listtab"/>
        </style:list-level-properties>
        <style:text-properties style:font-name="Wingding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9">
      <text:list-level-style-bullet text:level="1" text:style-name="WW_CharLFO9LVL1" text:bullet-char="">
        <style:list-level-properties text:list-level-position-and-space-mode="label-alignment">
          <style:list-level-label-alignment text:label-followed-by="listtab"/>
        </style:list-level-properties>
        <style:text-properties style:font-name="Wingding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0">
      <text:list-level-style-bullet text:level="1" text:style-name="WW_CharLFO10LVL1" text:bullet-char="">
        <style:list-level-properties text:list-level-position-and-space-mode="label-alignment">
          <style:list-level-label-alignment text:label-followed-by="listtab"/>
        </style:list-level-properties>
        <style:text-properties style:font-name="Wingding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1">
      <text:list-level-style-bullet text:level="1" text:style-name="WW_CharLFO11LVL1" text:bullet-char="">
        <style:list-level-properties text:space-before="1.725in" text:min-label-width="0.25in" text:list-level-position-and-space-mode="label-alignment">
          <style:list-level-label-alignment text:label-followed-by="listtab" fo:margin-left="1.975in" fo:text-indent="-0.25in"/>
        </style:list-level-properties>
        <style:text-properties style:font-name="Symbol"/>
      </text:list-level-style-bullet>
      <text:list-level-style-bullet text:level="2" text:style-name="WW_CharLFO11LVL2" text:bullet-char="o">
        <style:list-level-properties text:space-before="2.225in" text:min-label-width="0.25in" text:list-level-position-and-space-mode="label-alignment">
          <style:list-level-label-alignment text:label-followed-by="listtab" fo:margin-left="2.475in" fo:text-indent="-0.25in"/>
        </style:list-level-properties>
        <style:text-properties style:font-name="Courier New"/>
      </text:list-level-style-bullet>
      <text:list-level-style-bullet text:level="3" text:style-name="WW_CharLFO11LVL3" text:bullet-char="">
        <style:list-level-properties text:space-before="2.725in" text:min-label-width="0.25in" text:list-level-position-and-space-mode="label-alignment">
          <style:list-level-label-alignment text:label-followed-by="listtab" fo:margin-left="2.975in" fo:text-indent="-0.25in"/>
        </style:list-level-properties>
        <style:text-properties style:font-name="Wingdings"/>
      </text:list-level-style-bullet>
      <text:list-level-style-bullet text:level="4" text:style-name="WW_CharLFO11LVL4" text:bullet-char="">
        <style:list-level-properties text:space-before="3.225in" text:min-label-width="0.25in" text:list-level-position-and-space-mode="label-alignment">
          <style:list-level-label-alignment text:label-followed-by="listtab" fo:margin-left="3.475in" fo:text-indent="-0.25in"/>
        </style:list-level-properties>
        <style:text-properties style:font-name="Symbol"/>
      </text:list-level-style-bullet>
      <text:list-level-style-bullet text:level="5" text:style-name="WW_CharLFO11LVL5" text:bullet-char="o">
        <style:list-level-properties text:space-before="3.725in" text:min-label-width="0.25in" text:list-level-position-and-space-mode="label-alignment">
          <style:list-level-label-alignment text:label-followed-by="listtab" fo:margin-left="3.975in" fo:text-indent="-0.25in"/>
        </style:list-level-properties>
        <style:text-properties style:font-name="Courier New"/>
      </text:list-level-style-bullet>
      <text:list-level-style-bullet text:level="6" text:style-name="WW_CharLFO11LVL6" text:bullet-char="">
        <style:list-level-properties text:space-before="4.225in" text:min-label-width="0.25in" text:list-level-position-and-space-mode="label-alignment">
          <style:list-level-label-alignment text:label-followed-by="listtab" fo:margin-left="4.475in" fo:text-indent="-0.25in"/>
        </style:list-level-properties>
        <style:text-properties style:font-name="Wingdings"/>
      </text:list-level-style-bullet>
      <text:list-level-style-bullet text:level="7" text:style-name="WW_CharLFO11LVL7" text:bullet-char="">
        <style:list-level-properties text:space-before="4.725in" text:min-label-width="0.25in" text:list-level-position-and-space-mode="label-alignment">
          <style:list-level-label-alignment text:label-followed-by="listtab" fo:margin-left="4.975in" fo:text-indent="-0.25in"/>
        </style:list-level-properties>
        <style:text-properties style:font-name="Symbol"/>
      </text:list-level-style-bullet>
      <text:list-level-style-bullet text:level="8" text:style-name="WW_CharLFO11LVL8" text:bullet-char="o">
        <style:list-level-properties text:space-before="5.225in" text:min-label-width="0.25in" text:list-level-position-and-space-mode="label-alignment">
          <style:list-level-label-alignment text:label-followed-by="listtab" fo:margin-left="5.475in" fo:text-indent="-0.25in"/>
        </style:list-level-properties>
        <style:text-properties style:font-name="Courier New"/>
      </text:list-level-style-bullet>
      <text:list-level-style-bullet text:level="9" text:style-name="WW_CharLFO11LVL9" text:bullet-char="">
        <style:list-level-properties text:space-before="5.725in" text:min-label-width="0.25in" text:list-level-position-and-space-mode="label-alignment">
          <style:list-level-label-alignment text:label-followed-by="listtab" fo:margin-left="5.975in" fo:text-indent="-0.25in"/>
        </style:list-level-properties>
        <style:text-properties style:font-name="Wingdings"/>
      </text:list-level-style-bullet>
    </text:list-style>
    <text:list-style style:name="LFO12">
      <text:list-level-style-bullet text:level="1" text:style-name="WW_CharLFO12LVL1" text:bullet-char="">
        <style:list-level-properties text:space-before="1.725in" text:min-label-width="0.25in" text:list-level-position-and-space-mode="label-alignment">
          <style:list-level-label-alignment text:label-followed-by="listtab" fo:margin-left="1.975in" fo:text-indent="-0.25in"/>
        </style:list-level-properties>
        <style:text-properties style:font-name="Wingdings"/>
      </text:list-level-style-bullet>
      <text:list-level-style-bullet text:level="2" text:style-name="WW_CharLFO12LVL2" text:bullet-char="o">
        <style:list-level-properties text:space-before="2.225in" text:min-label-width="0.25in" text:list-level-position-and-space-mode="label-alignment">
          <style:list-level-label-alignment text:label-followed-by="listtab" fo:margin-left="2.475in" fo:text-indent="-0.25in"/>
        </style:list-level-properties>
        <style:text-properties style:font-name="Courier New"/>
      </text:list-level-style-bullet>
      <text:list-level-style-bullet text:level="3" text:style-name="WW_CharLFO12LVL3" text:bullet-char="">
        <style:list-level-properties text:space-before="2.725in" text:min-label-width="0.25in" text:list-level-position-and-space-mode="label-alignment">
          <style:list-level-label-alignment text:label-followed-by="listtab" fo:margin-left="2.975in" fo:text-indent="-0.25in"/>
        </style:list-level-properties>
        <style:text-properties style:font-name="Wingdings"/>
      </text:list-level-style-bullet>
      <text:list-level-style-bullet text:level="4" text:style-name="WW_CharLFO12LVL4" text:bullet-char="">
        <style:list-level-properties text:space-before="3.225in" text:min-label-width="0.25in" text:list-level-position-and-space-mode="label-alignment">
          <style:list-level-label-alignment text:label-followed-by="listtab" fo:margin-left="3.475in" fo:text-indent="-0.25in"/>
        </style:list-level-properties>
        <style:text-properties style:font-name="Symbol"/>
      </text:list-level-style-bullet>
      <text:list-level-style-bullet text:level="5" text:style-name="WW_CharLFO12LVL5" text:bullet-char="o">
        <style:list-level-properties text:space-before="3.725in" text:min-label-width="0.25in" text:list-level-position-and-space-mode="label-alignment">
          <style:list-level-label-alignment text:label-followed-by="listtab" fo:margin-left="3.975in" fo:text-indent="-0.25in"/>
        </style:list-level-properties>
        <style:text-properties style:font-name="Courier New"/>
      </text:list-level-style-bullet>
      <text:list-level-style-bullet text:level="6" text:style-name="WW_CharLFO12LVL6" text:bullet-char="">
        <style:list-level-properties text:space-before="4.225in" text:min-label-width="0.25in" text:list-level-position-and-space-mode="label-alignment">
          <style:list-level-label-alignment text:label-followed-by="listtab" fo:margin-left="4.475in" fo:text-indent="-0.25in"/>
        </style:list-level-properties>
        <style:text-properties style:font-name="Wingdings"/>
      </text:list-level-style-bullet>
      <text:list-level-style-bullet text:level="7" text:style-name="WW_CharLFO12LVL7" text:bullet-char="">
        <style:list-level-properties text:space-before="4.725in" text:min-label-width="0.25in" text:list-level-position-and-space-mode="label-alignment">
          <style:list-level-label-alignment text:label-followed-by="listtab" fo:margin-left="4.975in" fo:text-indent="-0.25in"/>
        </style:list-level-properties>
        <style:text-properties style:font-name="Symbol"/>
      </text:list-level-style-bullet>
      <text:list-level-style-bullet text:level="8" text:style-name="WW_CharLFO12LVL8" text:bullet-char="o">
        <style:list-level-properties text:space-before="5.225in" text:min-label-width="0.25in" text:list-level-position-and-space-mode="label-alignment">
          <style:list-level-label-alignment text:label-followed-by="listtab" fo:margin-left="5.475in" fo:text-indent="-0.25in"/>
        </style:list-level-properties>
        <style:text-properties style:font-name="Courier New"/>
      </text:list-level-style-bullet>
      <text:list-level-style-bullet text:level="9" text:style-name="WW_CharLFO12LVL9" text:bullet-char="">
        <style:list-level-properties text:space-before="5.725in" text:min-label-width="0.25in" text:list-level-position-and-space-mode="label-alignment">
          <style:list-level-label-alignment text:label-followed-by="listtab" fo:margin-left="5.975in" fo:text-indent="-0.25in"/>
        </style:list-level-properties>
        <style:text-properties style:font-name="Wingdings"/>
      </text:list-level-style-bullet>
    </text:list-style>
    <text:list-style style:name="LFO13">
      <text:list-level-style-bullet text:level="1" text:style-name="WW_CharLFO13LVL1" text:bullet-char="">
        <style:list-level-properties text:space-before="1.7722in" text:min-label-width="0.25in" text:list-level-position-and-space-mode="label-alignment">
          <style:list-level-label-alignment text:label-followed-by="listtab" fo:margin-left="2.0222in" fo:text-indent="-0.25in"/>
        </style:list-level-properties>
        <style:text-properties style:font-name="Wingdings"/>
      </text:list-level-style-bullet>
      <text:list-level-style-bullet text:level="2" text:style-name="WW_CharLFO13LVL2" text:bullet-char="o">
        <style:list-level-properties text:space-before="2.2722in" text:min-label-width="0.25in" text:list-level-position-and-space-mode="label-alignment">
          <style:list-level-label-alignment text:label-followed-by="listtab" fo:margin-left="2.5222in" fo:text-indent="-0.25in"/>
        </style:list-level-properties>
        <style:text-properties style:font-name="Courier New"/>
      </text:list-level-style-bullet>
      <text:list-level-style-bullet text:level="3" text:style-name="WW_CharLFO13LVL3" text:bullet-char="">
        <style:list-level-properties text:space-before="2.7722in" text:min-label-width="0.25in" text:list-level-position-and-space-mode="label-alignment">
          <style:list-level-label-alignment text:label-followed-by="listtab" fo:margin-left="3.0222in" fo:text-indent="-0.25in"/>
        </style:list-level-properties>
        <style:text-properties style:font-name="Wingdings"/>
      </text:list-level-style-bullet>
      <text:list-level-style-bullet text:level="4" text:style-name="WW_CharLFO13LVL4" text:bullet-char="">
        <style:list-level-properties text:space-before="3.2722in" text:min-label-width="0.25in" text:list-level-position-and-space-mode="label-alignment">
          <style:list-level-label-alignment text:label-followed-by="listtab" fo:margin-left="3.5222in" fo:text-indent="-0.25in"/>
        </style:list-level-properties>
        <style:text-properties style:font-name="Symbol"/>
      </text:list-level-style-bullet>
      <text:list-level-style-bullet text:level="5" text:style-name="WW_CharLFO13LVL5" text:bullet-char="o">
        <style:list-level-properties text:space-before="3.7722in" text:min-label-width="0.25in" text:list-level-position-and-space-mode="label-alignment">
          <style:list-level-label-alignment text:label-followed-by="listtab" fo:margin-left="4.0222in" fo:text-indent="-0.25in"/>
        </style:list-level-properties>
        <style:text-properties style:font-name="Courier New"/>
      </text:list-level-style-bullet>
      <text:list-level-style-bullet text:level="6" text:style-name="WW_CharLFO13LVL6" text:bullet-char="">
        <style:list-level-properties text:space-before="4.2722in" text:min-label-width="0.25in" text:list-level-position-and-space-mode="label-alignment">
          <style:list-level-label-alignment text:label-followed-by="listtab" fo:margin-left="4.5222in" fo:text-indent="-0.25in"/>
        </style:list-level-properties>
        <style:text-properties style:font-name="Wingdings"/>
      </text:list-level-style-bullet>
      <text:list-level-style-bullet text:level="7" text:style-name="WW_CharLFO13LVL7" text:bullet-char="">
        <style:list-level-properties text:space-before="4.7722in" text:min-label-width="0.25in" text:list-level-position-and-space-mode="label-alignment">
          <style:list-level-label-alignment text:label-followed-by="listtab" fo:margin-left="5.0222in" fo:text-indent="-0.25in"/>
        </style:list-level-properties>
        <style:text-properties style:font-name="Symbol"/>
      </text:list-level-style-bullet>
      <text:list-level-style-bullet text:level="8" text:style-name="WW_CharLFO13LVL8" text:bullet-char="o">
        <style:list-level-properties text:space-before="5.2722in" text:min-label-width="0.25in" text:list-level-position-and-space-mode="label-alignment">
          <style:list-level-label-alignment text:label-followed-by="listtab" fo:margin-left="5.5222in" fo:text-indent="-0.25in"/>
        </style:list-level-properties>
        <style:text-properties style:font-name="Courier New"/>
      </text:list-level-style-bullet>
      <text:list-level-style-bullet text:level="9" text:style-name="WW_CharLFO13LVL9" text:bullet-char="">
        <style:list-level-properties text:space-before="5.7722in" text:min-label-width="0.25in" text:list-level-position-and-space-mode="label-alignment">
          <style:list-level-label-alignment text:label-followed-by="listtab" fo:margin-left="6.0222in" fo:text-indent="-0.25in"/>
        </style:list-level-properties>
        <style:text-properties style:font-name="Wingdings"/>
      </text:list-level-style-bullet>
    </text:list-style>
    <text:list-style style:name="LFO14">
      <text:list-level-style-bullet text:level="1" text:style-name="WW_CharLFO14LVL1" text:bullet-char="">
        <style:list-level-properties text:list-level-position-and-space-mode="label-alignment">
          <style:list-level-label-alignment text:label-followed-by="listtab"/>
        </style:list-level-properties>
        <style:text-properties style:font-name="Wingding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5">
      <text:list-level-style-bullet text:level="1" text:style-name="WW_CharLFO15LVL1" text:bullet-char="">
        <style:list-level-properties text:list-level-position-and-space-mode="label-alignment">
          <style:list-level-label-alignment text:label-followed-by="listtab"/>
        </style:list-level-properties>
        <style:text-properties style:font-name="Wingding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6">
      <text:list-level-style-bullet text:level="1" text:style-name="WW_CharLFO16LVL1" text:bullet-char="">
        <style:list-level-properties text:list-level-position-and-space-mode="label-alignment">
          <style:list-level-label-alignment text:label-followed-by="listtab"/>
        </style:list-level-properties>
        <style:text-properties style:font-name="Wingding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page-layout style:name="PL0">
      <style:page-layout-properties fo:page-width="8.268in" fo:page-height="11.693in" style:print-orientation="portrait" fo:margin-top="0in" fo:margin-left="0.5in" fo:margin-bottom="0.118in" fo:margin-right="0.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3819in"/>
      </style:footer-style>
    </style:page-layout>
    <style:style style:name="P2" style:parent-style-name="Encabezado" style:family="paragraph">
      <style:paragraph-properties fo:text-align="center"/>
    </style:style>
    <style:style style:name="P3" style:parent-style-name="Encabezado" style:family="paragraph">
      <style:paragraph-properties fo:text-align="center"/>
    </style:style>
    <style:style style:name="T4" style:parent-style-name="Fuentedepárrafopredeter." style:family="text">
      <style:text-properties fo:language="fr" fo:country="FR" style:language-asian="fr" style:country-asian="FR" style:language-complex="ar" style:country-complex="SA"/>
    </style:style>
    <style:style style:name="P5" style:parent-style-name="Pa0" style:family="paragraph">
      <style:paragraph-properties fo:border-top="0.0069in solid #FF00FF" fo:border-left="none" fo:border-bottom="none" fo:border-right="none" fo:padding-top="0.0138in" fo:padding-left="0in" fo:padding-bottom="0in" fo:padding-right="0in" style:shadow="none" fo:text-align="center"/>
    </style:style>
    <style:style style:name="T6" style:parent-style-name="A0" style:family="text">
      <style:text-properties style:font-name="Arial" style:font-name-complex="Arial" fo:color="#FF0000"/>
    </style:style>
    <style:style style:name="T7" style:parent-style-name="A1" style:family="text">
      <style:text-properties style:font-name="Arial" style:font-name-complex="Arial" fo:color="#FF0000"/>
    </style:style>
    <style:style style:name="T8" style:parent-style-name="A0" style:family="text">
      <style:text-properties style:font-name="Arial" style:font-name-complex="Arial" fo:color="#4A4F53"/>
    </style:style>
    <style:style style:name="T9" style:parent-style-name="A1" style:family="text">
      <style:text-properties style:font-name="Arial" style:font-name-complex="Arial" fo:color="#FF0000"/>
    </style:style>
    <style:style style:name="T10" style:parent-style-name="A1" style:family="text">
      <style:text-properties style:font-name="Arial" style:font-name-complex="Arial" fo:color="#262626"/>
    </style:style>
    <style:style style:name="T11" style:parent-style-name="A0" style:family="text">
      <style:text-properties style:font-name="Arial" style:font-name-complex="Arial" fo:color="#4A4F53"/>
    </style:style>
    <style:style style:name="P12" style:parent-style-name="Normal" style:family="paragraph">
      <style:paragraph-properties fo:text-align="center"/>
      <style:text-properties style:font-name="Arial" style:font-name-complex="Arial" fo:color="#4A4F53" fo:language="fr" fo:country="FR"/>
    </style:style>
    <style:style style:name="P13" style:parent-style-name="Normal" style:family="paragraph">
      <style:text-properties fo:color="#4A4F53" fo:language="fr" fo:country="FR"/>
    </style:style>
    <style:style style:family="graphic" style:name="a0" style:parent-style-name="Graphics">
      <style:graphic-properties fo:border="0.01042in none" fo:background-color="#ffffff" style:wrap="parallel" style:wrap-contour="true" style:wrap-contour-mode="outside" draw:opacity="0%" style:horizontal-rel="paragraph" style:vertical-rel="paragraph" style:horizontal-pos="from-left" style:vertical-pos="from-top"/>
    </style:style>
    <style:style style:family="graphic" style:name="a1">
      <style:graphic-properties style:wrap="run-through" style:run-through="background" draw:fill="none" draw:stroke="solid" svg:stroke-width="0.00709in" svg:stroke-color="#ffffff" svg:stroke-opacity="100%" draw:stroke-linejoin="miter" svg:stroke-linecap="square" style:horizontal-rel="paragraph" style:vertical-rel="paragraph" style:horizontal-pos="from-left" style:vertical-pos="from-top"/>
    </style:style>
    <style:style style:family="graphic" style:name="a2">
      <style:graphic-properties draw:fill="solid" draw:fill-color="#e00023" draw:opacity="100%" draw:stroke="solid" svg:stroke-width="0.01024in" svg:stroke-color="#ffffff" svg:stroke-opacity="100%" draw:stroke-linejoin="miter" svg:stroke-linecap="square"/>
    </style:style>
    <style:style style:family="graphic" style:name="a3">
      <style:graphic-properties draw:fill="solid" draw:fill-color="#e00023" draw:opacity="100%" draw:stroke="solid" svg:stroke-width="0.01024in" svg:stroke-color="#ffffff" svg:stroke-opacity="100%" draw:stroke-linejoin="miter" svg:stroke-linecap="square"/>
    </style:style>
    <style:style style:family="graphic" style:name="a4">
      <style:graphic-properties style:wrap="run-through" style:run-through="foreground" style:horizontal-rel="paragraph" style:vertical-rel="paragraph" style:horizontal-pos="from-left" style:vertical-pos="from-top"/>
    </style:style>
    <style:style style:family="graphic" style:name="a5">
      <style:graphic-properties fo:wrap-option="wrap" fo:padding-top="0in" fo:padding-bottom="0in" fo:padding-left="0in" fo:padding-right="0in" draw:textarea-vertical-align="top" draw:textarea-horizontal-align="left" style:wrap="run-through" style:run-through="background" draw:fill="solid" draw:fill-color="#ffffff" draw:opacity="0%" draw:stroke="none" style:horizontal-rel="paragraph" style:vertical-rel="paragraph"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P2"/>
        <text:p text:style-name="P3"><text:span text:style-name="T4"><draw:frame draw:z-index="251656192" draw:style-name="a0" draw:name="Image 1" text:anchor-type="paragraph" svg:x="0.00139in" svg:y="0.09097in" svg:width="1.40764in" svg:height="0.65208in" style:rel-width="scale" style:rel-height="scale"><draw:image xlink:href="media/image1.png" xlink:type="simple" xlink:show="embed" xlink:actuate="onLoad"/><svg:title/><svg:desc/></draw:frame></text:span><draw:connector draw:type="line" svg:x1="6.98194in" svg:y1="0.07778in" svg:x2="6.98194in" svg:y2="0.76042in" draw:z-index="251658240" draw:id="id0" draw:style-name="a1" draw:name="Connecteur droit 1" text:anchor-type="paragraph"><svg:title/><svg:desc/></draw:connector><draw:g draw:z-index="251659264" draw:name="Groupe 8" draw:id="id3" draw:style-name="a4" text:anchor-type="paragraph"><svg:title/><svg:desc/><draw:custom-shape svg:x="1.53333in" svg:y="0.6625in" svg:width="5.66736in" svg:height="0.04792in" draw:id="id1" draw:style-name="a2" draw:name="Rectangle 4"><svg:title/><svg:desc/><draw:enhanced-geometry draw:type="non-primitive" svg:viewBox="0 0 21600 21600" draw:enhanced-path="M 0 0 L 21600 0 21600 21600 0 21600 Z N"/></draw:custom-shape><draw:custom-shape svg:x="6.98611in" svg:y="0.43333in" svg:width="0.04931in" svg:height="0.86319in" draw:id="id2" draw:style-name="a3" draw:name="Rectangle 6"><svg:title/><svg:desc/><draw:enhanced-geometry draw:type="non-primitive" svg:viewBox="0 0 21600 21600" draw:enhanced-path="M 0 0 L 21600 0 21600 21600 0 21600 Z N"/></draw:custom-shape></draw:g></text:p>
      </style:header>
      <style:footer>
        <text:p text:style-name="Piedepágina"><draw:custom-shape svg:x="-0.23681in" svg:y="0.10417in" svg:width="7.56111in" svg:height="0.49236in" draw:z-index="251657216" draw:id="id4" draw:style-name="a5" draw:name="Text Box 2" text:anchor-type="paragraph"><svg:title/><svg:desc/><text:p text:style-name="P5"><text:span text:style-name="T6">GROUPE ADAMING<text:s/></text:span><text:span text:style-name="T7">|</text:span><text:span text:style-name="T8"><text:s/>Tour Montparnasse - 33, avenue du Maine - 75015 Paris<text:s/></text:span><text:span text:style-name="T9">|</text:span><text:span text:style-name="T10"><text:s/></text:span><text:span text:style-name="T11">www.adaming.fr</text:span></text:p><text:p text:style-name="P12"/><text:p text:style-name="P13"/><draw:enhanced-geometry draw:type="non-primitive" svg:viewBox="0 0 21600 21600" draw:enhanced-path="M 0 0 L 21600 0 21600 21600 0 21600 Z N"/></draw:custom-shape></text:p>
        <text:p text:style-name="Piedepágina"/>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Elsa VEILLARD</meta:initial-creator>
    <dc:creator>Gonzalo quiroga</dc:creator>
    <meta:creation-date>2021-12-29T09:46:00Z</meta:creation-date>
    <dc:date>2021-12-29T09:46:00Z</dc:date>
    <meta:template xlink:href="Normal.dotm" xlink:type="simple"/>
    <meta:editing-cycles>8</meta:editing-cycles>
    <meta:editing-duration>PT0S</meta:editing-duration>
    <meta:document-statistic meta:page-count="1" meta:paragraph-count="10" meta:word-count="799" meta:character-count="5189" meta:row-count="36" meta:non-whitespace-character-count="4400"/>
  </office:meta>
</office:document-meta>
</file>